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2.25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 style:data-style-name="N106"/>
    <style:style style:name="ce2" style:family="table-cell" style:parent-style-name="Excel_20_Built-in_20_Normal" style:data-style-name="N107"/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"/>
        <table:table-column table:style-name="co3" table:number-columns-repeated="3" table:default-cell-style-name="ce1"/>
        <table:table-column table:style-name="co1" table:number-columns-repeated="1019" table:default-cell-style-name="Excel_20_Built-in_20_Normal"/>
        <table:table-row table:style-name="ro1">
          <table:table-cell office:value-type="string">
            <text:p>x</text:p>
          </table:table-cell>
          <table:table-cell office:value-type="string">
            <text:p>exp</text:p>
          </table:table-cell>
          <table:table-cell office:value-type="string">
            <text:p>lin</text:p>
          </table:table-cell>
          <table:table-cell office:value-type="string">
            <text:p>log</text:p>
          </table:table-cell>
          <table:table-cell office:value-type="string">
            <text:p>sin fade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table:style-name="ce2" table:formula="of:=[.A2]^4/(2^24)" office:value-type="float" office:value="0">
            <text:p>0,</text:p>
          </table:table-cell>
          <table:table-cell table:style-name="ce2" table:formula="of:=[.A2]" office:value-type="float" office:value="0">
            <text:p>0,</text:p>
          </table:table-cell>
          <table:table-cell table:style-name="ce2" office:value-type="float" office:value="0">
            <text:p>0,</text:p>
          </table:table-cell>
          <table:table-cell table:style-name="ce2" table:formula="of:=(SIN( ([.A2]+10)*(PI()/10))*3+5)*(0.1*[.A2])" office:value-type="float" office:value="0">
            <text:p>0,</text:p>
          </table:table-cell>
          <table:table-cell>
            <draw:frame table:end-cell-address="Feuil1.P26" table:end-x="0.252cm" table:end-y="0.393cm" draw:z-index="0" draw:name="Graphique 4" draw:style-name="gr1" draw:text-style-name="P1" svg:width="20.29cm" svg:height="11.978cm" svg:x="0.909cm" svg:y="0.267cm">
              <draw:object draw:notify-on-update-of-ranges="Feuil1.B3:Feuil1.B257 Feuil1.C3:Feuil1.C257 Feuil1.D3:Feuil1.D257 Feuil1.E3:Feuil1.E25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2" table:formula="of:=[.A3]^4/(2^24)" office:value-type="float" office:value="0.0000000596046447753906">
            <text:p>0,</text:p>
          </table:table-cell>
          <table:table-cell table:style-name="ce2" table:formula="of:=[.A3]" office:value-type="float" office:value="1">
            <text:p>1,</text:p>
          </table:table-cell>
          <table:table-cell table:style-name="ce2" table:formula="of:=LOG10([.A3])*106" office:value-type="float" office:value="0">
            <text:p>0,</text:p>
          </table:table-cell>
          <table:table-cell table:style-name="ce2" table:formula="of:=(SIN( ([.A3]+10)*(PI()/10))*3+5)*(0.1*[.A3])" office:value-type="float" office:value="0.407294901687516">
            <text:p>0,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style-name="ce2" table:formula="of:=[.A4]^4/(2^24)" office:value-type="float" office:value="0.00000095367431640625">
            <text:p>0,</text:p>
          </table:table-cell>
          <table:table-cell table:style-name="ce2" table:formula="of:=[.A4]" office:value-type="float" office:value="2">
            <text:p>2,</text:p>
          </table:table-cell>
          <table:table-cell table:style-name="ce2" table:formula="of:=LOG10([.A4])*106" office:value-type="float" office:value="31.909179540382">
            <text:p>32,</text:p>
          </table:table-cell>
          <table:table-cell table:style-name="ce2" table:formula="of:=(SIN( ([.A4]+10)*(PI()/10))*3+5)*(0.1*[.A4])" office:value-type="float" office:value="0.647328848624516">
            <text:p>1,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style-name="ce2" table:formula="of:=[.A5]^4/(2^24)" office:value-type="float" office:value="0.00000482797622680664">
            <text:p>0,</text:p>
          </table:table-cell>
          <table:table-cell table:style-name="ce2" table:formula="of:=[.A5]" office:value-type="float" office:value="3">
            <text:p>3,</text:p>
          </table:table-cell>
          <table:table-cell table:style-name="ce2" table:formula="of:=LOG10([.A5])*106" office:value-type="float" office:value="50.5748530002842">
            <text:p>51,</text:p>
          </table:table-cell>
          <table:table-cell table:style-name="ce2" table:formula="of:=(SIN( ([.A5]+10)*(PI()/10))*3+5)*(0.1*[.A5])" office:value-type="float" office:value="0.771884705062548">
            <text:p>1,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style-name="ce2" table:formula="of:=[.A6]^4/(2^24)" office:value-type="float" office:value="0.0000152587890625">
            <text:p>0,</text:p>
          </table:table-cell>
          <table:table-cell table:style-name="ce2" table:formula="of:=[.A6]" office:value-type="float" office:value="4">
            <text:p>4,</text:p>
          </table:table-cell>
          <table:table-cell table:style-name="ce2" table:formula="of:=LOG10([.A6])*106" office:value-type="float" office:value="63.818359080764">
            <text:p>64,</text:p>
          </table:table-cell>
          <table:table-cell table:style-name="ce2" table:formula="of:=(SIN( ([.A6]+10)*(PI()/10))*3+5)*(0.1*[.A6])" office:value-type="float" office:value="0.858732180445816">
            <text:p>1,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style-name="ce2" table:formula="of:=[.A7]^4/(2^24)" office:value-type="float" office:value="0.0000372529029846191">
            <text:p>0,</text:p>
          </table:table-cell>
          <table:table-cell table:style-name="ce2" table:formula="of:=[.A7]" office:value-type="float" office:value="5">
            <text:p>5,</text:p>
          </table:table-cell>
          <table:table-cell table:style-name="ce2" table:formula="of:=LOG10([.A7])*106" office:value-type="float" office:value="74.090820459618">
            <text:p>74,</text:p>
          </table:table-cell>
          <table:table-cell table:style-name="ce2" table:formula="of:=(SIN( ([.A7]+10)*(PI()/10))*3+5)*(0.1*[.A7])" office:value-type="float" office:value="1">
            <text:p>1,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style-name="ce2" table:formula="of:=[.A8]^4/(2^24)" office:value-type="float" office:value="0.0000772476196289062">
            <text:p>0,</text:p>
          </table:table-cell>
          <table:table-cell table:style-name="ce2" table:formula="of:=[.A8]" office:value-type="float" office:value="6">
            <text:p>6,</text:p>
          </table:table-cell>
          <table:table-cell table:style-name="ce2" table:formula="of:=LOG10([.A8])*106" office:value-type="float" office:value="82.4840325406662">
            <text:p>82,</text:p>
          </table:table-cell>
          <table:table-cell table:style-name="ce2" table:formula="of:=(SIN( ([.A8]+10)*(PI()/10))*3+5)*(0.1*[.A8])" office:value-type="float" office:value="1.28809827066872">
            <text:p>1,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style-name="ce2" table:formula="of:=[.A9]^4/(2^24)" office:value-type="float" office:value="0.000143110752105713">
            <text:p>0,</text:p>
          </table:table-cell>
          <table:table-cell table:style-name="ce2" table:formula="of:=[.A9]" office:value-type="float" office:value="7">
            <text:p>7,</text:p>
          </table:table-cell>
          <table:table-cell table:style-name="ce2" table:formula="of:=LOG10([.A9])*106" office:value-type="float" office:value="89.5803922415112">
            <text:p>90,</text:p>
          </table:table-cell>
          <table:table-cell table:style-name="ce2" table:formula="of:=(SIN( ([.A9]+10)*(PI()/10))*3+5)*(0.1*[.A9])" office:value-type="float" office:value="1.80106431181261">
            <text:p>2,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style-name="ce2" table:formula="of:=[.A10]^4/(2^24)" office:value-type="float" office:value="0.000244140625">
            <text:p>0,</text:p>
          </table:table-cell>
          <table:table-cell table:style-name="ce2" table:formula="of:=[.A10]" office:value-type="float" office:value="8">
            <text:p>8,</text:p>
          </table:table-cell>
          <table:table-cell table:style-name="ce2" table:formula="of:=LOG10([.A10])*106" office:value-type="float" office:value="95.727538621146">
            <text:p>96,</text:p>
          </table:table-cell>
          <table:table-cell table:style-name="ce2" table:formula="of:=(SIN( ([.A10]+10)*(PI()/10))*3+5)*(0.1*[.A10])" office:value-type="float" office:value="2.58931539449806">
            <text:p>3,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table:style-name="ce2" table:formula="of:=[.A11]^4/(2^24)" office:value-type="float" office:value="0.000391066074371338">
            <text:p>0,</text:p>
          </table:table-cell>
          <table:table-cell table:style-name="ce2" table:formula="of:=[.A11]" office:value-type="float" office:value="9">
            <text:p>9,</text:p>
          </table:table-cell>
          <table:table-cell table:style-name="ce2" table:formula="of:=LOG10([.A11])*106" office:value-type="float" office:value="101.149706000568">
            <text:p>101,</text:p>
          </table:table-cell>
          <table:table-cell table:style-name="ce2" table:formula="of:=(SIN( ([.A11]+10)*(PI()/10))*3+5)*(0.1*[.A11])" office:value-type="float" office:value="3.66565411518764">
            <text:p>4,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style-name="ce2" table:formula="of:=[.A12]^4/(2^24)" office:value-type="float" office:value="0.000596046447753906">
            <text:p>0,</text:p>
          </table:table-cell>
          <table:table-cell table:style-name="ce2" table:formula="of:=[.A12]" office:value-type="float" office:value="10">
            <text:p>10,</text:p>
          </table:table-cell>
          <table:table-cell table:style-name="ce2" table:formula="of:=LOG10([.A12])*106" office:value-type="float" office:value="106">
            <text:p>106,</text:p>
          </table:table-cell>
          <table:table-cell table:style-name="ce2" table:formula="of:=(SIN( ([.A12]+10)*(PI()/10))*3+5)*(0.1*[.A12])" office:value-type="float" office:value="5">
            <text:p>5,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style-name="ce2" table:formula="of:=[.A13]^4/(2^24)" office:value-type="float" office:value="0.000872671604156494">
            <text:p>0,</text:p>
          </table:table-cell>
          <table:table-cell table:style-name="ce2" table:formula="of:=[.A13]" office:value-type="float" office:value="11">
            <text:p>11,</text:p>
          </table:table-cell>
          <table:table-cell table:style-name="ce2" table:formula="of:=LOG10([.A13])*106" office:value-type="float" office:value="110.387624626772">
            <text:p>110,</text:p>
          </table:table-cell>
          <table:table-cell table:style-name="ce2" table:formula="of:=(SIN( ([.A13]+10)*(PI()/10))*3+5)*(0.1*[.A13])" office:value-type="float" office:value="6.51975608143733">
            <text:p>7,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style-name="ce2" table:formula="of:=[.A14]^4/(2^24)" office:value-type="float" office:value="0.0012359619140625">
            <text:p>0,</text:p>
          </table:table-cell>
          <table:table-cell table:style-name="ce2" table:formula="of:=[.A14]" office:value-type="float" office:value="12">
            <text:p>12,</text:p>
          </table:table-cell>
          <table:table-cell table:style-name="ce2" table:formula="of:=LOG10([.A14])*106" office:value-type="float" office:value="114.393212081048">
            <text:p>114,</text:p>
          </table:table-cell>
          <table:table-cell table:style-name="ce2" table:formula="of:=(SIN( ([.A14]+10)*(PI()/10))*3+5)*(0.1*[.A14])" office:value-type="float" office:value="8.1160269082529">
            <text:p>8,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style-name="ce2" table:formula="of:=[.A15]^4/(2^24)" office:value-type="float" office:value="0.00170236825942993">
            <text:p>0,</text:p>
          </table:table-cell>
          <table:table-cell table:style-name="ce2" table:formula="of:=[.A15]" office:value-type="float" office:value="13">
            <text:p>13,</text:p>
          </table:table-cell>
          <table:table-cell table:style-name="ce2" table:formula="of:=LOG10([.A15])*106" office:value-type="float" office:value="118.077995344525">
            <text:p>118,</text:p>
          </table:table-cell>
          <table:table-cell table:style-name="ce2" table:formula="of:=(SIN( ([.A15]+10)*(PI()/10))*3+5)*(0.1*[.A15])" office:value-type="float" office:value="9.65516627806229">
            <text:p>10,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style-name="ce2" table:formula="of:=[.A16]^4/(2^24)" office:value-type="float" office:value="0.00228977203369141">
            <text:p>0,</text:p>
          </table:table-cell>
          <table:table-cell table:style-name="ce2" table:formula="of:=[.A16]" office:value-type="float" office:value="14">
            <text:p>14,</text:p>
          </table:table-cell>
          <table:table-cell table:style-name="ce2" table:formula="of:=LOG10([.A16])*106" office:value-type="float" office:value="121.489571781893">
            <text:p>121,</text:p>
          </table:table-cell>
          <table:table-cell table:style-name="ce2" table:formula="of:=(SIN( ([.A16]+10)*(PI()/10))*3+5)*(0.1*[.A16])" office:value-type="float" office:value="10.9944373684396">
            <text:p>11,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style-name="ce2" table:formula="of:=[.A17]^4/(2^24)" office:value-type="float" office:value="0.00301748514175415">
            <text:p>0,</text:p>
          </table:table-cell>
          <table:table-cell table:style-name="ce2" table:formula="of:=[.A17]" office:value-type="float" office:value="15">
            <text:p>15,</text:p>
          </table:table-cell>
          <table:table-cell table:style-name="ce2" table:formula="of:=LOG10([.A17])*106" office:value-type="float" office:value="124.665673459902">
            <text:p>125,</text:p>
          </table:table-cell>
          <table:table-cell table:style-name="ce2" table:formula="of:=(SIN( ([.A17]+10)*(PI()/10))*3+5)*(0.1*[.A17])" office:value-type="float" office:value="12">
            <text:p>12,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style-name="ce2" table:formula="of:=[.A18]^4/(2^24)" office:value-type="float" office:value="0.00390625">
            <text:p>0,</text:p>
          </table:table-cell>
          <table:table-cell table:style-name="ce2" table:formula="of:=[.A18]" office:value-type="float" office:value="16">
            <text:p>16,</text:p>
          </table:table-cell>
          <table:table-cell table:style-name="ce2" table:formula="of:=LOG10([.A18])*106" office:value-type="float" office:value="127.636718161528">
            <text:p>128,</text:p>
          </table:table-cell>
          <table:table-cell table:style-name="ce2" table:formula="of:=(SIN( ([.A18]+10)*(PI()/10))*3+5)*(0.1*[.A18])" office:value-type="float" office:value="12.5650712782167">
            <text:p>13,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style-name="ce2" table:formula="of:=[.A19]^4/(2^24)" office:value-type="float" office:value="0.0049782395362854">
            <text:p>0,</text:p>
          </table:table-cell>
          <table:table-cell table:style-name="ce2" table:formula="of:=[.A19]" office:value-type="float" office:value="17">
            <text:p>17,</text:p>
          </table:table-cell>
          <table:table-cell table:style-name="ce2" table:formula="of:=LOG10([.A19])*106" office:value-type="float" office:value="130.427585666097">
            <text:p>130,</text:p>
          </table:table-cell>
          <table:table-cell table:style-name="ce2" table:formula="of:=(SIN( ([.A19]+10)*(PI()/10))*3+5)*(0.1*[.A19])" office:value-type="float" office:value="12.6259866713122">
            <text:p>13,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style-name="ce2" table:formula="of:=[.A20]^4/(2^24)" office:value-type="float" office:value="0.00625705718994141">
            <text:p>0,</text:p>
          </table:table-cell>
          <table:table-cell table:style-name="ce2" table:formula="of:=[.A20]" office:value-type="float" office:value="18">
            <text:p>18,</text:p>
          </table:table-cell>
          <table:table-cell table:style-name="ce2" table:formula="of:=LOG10([.A20])*106" office:value-type="float" office:value="133.05888554095">
            <text:p>133,</text:p>
          </table:table-cell>
          <table:table-cell table:style-name="ce2" table:formula="of:=(SIN( ([.A20]+10)*(PI()/10))*3+5)*(0.1*[.A20])" office:value-type="float" office:value="12.1740403623794">
            <text:p>12,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style-name="ce2" table:formula="of:=[.A21]^4/(2^24)" office:value-type="float" office:value="0.00776773691177368">
            <text:p>0,</text:p>
          </table:table-cell>
          <table:table-cell table:style-name="ce2" table:formula="of:=[.A21]" office:value-type="float" office:value="19">
            <text:p>19,</text:p>
          </table:table-cell>
          <table:table-cell table:style-name="ce2" table:formula="of:=LOG10([.A21])*106" office:value-type="float" office:value="135.547881701">
            <text:p>136,</text:p>
          </table:table-cell>
          <table:table-cell table:style-name="ce2" table:formula="of:=(SIN( ([.A21]+10)*(PI()/10))*3+5)*(0.1*[.A21])" office:value-type="float" office:value="11.2613968679372">
            <text:p>11,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style-name="ce2" table:formula="of:=[.A22]^4/(2^24)" office:value-type="float" office:value="0.0095367431640625">
            <text:p>0,</text:p>
          </table:table-cell>
          <table:table-cell table:style-name="ce2" table:formula="of:=[.A22]" office:value-type="float" office:value="20">
            <text:p>20,</text:p>
          </table:table-cell>
          <table:table-cell table:style-name="ce2" table:formula="of:=LOG10([.A22])*106" office:value-type="float" office:value="137.909179540382">
            <text:p>138,</text:p>
          </table:table-cell>
          <table:table-cell table:style-name="ce2" table:formula="of:=(SIN( ([.A22]+10)*(PI()/10))*3+5)*(0.1*[.A22])" office:value-type="float" office:value="10">
            <text:p>10,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style-name="ce2" table:formula="of:=[.A23]^4/(2^24)" office:value-type="float" office:value="0.0115919709205627">
            <text:p>0,</text:p>
          </table:table-cell>
          <table:table-cell table:style-name="ce2" table:formula="of:=[.A23]" office:value-type="float" office:value="21">
            <text:p>21,</text:p>
          </table:table-cell>
          <table:table-cell table:style-name="ce2" table:formula="of:=LOG10([.A23])*106" office:value-type="float" office:value="140.155245241795">
            <text:p>140,</text:p>
          </table:table-cell>
          <table:table-cell table:style-name="ce2" table:formula="of:=(SIN( ([.A23]+10)*(PI()/10))*3+5)*(0.1*[.A23])" office:value-type="float" office:value="8.55319293543783">
            <text:p>9,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style-name="ce2" table:formula="of:=[.A24]^4/(2^24)" office:value-type="float" office:value="0.0139627456665039">
            <text:p>0,</text:p>
          </table:table-cell>
          <table:table-cell table:style-name="ce2" table:formula="of:=[.A24]" office:value-type="float" office:value="22">
            <text:p>22,</text:p>
          </table:table-cell>
          <table:table-cell table:style-name="ce2" table:formula="of:=LOG10([.A24])*106" office:value-type="float" office:value="142.296804167154">
            <text:p>142,</text:p>
          </table:table-cell>
          <table:table-cell table:style-name="ce2" table:formula="of:=(SIN( ([.A24]+10)*(PI()/10))*3+5)*(0.1*[.A24])" office:value-type="float" office:value="7.12061733486968">
            <text:p>7,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style-name="ce2" table:formula="of:=[.A25]^4/(2^24)" office:value-type="float" office:value="0.0166798233985901">
            <text:p>0,</text:p>
          </table:table-cell>
          <table:table-cell table:style-name="ce2" table:formula="of:=[.A25]" office:value-type="float" office:value="23">
            <text:p>23,</text:p>
          </table:table-cell>
          <table:table-cell table:style-name="ce2" table:formula="of:=LOG10([.A25])*106" office:value-type="float" office:value="144.343150617865">
            <text:p>144,</text:p>
          </table:table-cell>
          <table:table-cell table:style-name="ce2" table:formula="of:=(SIN( ([.A25]+10)*(PI()/10))*3+5)*(0.1*[.A25])" office:value-type="float" office:value="5.91778273881287">
            <text:p>6,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style-name="ce2" table:formula="of:=[.A26]^4/(2^24)" office:value-type="float" office:value="0.019775390625">
            <text:p>0,</text:p>
          </table:table-cell>
          <table:table-cell table:style-name="ce2" table:formula="of:=[.A26]" office:value-type="float" office:value="24">
            <text:p>24,</text:p>
          </table:table-cell>
          <table:table-cell table:style-name="ce2" table:formula="of:=LOG10([.A26])*106" office:value-type="float" office:value="146.30239162143">
            <text:p>146,</text:p>
          </table:table-cell>
          <table:table-cell table:style-name="ce2" table:formula="of:=(SIN( ([.A26]+10)*(PI()/10))*3+5)*(0.1*[.A26])" office:value-type="float" office:value="5.1523930826749">
            <text:p>5,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style-name="ce2" table:formula="of:=[.A27]^4/(2^24)" office:value-type="float" office:value="0.023283064365387">
            <text:p>0,</text:p>
          </table:table-cell>
          <table:table-cell table:style-name="ce2" table:formula="of:=[.A27]" office:value-type="float" office:value="25">
            <text:p>25,</text:p>
          </table:table-cell>
          <table:table-cell table:style-name="ce2" table:formula="of:=LOG10([.A27])*106" office:value-type="float" office:value="148.181640919236">
            <text:p>148,</text:p>
          </table:table-cell>
          <table:table-cell table:style-name="ce2" table:formula="of:=(SIN( ([.A27]+10)*(PI()/10))*3+5)*(0.1*[.A27])" office:value-type="float" office:value="5">
            <text:p>5,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style-name="ce2" table:formula="of:=[.A28]^4/(2^24)" office:value-type="float" office:value="0.0272378921508789">
            <text:p>0,</text:p>
          </table:table-cell>
          <table:table-cell table:style-name="ce2" table:formula="of:=[.A28]" office:value-type="float" office:value="26">
            <text:p>26,</text:p>
          </table:table-cell>
          <table:table-cell table:style-name="ce2" table:formula="of:=LOG10([.A28])*106" office:value-type="float" office:value="149.987174884907">
            <text:p>150,</text:p>
          </table:table-cell>
          <table:table-cell table:style-name="ce2" table:formula="of:=(SIN( ([.A28]+10)*(PI()/10))*3+5)*(0.1*[.A28])" office:value-type="float" office:value="5.5817591728978">
            <text:p>6,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style-name="ce2" table:formula="of:=[.A29]^4/(2^24)" office:value-type="float" office:value="0.0316763520240784">
            <text:p>0,</text:p>
          </table:table-cell>
          <table:table-cell table:style-name="ce2" table:formula="of:=[.A29]" office:value-type="float" office:value="27">
            <text:p>27,</text:p>
          </table:table-cell>
          <table:table-cell table:style-name="ce2" table:formula="of:=LOG10([.A29])*106" office:value-type="float" office:value="151.724559000853">
            <text:p>152,</text:p>
          </table:table-cell>
          <table:table-cell table:style-name="ce2" table:formula="of:=(SIN( ([.A29]+10)*(PI()/10))*3+5)*(0.1*[.A29])" office:value-type="float" office:value="6.94696234556292">
            <text:p>7,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style-name="ce2" table:formula="of:=[.A30]^4/(2^24)" office:value-type="float" office:value="0.0366363525390625">
            <text:p>0,</text:p>
          </table:table-cell>
          <table:table-cell table:style-name="ce2" table:formula="of:=[.A30]" office:value-type="float" office:value="28">
            <text:p>28,</text:p>
          </table:table-cell>
          <table:table-cell table:style-name="ce2" table:formula="of:=LOG10([.A30])*106" office:value-type="float" office:value="153.398751322275">
            <text:p>153,</text:p>
          </table:table-cell>
          <table:table-cell table:style-name="ce2" table:formula="of:=(SIN( ([.A30]+10)*(PI()/10))*3+5)*(0.1*[.A30])" office:value-type="float" office:value="9.06260388074322">
            <text:p>9,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style-name="ce2" table:formula="of:=[.A31]^4/(2^24)" office:value-type="float" office:value="0.0421572327613831">
            <text:p>0,</text:p>
          </table:table-cell>
          <table:table-cell table:style-name="ce2" table:formula="of:=[.A31]" office:value-type="float" office:value="29">
            <text:p>29,</text:p>
          </table:table-cell>
          <table:table-cell table:style-name="ce2" table:formula="of:=LOG10([.A31])*106" office:value-type="float" office:value="155.014187777289">
            <text:p>155,</text:p>
          </table:table-cell>
          <table:table-cell table:style-name="ce2" table:formula="of:=(SIN( ([.A31]+10)*(PI()/10))*3+5)*(0.1*[.A31])" office:value-type="float" office:value="11.811552148938">
            <text:p>12,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style-name="ce2" table:formula="of:=[.A32]^4/(2^24)" office:value-type="float" office:value="0.0482797622680664">
            <text:p>0,</text:p>
          </table:table-cell>
          <table:table-cell table:style-name="ce2" table:formula="of:=[.A32]" office:value-type="float" office:value="30">
            <text:p>30,</text:p>
          </table:table-cell>
          <table:table-cell table:style-name="ce2" table:formula="of:=LOG10([.A32])*106" office:value-type="float" office:value="156.574853000284">
            <text:p>157,</text:p>
          </table:table-cell>
          <table:table-cell table:style-name="ce2" table:formula="of:=(SIN( ([.A32]+10)*(PI()/10))*3+5)*(0.1*[.A32])" office:value-type="float" office:value="15">
            <text:p>15,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style-name="ce2" table:formula="of:=[.A33]^4/(2^24)" office:value-type="float" office:value="0.0550461411476135">
            <text:p>0,</text:p>
          </table:table-cell>
          <table:table-cell table:style-name="ce2" table:formula="of:=[.A33]" office:value-type="float" office:value="31">
            <text:p>31,</text:p>
          </table:table-cell>
          <table:table-cell table:style-name="ce2" table:formula="of:=LOG10([.A33])*106" office:value-type="float" office:value="158.084339546433">
            <text:p>158,</text:p>
          </table:table-cell>
          <table:table-cell table:style-name="ce2" table:formula="of:=(SIN( ([.A33]+10)*(PI()/10))*3+5)*(0.1*[.A33])" office:value-type="float" office:value="18.373858047687">
            <text:p>18,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style-name="ce2" table:formula="of:=[.A34]^4/(2^24)" office:value-type="float" office:value="0.0625">
            <text:p>0,</text:p>
          </table:table-cell>
          <table:table-cell table:style-name="ce2" table:formula="of:=[.A34]" office:value-type="float" office:value="32">
            <text:p>32,</text:p>
          </table:table-cell>
          <table:table-cell table:style-name="ce2" table:formula="of:=LOG10([.A34])*106" office:value-type="float" office:value="159.54589770191">
            <text:p>160,</text:p>
          </table:table-cell>
          <table:table-cell table:style-name="ce2" table:formula="of:=(SIN( ([.A34]+10)*(PI()/10))*3+5)*(0.1*[.A34])" office:value-type="float" office:value="21.6427384220077">
            <text:p>22,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style-name="ce2" table:formula="of:=[.A35]^4/(2^24)" office:value-type="float" office:value="0.070686399936676">
            <text:p>0,</text:p>
          </table:table-cell>
          <table:table-cell table:style-name="ce2" table:formula="of:=[.A35]" office:value-type="float" office:value="33">
            <text:p>33,</text:p>
          </table:table-cell>
          <table:table-cell table:style-name="ce2" table:formula="of:=LOG10([.A35])*106" office:value-type="float" office:value="160.962477627056">
            <text:p>161,</text:p>
          </table:table-cell>
          <table:table-cell table:style-name="ce2" table:formula="of:=(SIN( ([.A35]+10)*(PI()/10))*3+5)*(0.1*[.A35])" office:value-type="float" office:value="24.509268244312">
            <text:p>25,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style-name="ce2" table:formula="of:=[.A36]^4/(2^24)" office:value-type="float" office:value="0.0796518325805664">
            <text:p>0,</text:p>
          </table:table-cell>
          <table:table-cell table:style-name="ce2" table:formula="of:=[.A36]" office:value-type="float" office:value="34">
            <text:p>34,</text:p>
          </table:table-cell>
          <table:table-cell table:style-name="ce2" table:formula="of:=LOG10([.A36])*106" office:value-type="float" office:value="162.336765206479">
            <text:p>162,</text:p>
          </table:table-cell>
          <table:table-cell table:style-name="ce2" table:formula="of:=(SIN( ([.A36]+10)*(PI()/10))*3+5)*(0.1*[.A36])" office:value-type="float" office:value="26.7007764662106">
            <text:p>27,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style-name="ce2" table:formula="of:=[.A37]^4/(2^24)" office:value-type="float" office:value="0.0894442200660706">
            <text:p>0,</text:p>
          </table:table-cell>
          <table:table-cell table:style-name="ce2" table:formula="of:=[.A37]" office:value-type="float" office:value="35">
            <text:p>35,</text:p>
          </table:table-cell>
          <table:table-cell table:style-name="ce2" table:formula="of:=LOG10([.A37])*106" office:value-type="float" office:value="163.671212701129">
            <text:p>164,</text:p>
          </table:table-cell>
          <table:table-cell table:style-name="ce2" table:formula="of:=(SIN( ([.A37]+10)*(PI()/10))*3+5)*(0.1*[.A37])" office:value-type="float" office:value="28">
            <text:p>28,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style-name="ce2" table:formula="of:=[.A38]^4/(2^24)" office:value-type="float" office:value="0.100112915039063">
            <text:p>0,</text:p>
          </table:table-cell>
          <table:table-cell table:style-name="ce2" table:formula="of:=[.A38]" office:value-type="float" office:value="36">
            <text:p>36,</text:p>
          </table:table-cell>
          <table:table-cell table:style-name="ce2" table:formula="of:=LOG10([.A38])*106" office:value-type="float" office:value="164.968065081332">
            <text:p>165,</text:p>
          </table:table-cell>
          <table:table-cell table:style-name="ce2" table:formula="of:=(SIN( ([.A38]+10)*(PI()/10))*3+5)*(0.1*[.A38])" office:value-type="float" office:value="28.2714103759877">
            <text:p>28,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style-name="ce2" table:formula="of:=[.A39]^4/(2^24)" office:value-type="float" office:value="0.111708700656891">
            <text:p>0,</text:p>
          </table:table-cell>
          <table:table-cell table:style-name="ce2" table:formula="of:=[.A39]" office:value-type="float" office:value="37">
            <text:p>37,</text:p>
          </table:table-cell>
          <table:table-cell table:style-name="ce2" table:formula="of:=LOG10([.A39])*106" office:value-type="float" office:value="166.229382751101">
            <text:p>166,</text:p>
          </table:table-cell>
          <table:table-cell table:style-name="ce2" table:formula="of:=(SIN( ([.A39]+10)*(PI()/10))*3+5)*(0.1*[.A39])" office:value-type="float" office:value="27.4800886375619">
            <text:p>27,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style-name="ce2" table:formula="of:=[.A40]^4/(2^24)" office:value-type="float" office:value="0.124283790588379">
            <text:p>0,</text:p>
          </table:table-cell>
          <table:table-cell table:style-name="ce2" table:formula="of:=[.A40]" office:value-type="float" office:value="38">
            <text:p>38,</text:p>
          </table:table-cell>
          <table:table-cell table:style-name="ce2" table:formula="of:=LOG10([.A40])*106" office:value-type="float" office:value="167.457061241382">
            <text:p>167,</text:p>
          </table:table-cell>
          <table:table-cell table:style-name="ce2" table:formula="of:=(SIN( ([.A40]+10)*(PI()/10))*3+5)*(0.1*[.A40])" office:value-type="float" office:value="25.7007518761342">
            <text:p>26,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style-name="ce2" table:formula="of:=[.A41]^4/(2^24)" office:value-type="float" office:value="0.137891829013824">
            <text:p>0,</text:p>
          </table:table-cell>
          <table:table-cell table:style-name="ce2" table:formula="of:=[.A41]" office:value-type="float" office:value="39">
            <text:p>39,</text:p>
          </table:table-cell>
          <table:table-cell table:style-name="ce2" table:formula="of:=LOG10([.A41])*106" office:value-type="float" office:value="168.652848344809">
            <text:p>169,</text:p>
          </table:table-cell>
          <table:table-cell table:style-name="ce2" table:formula="of:=(SIN( ([.A41]+10)*(PI()/10))*3+5)*(0.1*[.A41])" office:value-type="float" office:value="23.1154988341869">
            <text:p>23,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style-name="ce2" table:formula="of:=[.A42]^4/(2^24)" office:value-type="float" office:value="0.152587890625">
            <text:p>0,</text:p>
          </table:table-cell>
          <table:table-cell table:style-name="ce2" table:formula="of:=[.A42]" office:value-type="float" office:value="40">
            <text:p>40,</text:p>
          </table:table-cell>
          <table:table-cell table:style-name="ce2" table:formula="of:=LOG10([.A42])*106" office:value-type="float" office:value="169.818359080764">
            <text:p>170,</text:p>
          </table:table-cell>
          <table:table-cell table:style-name="ce2" table:formula="of:=(SIN( ([.A42]+10)*(PI()/10))*3+5)*(0.1*[.A42])" office:value-type="float" office:value="20">
            <text:p>20,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style-name="ce2" table:formula="of:=[.A43]^4/(2^24)" office:value-type="float" office:value="0.168428480625153">
            <text:p>0,</text:p>
          </table:table-cell>
          <table:table-cell table:style-name="ce2" table:formula="of:=[.A43]" office:value-type="float" office:value="41">
            <text:p>41,</text:p>
          </table:table-cell>
          <table:table-cell table:style-name="ce2" table:formula="of:=LOG10([.A43])*106" office:value-type="float" office:value="170.955088812292">
            <text:p>171,</text:p>
          </table:table-cell>
          <table:table-cell table:style-name="ce2" table:formula="of:=(SIN( ([.A43]+10)*(PI()/10))*3+5)*(0.1*[.A43])" office:value-type="float" office:value="16.6990909691882">
            <text:p>17,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style-name="ce2" table:formula="of:=[.A44]^4/(2^24)" office:value-type="float" office:value="0.185471534729004">
            <text:p>0,</text:p>
          </table:table-cell>
          <table:table-cell table:style-name="ce2" table:formula="of:=[.A44]" office:value-type="float" office:value="42">
            <text:p>42,</text:p>
          </table:table-cell>
          <table:table-cell table:style-name="ce2" table:formula="of:=LOG10([.A44])*106" office:value-type="float" office:value="172.064424782177">
            <text:p>172,</text:p>
          </table:table-cell>
          <table:table-cell table:style-name="ce2" table:formula="of:=(SIN( ([.A44]+10)*(PI()/10))*3+5)*(0.1*[.A44])" office:value-type="float" office:value="13.5939058211148">
            <text:p>14,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style-name="ce2" table:formula="of:=[.A45]^4/(2^24)" office:value-type="float" office:value="0.20377641916275">
            <text:p>0,</text:p>
          </table:table-cell>
          <table:table-cell table:style-name="ce2" table:formula="of:=[.A45]" office:value-type="float" office:value="43">
            <text:p>43,</text:p>
          </table:table-cell>
          <table:table-cell table:style-name="ce2" table:formula="of:=LOG10([.A45])*106" office:value-type="float" office:value="173.147656291436">
            <text:p>173,</text:p>
          </table:table-cell>
          <table:table-cell table:style-name="ce2" table:formula="of:=(SIN( ([.A45]+10)*(PI()/10))*3+5)*(0.1*[.A45])" office:value-type="float" office:value="11.0636807725632">
            <text:p>11,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style-name="ce2" table:formula="of:=[.A46]^4/(2^24)" office:value-type="float" office:value="0.223403930664062">
            <text:p>0,</text:p>
          </table:table-cell>
          <table:table-cell table:style-name="ce2" table:formula="of:=[.A46]" office:value-type="float" office:value="44">
            <text:p>44,</text:p>
          </table:table-cell>
          <table:table-cell table:style-name="ce2" table:formula="of:=LOG10([.A46])*106" office:value-type="float" office:value="174.205983707536">
            <text:p>174,</text:p>
          </table:table-cell>
          <table:table-cell table:style-name="ce2" table:formula="of:=(SIN( ([.A46]+10)*(PI()/10))*3+5)*(0.1*[.A46])" office:value-type="float" office:value="9.44605398490398">
            <text:p>9,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style-name="ce2" table:formula="of:=[.A47]^4/(2^24)" office:value-type="float" office:value="0.244416296482086">
            <text:p>0,</text:p>
          </table:table-cell>
          <table:table-cell table:style-name="ce2" table:formula="of:=[.A47]" office:value-type="float" office:value="45">
            <text:p>45,</text:p>
          </table:table-cell>
          <table:table-cell table:style-name="ce2" table:formula="of:=LOG10([.A47])*106" office:value-type="float" office:value="175.240526460186">
            <text:p>175,</text:p>
          </table:table-cell>
          <table:table-cell table:style-name="ce2" table:formula="of:=(SIN( ([.A47]+10)*(PI()/10))*3+5)*(0.1*[.A47])" office:value-type="float" office:value="9">
            <text:p>9,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style-name="ce2" table:formula="of:=[.A48]^4/(2^24)" office:value-type="float" office:value="0.266877174377441">
            <text:p>0,</text:p>
          </table:table-cell>
          <table:table-cell table:style-name="ce2" table:formula="of:=[.A48]" office:value-type="float" office:value="46">
            <text:p>46,</text:p>
          </table:table-cell>
          <table:table-cell table:style-name="ce2" table:formula="of:=LOG10([.A48])*106" office:value-type="float" office:value="176.252330158247">
            <text:p>176,</text:p>
          </table:table-cell>
          <table:table-cell table:style-name="ce2" table:formula="of:=(SIN( ([.A48]+10)*(PI()/10))*3+5)*(0.1*[.A48])" office:value-type="float" office:value="9.87542007512688">
            <text:p>10,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style-name="ce2" table:formula="of:=[.A49]^4/(2^24)" office:value-type="float" office:value="0.290851652622223">
            <text:p>0,</text:p>
          </table:table-cell>
          <table:table-cell table:style-name="ce2" table:formula="of:=[.A49]" office:value-type="float" office:value="47">
            <text:p>47,</text:p>
          </table:table-cell>
          <table:table-cell table:style-name="ce2" table:formula="of:=LOG10([.A49])*106" office:value-type="float" office:value="177.242372941186">
            <text:p>177,</text:p>
          </table:table-cell>
          <table:table-cell table:style-name="ce2" table:formula="of:=(SIN( ([.A49]+10)*(PI()/10))*3+5)*(0.1*[.A49])" office:value-type="float" office:value="12.0928603793132">
            <text:p>12,</text:p>
          </table:table-cell>
          <table:table-cell table:number-columns-repeated="1019"/>
        </table:table-row>
        <table:table-row table:style-name="ro1">
          <table:table-cell office:value-type="float" office:value="48">
            <text:p>48</text:p>
          </table:table-cell>
          <table:table-cell table:style-name="ce2" table:formula="of:=[.A50]^4/(2^24)" office:value-type="float" office:value="0.31640625">
            <text:p>0,</text:p>
          </table:table-cell>
          <table:table-cell table:style-name="ce2" table:formula="of:=[.A50]" office:value-type="float" office:value="48">
            <text:p>48,</text:p>
          </table:table-cell>
          <table:table-cell table:style-name="ce2" table:formula="of:=LOG10([.A50])*106" office:value-type="float" office:value="178.211571161812">
            <text:p>178,</text:p>
          </table:table-cell>
          <table:table-cell table:style-name="ce2" table:formula="of:=(SIN( ([.A50]+10)*(PI()/10))*3+5)*(0.1*[.A50])" office:value-type="float" office:value="15.5358923669884">
            <text:p>16,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style-name="ce2" table:formula="of:=[.A51]^4/(2^24)" office:value-type="float" office:value="0.343608915805817">
            <text:p>0,</text:p>
          </table:table-cell>
          <table:table-cell table:style-name="ce2" table:formula="of:=[.A51]" office:value-type="float" office:value="49">
            <text:p>49,</text:p>
          </table:table-cell>
          <table:table-cell table:style-name="ce2" table:formula="of:=LOG10([.A51])*106" office:value-type="float" office:value="179.160784483022">
            <text:p>179,</text:p>
          </table:table-cell>
          <table:table-cell table:style-name="ce2" table:formula="of:=(SIN( ([.A51]+10)*(PI()/10))*3+5)*(0.1*[.A51])" office:value-type="float" office:value="19.9574501826882">
            <text:p>20,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style-name="ce2" table:formula="of:=[.A52]^4/(2^24)" office:value-type="float" office:value="0.372529029846191">
            <text:p>0,</text:p>
          </table:table-cell>
          <table:table-cell table:style-name="ce2" table:formula="of:=[.A52]" office:value-type="float" office:value="50">
            <text:p>50,</text:p>
          </table:table-cell>
          <table:table-cell table:style-name="ce2" table:formula="of:=LOG10([.A52])*106" office:value-type="float" office:value="180.090820459618">
            <text:p>180,</text:p>
          </table:table-cell>
          <table:table-cell table:style-name="ce2" table:formula="of:=(SIN( ([.A52]+10)*(PI()/10))*3+5)*(0.1*[.A52])" office:value-type="float" office:value="25">
            <text:p>25,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style-name="ce2" table:formula="of:=[.A53]^4/(2^24)" office:value-type="float" office:value="0.403237402439117">
            <text:p>0,</text:p>
          </table:table-cell>
          <table:table-cell table:style-name="ce2" table:formula="of:=[.A53]" office:value-type="float" office:value="51">
            <text:p>51,</text:p>
          </table:table-cell>
          <table:table-cell table:style-name="ce2" table:formula="of:=LOG10([.A53])*106" office:value-type="float" office:value="181.002438666381">
            <text:p>181,</text:p>
          </table:table-cell>
          <table:table-cell table:style-name="ce2" table:formula="of:=(SIN( ([.A53]+10)*(PI()/10))*3+5)*(0.1*[.A53])" office:value-type="float" office:value="30.2279600139367">
            <text:p>30,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style-name="ce2" table:formula="of:=[.A54]^4/(2^24)" office:value-type="float" office:value="0.435806274414063">
            <text:p>0,</text:p>
          </table:table-cell>
          <table:table-cell table:style-name="ce2" table:formula="of:=[.A54]" office:value-type="float" office:value="52">
            <text:p>52,</text:p>
          </table:table-cell>
          <table:table-cell table:style-name="ce2" table:formula="of:=LOG10([.A54])*106" office:value-type="float" office:value="181.896354425289">
            <text:p>182,</text:p>
          </table:table-cell>
          <table:table-cell table:style-name="ce2" table:formula="of:=(SIN( ([.A54]+10)*(PI()/10))*3+5)*(0.1*[.A54])" office:value-type="float" office:value="35.1694499357626">
            <text:p>35,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style-name="ce2" table:formula="of:=[.A55]^4/(2^24)" office:value-type="float" office:value="0.470309317111969">
            <text:p>0,</text:p>
          </table:table-cell>
          <table:table-cell table:style-name="ce2" table:formula="of:=[.A55]" office:value-type="float" office:value="53">
            <text:p>53,</text:p>
          </table:table-cell>
          <table:table-cell table:style-name="ce2" table:formula="of:=LOG10([.A55])*106" office:value-type="float" office:value="182.773242177684">
            <text:p>183,</text:p>
          </table:table-cell>
          <table:table-cell table:style-name="ce2" table:formula="of:=(SIN( ([.A55]+10)*(PI()/10))*3+5)*(0.1*[.A55])" office:value-type="float" office:value="39.3633702105616">
            <text:p>39,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style-name="ce2" table:formula="of:=[.A56]^4/(2^24)" office:value-type="float" office:value="0.506821632385254">
            <text:p>1,</text:p>
          </table:table-cell>
          <table:table-cell table:style-name="ce2" table:formula="of:=[.A56]" office:value-type="float" office:value="54">
            <text:p>54,</text:p>
          </table:table-cell>
          <table:table-cell table:style-name="ce2" table:formula="of:=LOG10([.A56])*106" office:value-type="float" office:value="183.633738541235">
            <text:p>184,</text:p>
          </table:table-cell>
          <table:table-cell table:style-name="ce2" table:formula="of:=(SIN( ([.A56]+10)*(PI()/10))*3+5)*(0.1*[.A56])" office:value-type="float" office:value="42.4071155639815">
            <text:p>42,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style-name="ce2" table:formula="of:=[.A57]^4/(2^24)" office:value-type="float" office:value="0.545419752597809">
            <text:p>1,</text:p>
          </table:table-cell>
          <table:table-cell table:style-name="ce2" table:formula="of:=[.A57]" office:value-type="float" office:value="55">
            <text:p>55,</text:p>
          </table:table-cell>
          <table:table-cell table:style-name="ce2" table:formula="of:=LOG10([.A57])*106" office:value-type="float" office:value="184.47844508639">
            <text:p>184,</text:p>
          </table:table-cell>
          <table:table-cell table:style-name="ce2" table:formula="of:=(SIN( ([.A57]+10)*(PI()/10))*3+5)*(0.1*[.A57])" office:value-type="float" office:value="44">
            <text:p>44,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style-name="ce2" table:formula="of:=[.A58]^4/(2^24)" office:value-type="float" office:value="0.586181640625">
            <text:p>1,</text:p>
          </table:table-cell>
          <table:table-cell table:style-name="ce2" table:formula="of:=[.A58]" office:value-type="float" office:value="56">
            <text:p>56,</text:p>
          </table:table-cell>
          <table:table-cell table:style-name="ce2" table:formula="of:=LOG10([.A58])*106" office:value-type="float" office:value="185.307930862657">
            <text:p>185,</text:p>
          </table:table-cell>
          <table:table-cell table:style-name="ce2" table:formula="of:=(SIN( ([.A58]+10)*(PI()/10))*3+5)*(0.1*[.A58])" office:value-type="float" office:value="43.9777494737586">
            <text:p>44,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style-name="ce2" table:formula="of:=[.A59]^4/(2^24)" office:value-type="float" office:value="0.629186689853668">
            <text:p>1,</text:p>
          </table:table-cell>
          <table:table-cell table:style-name="ce2" table:formula="of:=[.A59]" office:value-type="float" office:value="57">
            <text:p>57,</text:p>
          </table:table-cell>
          <table:table-cell table:style-name="ce2" table:formula="of:=LOG10([.A59])*106" office:value-type="float" office:value="186.122734701284">
            <text:p>186,</text:p>
          </table:table-cell>
          <table:table-cell table:style-name="ce2" table:formula="of:=(SIN( ([.A59]+10)*(PI()/10))*3+5)*(0.1*[.A59])" office:value-type="float" office:value="42.3341906038116">
            <text:p>42,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style-name="ce2" table:formula="of:=[.A60]^4/(2^24)" office:value-type="float" office:value="0.674515724182129">
            <text:p>1,</text:p>
          </table:table-cell>
          <table:table-cell table:style-name="ce2" table:formula="of:=[.A60]" office:value-type="float" office:value="58">
            <text:p>58,</text:p>
          </table:table-cell>
          <table:table-cell table:style-name="ce2" table:formula="of:=LOG10([.A60])*106" office:value-type="float" office:value="186.923367317671">
            <text:p>187,</text:p>
          </table:table-cell>
          <table:table-cell table:style-name="ce2" table:formula="of:=(SIN( ([.A60]+10)*(PI()/10))*3+5)*(0.1*[.A60])" office:value-type="float" office:value="39.2274633898891">
            <text:p>39,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style-name="ce2" table:formula="of:=[.A61]^4/(2^24)" office:value-type="float" office:value="0.722250998020172">
            <text:p>1,</text:p>
          </table:table-cell>
          <table:table-cell table:style-name="ce2" table:formula="of:=[.A61]" office:value-type="float" office:value="59">
            <text:p>59,</text:p>
          </table:table-cell>
          <table:table-cell table:style-name="ce2" table:formula="of:=LOG10([.A61])*106" office:value-type="float" office:value="187.710313234067">
            <text:p>188,</text:p>
          </table:table-cell>
          <table:table-cell table:style-name="ce2" table:formula="of:=(SIN( ([.A61]+10)*(PI()/10))*3+5)*(0.1*[.A61])" office:value-type="float" office:value="34.9696008004366">
            <text:p>35,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style-name="ce2" table:formula="of:=[.A62]^4/(2^24)" office:value-type="float" office:value="0.772476196289063">
            <text:p>1,</text:p>
          </table:table-cell>
          <table:table-cell table:style-name="ce2" table:formula="of:=[.A62]" office:value-type="float" office:value="60">
            <text:p>60,</text:p>
          </table:table-cell>
          <table:table-cell table:style-name="ce2" table:formula="of:=LOG10([.A62])*106" office:value-type="float" office:value="188.484032540666">
            <text:p>188,</text:p>
          </table:table-cell>
          <table:table-cell table:style-name="ce2" table:formula="of:=(SIN( ([.A62]+10)*(PI()/10))*3+5)*(0.1*[.A62])" office:value-type="float" office:value="30">
            <text:p>30,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style-name="ce2" table:formula="of:=[.A63]^4/(2^24)" office:value-type="float" office:value="0.825276434421539">
            <text:p>1,</text:p>
          </table:table-cell>
          <table:table-cell table:style-name="ce2" table:formula="of:=[.A63]" office:value-type="float" office:value="61">
            <text:p>61,</text:p>
          </table:table-cell>
          <table:table-cell table:style-name="ce2" table:formula="of:=LOG10([.A63])*106" office:value-type="float" office:value="189.244962511141">
            <text:p>189,</text:p>
          </table:table-cell>
          <table:table-cell table:style-name="ce2" table:formula="of:=(SIN( ([.A63]+10)*(PI()/10))*3+5)*(0.1*[.A63])" office:value-type="float" office:value="24.8449890029385">
            <text:p>25,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style-name="ce2" table:formula="of:=[.A64]^4/(2^24)" office:value-type="float" office:value="0.880738258361816">
            <text:p>1,</text:p>
          </table:table-cell>
          <table:table-cell table:style-name="ce2" table:formula="of:=[.A64]" office:value-type="float" office:value="62">
            <text:p>62,</text:p>
          </table:table-cell>
          <table:table-cell table:style-name="ce2" table:formula="of:=LOG10([.A64])*106" office:value-type="float" office:value="189.993519086815">
            <text:p>190,</text:p>
          </table:table-cell>
          <table:table-cell table:style-name="ce2" table:formula="of:=(SIN( ([.A64]+10)*(PI()/10))*3+5)*(0.1*[.A64])" office:value-type="float" office:value="20.06719430736">
            <text:p>20,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style-name="ce2" table:formula="of:=[.A65]^4/(2^24)" office:value-type="float" office:value="0.938949644565582">
            <text:p>1,</text:p>
          </table:table-cell>
          <table:table-cell table:style-name="ce2" table:formula="of:=[.A65]" office:value-type="float" office:value="63">
            <text:p>63,</text:p>
          </table:table-cell>
          <table:table-cell table:style-name="ce2" table:formula="of:=LOG10([.A65])*106" office:value-type="float" office:value="190.73009824208">
            <text:p>191,</text:p>
          </table:table-cell>
          <table:table-cell table:style-name="ce2" table:formula="of:=(SIN( ([.A65]+10)*(PI()/10))*3+5)*(0.1*[.A65])" office:value-type="float" office:value="16.2095788063135">
            <text:p>16,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style-name="ce2" table:formula="of:=[.A66]^4/(2^24)" office:value-type="float" office:value="1">
            <text:p>1,</text:p>
          </table:table-cell>
          <table:table-cell table:style-name="ce2" table:formula="of:=[.A66]" office:value-type="float" office:value="64">
            <text:p>64,</text:p>
          </table:table-cell>
          <table:table-cell table:style-name="ce2" table:formula="of:=LOG10([.A66])*106" office:value-type="float" office:value="191.455077242292">
            <text:p>191,</text:p>
          </table:table-cell>
          <table:table-cell table:style-name="ce2" table:formula="of:=(SIN( ([.A66]+10)*(PI()/10))*3+5)*(0.1*[.A66])" office:value-type="float" office:value="13.7397148871331">
            <text:p>14,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style-name="ce2" table:formula="of:=[.A67]^4/(2^24)" office:value-type="float" office:value="1.06398016214371">
            <text:p>1,</text:p>
          </table:table-cell>
          <table:table-cell table:style-name="ce2" table:formula="of:=[.A67]" office:value-type="float" office:value="65">
            <text:p>65,</text:p>
          </table:table-cell>
          <table:table-cell table:style-name="ce2" table:formula="of:=LOG10([.A67])*106" office:value-type="float" office:value="192.168815804143">
            <text:p>192,</text:p>
          </table:table-cell>
          <table:table-cell table:style-name="ce2" table:formula="of:=(SIN( ([.A67]+10)*(PI()/10))*3+5)*(0.1*[.A67])" office:value-type="float" office:value="13">
            <text:p>13,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style-name="ce2" table:formula="of:=[.A68]^4/(2^24)" office:value-type="float" office:value="1.13098239898682">
            <text:p>1,</text:p>
          </table:table-cell>
          <table:table-cell table:style-name="ce2" table:formula="of:=[.A68]" office:value-type="float" office:value="66">
            <text:p>66,</text:p>
          </table:table-cell>
          <table:table-cell table:style-name="ce2" table:formula="of:=LOG10([.A68])*106" office:value-type="float" office:value="192.871657167438">
            <text:p>193,</text:p>
          </table:table-cell>
          <table:table-cell table:style-name="ce2" table:formula="of:=(SIN( ([.A68]+10)*(PI()/10))*3+5)*(0.1*[.A68])" office:value-type="float" office:value="14.169080977356">
            <text:p>14,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style-name="ce2" table:formula="of:=[.A69]^4/(2^24)" office:value-type="float" office:value="1.20110040903091">
            <text:p>1,</text:p>
          </table:table-cell>
          <table:table-cell table:style-name="ce2" table:formula="of:=[.A69]" office:value-type="float" office:value="67">
            <text:p>67,</text:p>
          </table:table-cell>
          <table:table-cell table:style-name="ce2" table:formula="of:=LOG10([.A69])*106" office:value-type="float" office:value="193.563929086288">
            <text:p>194,</text:p>
          </table:table-cell>
          <table:table-cell table:style-name="ce2" table:formula="of:=(SIN( ([.A69]+10)*(PI()/10))*3+5)*(0.1*[.A69])" office:value-type="float" office:value="17.2387584130636">
            <text:p>17,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style-name="ce2" table:formula="of:=[.A70]^4/(2^24)" office:value-type="float" office:value="1.27442932128906">
            <text:p>1,</text:p>
          </table:table-cell>
          <table:table-cell table:style-name="ce2" table:formula="of:=[.A70]" office:value-type="float" office:value="68">
            <text:p>68,</text:p>
          </table:table-cell>
          <table:table-cell table:style-name="ce2" table:formula="of:=LOG10([.A70])*106" office:value-type="float" office:value="194.245944746861">
            <text:p>194,</text:p>
          </table:table-cell>
          <table:table-cell table:style-name="ce2" table:formula="of:=(SIN( ([.A70]+10)*(PI()/10))*3+5)*(0.1*[.A70])" office:value-type="float" office:value="22.0091808532335">
            <text:p>22,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style-name="ce2" table:formula="of:=[.A71]^4/(2^24)" office:value-type="float" office:value="1.3510656952858">
            <text:p>1,</text:p>
          </table:table-cell>
          <table:table-cell table:style-name="ce2" table:formula="of:=[.A71]" office:value-type="float" office:value="69">
            <text:p>69,</text:p>
          </table:table-cell>
          <table:table-cell table:style-name="ce2" table:formula="of:=LOG10([.A71])*106" office:value-type="float" office:value="194.918003618149">
            <text:p>195,</text:p>
          </table:table-cell>
          <table:table-cell table:style-name="ce2" table:formula="of:=(SIN( ([.A71]+10)*(PI()/10))*3+5)*(0.1*[.A71])" office:value-type="float" office:value="28.1033482164385">
            <text:p>28,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style-name="ce2" table:formula="of:=[.A72]^4/(2^24)" office:value-type="float" office:value="1.43110752105713">
            <text:p>1,</text:p>
          </table:table-cell>
          <table:table-cell table:style-name="ce2" table:formula="of:=[.A72]" office:value-type="float" office:value="70">
            <text:p>70,</text:p>
          </table:table-cell>
          <table:table-cell table:style-name="ce2" table:formula="of:=LOG10([.A72])*106" office:value-type="float" office:value="195.580392241511">
            <text:p>196,</text:p>
          </table:table-cell>
          <table:table-cell table:style-name="ce2" table:formula="of:=(SIN( ([.A72]+10)*(PI()/10))*3+5)*(0.1*[.A72])" office:value-type="float" office:value="35">
            <text:p>35,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style-name="ce2" table:formula="of:=[.A73]^4/(2^24)" office:value-type="float" office:value="1.51465421915054">
            <text:p>2,</text:p>
          </table:table-cell>
          <table:table-cell table:style-name="ce2" table:formula="of:=[.A73]" office:value-type="float" office:value="71">
            <text:p>71,</text:p>
          </table:table-cell>
          <table:table-cell table:style-name="ce2" table:formula="of:=LOG10([.A73])*106" office:value-type="float" office:value="196.233384964222">
            <text:p>196,</text:p>
          </table:table-cell>
          <table:table-cell table:style-name="ce2" table:formula="of:=(SIN( ([.A73]+10)*(PI()/10))*3+5)*(0.1*[.A73])" office:value-type="float" office:value="42.0820619801864">
            <text:p>42,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style-name="ce2" table:formula="of:=[.A74]^4/(2^24)" office:value-type="float" office:value="1.601806640625">
            <text:p>2,</text:p>
          </table:table-cell>
          <table:table-cell table:style-name="ce2" table:formula="of:=[.A74]" office:value-type="float" office:value="72">
            <text:p>72,</text:p>
          </table:table-cell>
          <table:table-cell table:style-name="ce2" table:formula="of:=LOG10([.A74])*106" office:value-type="float" office:value="196.877244621714">
            <text:p>197,</text:p>
          </table:table-cell>
          <table:table-cell table:style-name="ce2" table:formula="of:=(SIN( ([.A74]+10)*(PI()/10))*3+5)*(0.1*[.A74])" office:value-type="float" office:value="48.6961614495174">
            <text:p>49,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style-name="ce2" table:formula="of:=[.A75]^4/(2^24)" office:value-type="float" office:value="1.69266706705093">
            <text:p>2,</text:p>
          </table:table-cell>
          <table:table-cell table:style-name="ce2" table:formula="of:=[.A75]" office:value-type="float" office:value="73">
            <text:p>73,</text:p>
          </table:table-cell>
          <table:table-cell table:style-name="ce2" table:formula="of:=LOG10([.A75])*106" office:value-type="float" office:value="197.512223172768">
            <text:p>198,</text:p>
          </table:table-cell>
          <table:table-cell table:style-name="ce2" table:formula="of:=(SIN( ([.A75]+10)*(PI()/10))*3+5)*(0.1*[.A75])" office:value-type="float" office:value="54.2174721768113">
            <text:p>54,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style-name="ce2" table:formula="of:=[.A76]^4/(2^24)" office:value-type="float" office:value="1.78733921051025">
            <text:p>2,</text:p>
          </table:table-cell>
          <table:table-cell table:style-name="ce2" table:formula="of:=[.A76]" office:value-type="float" office:value="74">
            <text:p>74,</text:p>
          </table:table-cell>
          <table:table-cell table:style-name="ce2" table:formula="of:=LOG10([.A76])*106" office:value-type="float" office:value="198.138562291483">
            <text:p>198,</text:p>
          </table:table-cell>
          <table:table-cell table:style-name="ce2" table:formula="of:=(SIN( ([.A76]+10)*(PI()/10))*3+5)*(0.1*[.A76])" office:value-type="float" office:value="58.1134546617524">
            <text:p>58,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style-name="ce2" table:formula="of:=[.A77]^4/(2^24)" office:value-type="float" office:value="1.88592821359634">
            <text:p>2,</text:p>
          </table:table-cell>
          <table:table-cell table:style-name="ce2" table:formula="of:=[.A77]" office:value-type="float" office:value="75">
            <text:p>75,</text:p>
          </table:table-cell>
          <table:table-cell table:style-name="ce2" table:formula="of:=LOG10([.A77])*106" office:value-type="float" office:value="198.75649391952">
            <text:p>199,</text:p>
          </table:table-cell>
          <table:table-cell table:style-name="ce2" table:formula="of:=(SIN( ([.A77]+10)*(PI()/10))*3+5)*(0.1*[.A77])" office:value-type="float" office:value="60">
            <text:p>60,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style-name="ce2" table:formula="of:=[.A78]^4/(2^24)" office:value-type="float" office:value="1.98854064941406">
            <text:p>2,</text:p>
          </table:table-cell>
          <table:table-cell table:style-name="ce2" table:formula="of:=[.A78]" office:value-type="float" office:value="76">
            <text:p>76,</text:p>
          </table:table-cell>
          <table:table-cell table:style-name="ce2" table:formula="of:=LOG10([.A78])*106" office:value-type="float" office:value="199.366240781764">
            <text:p>199,</text:p>
          </table:table-cell>
          <table:table-cell table:style-name="ce2" table:formula="of:=(SIN( ([.A78]+10)*(PI()/10))*3+5)*(0.1*[.A78])" office:value-type="float" office:value="59.6840885715295">
            <text:p>60,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style-name="ce2" table:formula="of:=[.A79]^4/(2^24)" office:value-type="float" office:value="2.09528452157974">
            <text:p>2,</text:p>
          </table:table-cell>
          <table:table-cell table:style-name="ce2" table:formula="of:=[.A79]" office:value-type="float" office:value="77">
            <text:p>77,</text:p>
          </table:table-cell>
          <table:table-cell table:style-name="ce2" table:formula="of:=LOG10([.A79])*106" office:value-type="float" office:value="199.968016868283">
            <text:p>200,</text:p>
          </table:table-cell>
          <table:table-cell table:style-name="ce2" table:formula="of:=(SIN( ([.A79]+10)*(PI()/10))*3+5)*(0.1*[.A79])" office:value-type="float" office:value="57.1882925700613">
            <text:p>57,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style-name="ce2" table:formula="of:=[.A80]^4/(2^24)" office:value-type="float" office:value="2.20626926422119">
            <text:p>2,</text:p>
          </table:table-cell>
          <table:table-cell table:style-name="ce2" table:formula="of:=[.A80]" office:value-type="float" office:value="78">
            <text:p>78,</text:p>
          </table:table-cell>
          <table:table-cell table:style-name="ce2" table:formula="of:=LOG10([.A80])*106" office:value-type="float" office:value="200.562027885191">
            <text:p>201,</text:p>
          </table:table-cell>
          <table:table-cell table:style-name="ce2" table:formula="of:=(SIN( ([.A80]+10)*(PI()/10))*3+5)*(0.1*[.A80])" office:value-type="float" office:value="52.7541749036439">
            <text:p>53,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style-name="ce2" table:formula="of:=[.A81]^4/(2^24)" office:value-type="float" office:value="2.32160574197769">
            <text:p>2,</text:p>
          </table:table-cell>
          <table:table-cell table:style-name="ce2" table:formula="of:=[.A81]" office:value-type="float" office:value="79">
            <text:p>79,</text:p>
          </table:table-cell>
          <table:table-cell table:style-name="ce2" table:formula="of:=LOG10([.A81])*106" office:value-type="float" office:value="201.148471676787">
            <text:p>201,</text:p>
          </table:table-cell>
          <table:table-cell table:style-name="ce2" table:formula="of:=(SIN( ([.A81]+10)*(PI()/10))*3+5)*(0.1*[.A81])" office:value-type="float" office:value="46.8237027666862">
            <text:p>47,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style-name="ce2" table:formula="of:=[.A82]^4/(2^24)" office:value-type="float" office:value="2.44140625">
            <text:p>2,</text:p>
          </table:table-cell>
          <table:table-cell table:style-name="ce2" table:formula="of:=[.A82]" office:value-type="float" office:value="80">
            <text:p>80,</text:p>
          </table:table-cell>
          <table:table-cell table:style-name="ce2" table:formula="of:=LOG10([.A82])*106" office:value-type="float" office:value="201.727538621146">
            <text:p>202,</text:p>
          </table:table-cell>
          <table:table-cell table:style-name="ce2" table:formula="of:=(SIN( ([.A82]+10)*(PI()/10))*3+5)*(0.1*[.A82])" office:value-type="float" office:value="40">
            <text:p>40,</text:p>
          </table:table-cell>
          <table:table-cell table:number-columns-repeated="1019"/>
        </table:table-row>
        <table:table-row table:style-name="ro1">
          <table:table-cell office:value-type="float" office:value="81">
            <text:p>81</text:p>
          </table:table-cell>
          <table:table-cell table:style-name="ce2" table:formula="of:=[.A83]^4/(2^24)" office:value-type="float" office:value="2.56578451395035">
            <text:p>3,</text:p>
          </table:table-cell>
          <table:table-cell table:style-name="ce2" table:formula="of:=[.A83]" office:value-type="float" office:value="81">
            <text:p>81,</text:p>
          </table:table-cell>
          <table:table-cell table:style-name="ce2" table:formula="of:=LOG10([.A83])*106" office:value-type="float" office:value="202.299412001137">
            <text:p>202,</text:p>
          </table:table-cell>
          <table:table-cell table:style-name="ce2" table:formula="of:=(SIN( ([.A83]+10)*(PI()/10))*3+5)*(0.1*[.A83])" office:value-type="float" office:value="32.9908870366888">
            <text:p>33,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style-name="ce2" table:formula="of:=[.A84]^4/(2^24)" office:value-type="float" office:value="2.69485569000244">
            <text:p>3,</text:p>
          </table:table-cell>
          <table:table-cell table:style-name="ce2" table:formula="of:=[.A84]" office:value-type="float" office:value="82">
            <text:p>82,</text:p>
          </table:table-cell>
          <table:table-cell table:style-name="ce2" table:formula="of:=LOG10([.A84])*106" office:value-type="float" office:value="202.864268352674">
            <text:p>203,</text:p>
          </table:table-cell>
          <table:table-cell table:style-name="ce2" table:formula="of:=(SIN( ([.A84]+10)*(PI()/10))*3+5)*(0.1*[.A84])" office:value-type="float" office:value="26.5404827936052">
            <text:p>27,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style-name="ce2" table:formula="of:=[.A85]^4/(2^24)" office:value-type="float" office:value="2.82873636484146">
            <text:p>3,</text:p>
          </table:table-cell>
          <table:table-cell table:style-name="ce2" table:formula="of:=[.A85]" office:value-type="float" office:value="83">
            <text:p>83,</text:p>
          </table:table-cell>
          <table:table-cell table:style-name="ce2" table:formula="of:=LOG10([.A85])*106" office:value-type="float" office:value="203.422277791864">
            <text:p>203,</text:p>
          </table:table-cell>
          <table:table-cell table:style-name="ce2" table:formula="of:=(SIN( ([.A85]+10)*(PI()/10))*3+5)*(0.1*[.A85])" office:value-type="float" office:value="21.3554768400638">
            <text:p>21,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style-name="ce2" table:formula="of:=[.A86]^4/(2^24)" office:value-type="float" office:value="2.96754455566406">
            <text:p>3,</text:p>
          </table:table-cell>
          <table:table-cell table:style-name="ce2" table:formula="of:=[.A86]" office:value-type="float" office:value="84">
            <text:p>84,</text:p>
          </table:table-cell>
          <table:table-cell table:style-name="ce2" table:formula="of:=LOG10([.A86])*106" office:value-type="float" office:value="203.973604322559">
            <text:p>204,</text:p>
          </table:table-cell>
          <table:table-cell table:style-name="ce2" table:formula="of:=(SIN( ([.A86]+10)*(PI()/10))*3+5)*(0.1*[.A86])" office:value-type="float" office:value="18.0333757893621">
            <text:p>18,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style-name="ce2" table:formula="of:=[.A87]^4/(2^24)" office:value-type="float" office:value="3.11139971017838">
            <text:p>3,</text:p>
          </table:table-cell>
          <table:table-cell table:style-name="ce2" table:formula="of:=[.A87]" office:value-type="float" office:value="85">
            <text:p>85,</text:p>
          </table:table-cell>
          <table:table-cell table:style-name="ce2" table:formula="of:=LOG10([.A87])*106" office:value-type="float" office:value="204.518406125715">
            <text:p>205,</text:p>
          </table:table-cell>
          <table:table-cell table:style-name="ce2" table:formula="of:=(SIN( ([.A87]+10)*(PI()/10))*3+5)*(0.1*[.A87])" office:value-type="float" office:value="17">
            <text:p>17,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style-name="ce2" table:formula="of:=[.A88]^4/(2^24)" office:value-type="float" office:value="3.260422706604">
            <text:p>3,</text:p>
          </table:table-cell>
          <table:table-cell table:style-name="ce2" table:formula="of:=[.A88]" office:value-type="float" office:value="86">
            <text:p>86,</text:p>
          </table:table-cell>
          <table:table-cell table:style-name="ce2" table:formula="of:=LOG10([.A88])*106" office:value-type="float" office:value="205.056835831818">
            <text:p>205,</text:p>
          </table:table-cell>
          <table:table-cell table:style-name="ce2" table:formula="of:=(SIN( ([.A88]+10)*(PI()/10))*3+5)*(0.1*[.A88])" office:value-type="float" office:value="18.462741879585">
            <text:p>18,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style-name="ce2" table:formula="of:=[.A89]^4/(2^24)" office:value-type="float" office:value="3.41473585367203">
            <text:p>3,</text:p>
          </table:table-cell>
          <table:table-cell table:style-name="ce2" table:formula="of:=[.A89]" office:value-type="float" office:value="87">
            <text:p>87,</text:p>
          </table:table-cell>
          <table:table-cell table:style-name="ce2" table:formula="of:=LOG10([.A89])*106" office:value-type="float" office:value="205.589040777574">
            <text:p>206,</text:p>
          </table:table-cell>
          <table:table-cell table:style-name="ce2" table:formula="of:=(SIN( ([.A89]+10)*(PI()/10))*3+5)*(0.1*[.A89])" office:value-type="float" office:value="22.3846564468139">
            <text:p>22,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style-name="ce2" table:formula="of:=[.A90]^4/(2^24)" office:value-type="float" office:value="3.574462890625">
            <text:p>4,</text:p>
          </table:table-cell>
          <table:table-cell table:style-name="ce2" table:formula="of:=[.A90]" office:value-type="float" office:value="88">
            <text:p>88,</text:p>
          </table:table-cell>
          <table:table-cell table:style-name="ce2" table:formula="of:=LOG10([.A90])*106" office:value-type="float" office:value="206.115163247918">
            <text:p>206,</text:p>
          </table:table-cell>
          <table:table-cell table:style-name="ce2" table:formula="of:=(SIN( ([.A90]+10)*(PI()/10))*3+5)*(0.1*[.A90])" office:value-type="float" office:value="28.4824693394787">
            <text:p>28,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style-name="ce2" table:formula="of:=[.A91]^4/(2^24)" office:value-type="float" office:value="3.73972898721695">
            <text:p>4,</text:p>
          </table:table-cell>
          <table:table-cell table:style-name="ce2" table:formula="of:=[.A91]" office:value-type="float" office:value="89">
            <text:p>89,</text:p>
          </table:table-cell>
          <table:table-cell table:style-name="ce2" table:formula="of:=LOG10([.A91])*106" office:value-type="float" office:value="206.635340704361">
            <text:p>207,</text:p>
          </table:table-cell>
          <table:table-cell table:style-name="ce2" table:formula="of:=(SIN( ([.A91]+10)*(PI()/10))*3+5)*(0.1*[.A91])" office:value-type="float" office:value="36.2492462501888">
            <text:p>36,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style-name="ce2" table:formula="of:=[.A92]^4/(2^24)" office:value-type="float" office:value="3.91066074371338">
            <text:p>4,</text:p>
          </table:table-cell>
          <table:table-cell table:style-name="ce2" table:formula="of:=[.A92]" office:value-type="float" office:value="90">
            <text:p>90,</text:p>
          </table:table-cell>
          <table:table-cell table:style-name="ce2" table:formula="of:=LOG10([.A92])*106" office:value-type="float" office:value="207.149706000568">
            <text:p>207,</text:p>
          </table:table-cell>
          <table:table-cell table:style-name="ce2" table:formula="of:=(SIN( ([.A92]+10)*(PI()/10))*3+5)*(0.1*[.A92])" office:value-type="float" office:value="45">
            <text:p>45,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style-name="ce2" table:formula="of:=[.A93]^4/(2^24)" office:value-type="float" office:value="4.08738619089127">
            <text:p>4,</text:p>
          </table:table-cell>
          <table:table-cell table:style-name="ce2" table:formula="of:=[.A93]" office:value-type="float" office:value="91">
            <text:p>91,</text:p>
          </table:table-cell>
          <table:table-cell table:style-name="ce2" table:formula="of:=LOG10([.A93])*106" office:value-type="float" office:value="207.658387586036">
            <text:p>208,</text:p>
          </table:table-cell>
          <table:table-cell table:style-name="ce2" table:formula="of:=(SIN( ([.A93]+10)*(PI()/10))*3+5)*(0.1*[.A93])" office:value-type="float" office:value="53.9361639464361">
            <text:p>54,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style-name="ce2" table:formula="of:=[.A94]^4/(2^24)" office:value-type="float" office:value="4.27003479003906">
            <text:p>4,</text:p>
          </table:table-cell>
          <table:table-cell table:style-name="ce2" table:formula="of:=[.A94]" office:value-type="float" office:value="92">
            <text:p>92,</text:p>
          </table:table-cell>
          <table:table-cell table:style-name="ce2" table:formula="of:=LOG10([.A94])*106" office:value-type="float" office:value="208.161509698629">
            <text:p>208,</text:p>
          </table:table-cell>
          <table:table-cell table:style-name="ce2" table:formula="of:=(SIN( ([.A94]+10)*(PI()/10))*3+5)*(0.1*[.A94])" office:value-type="float" office:value="62.2228729632722">
            <text:p>62,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style-name="ce2" table:formula="of:=[.A95]^4/(2^24)" office:value-type="float" office:value="4.4587374329567">
            <text:p>4,</text:p>
          </table:table-cell>
          <table:table-cell table:style-name="ce2" table:formula="of:=[.A95]" office:value-type="float" office:value="93">
            <text:p>93,</text:p>
          </table:table-cell>
          <table:table-cell table:style-name="ce2" table:formula="of:=LOG10([.A95])*106" office:value-type="float" office:value="208.659192546717">
            <text:p>209,</text:p>
          </table:table-cell>
          <table:table-cell table:style-name="ce2" table:formula="of:=(SIN( ([.A95]+10)*(PI()/10))*3+5)*(0.1*[.A95])" office:value-type="float" office:value="69.071574143061">
            <text:p>69,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style-name="ce2" table:formula="of:=[.A96]^4/(2^24)" office:value-type="float" office:value="4.65362644195557">
            <text:p>5,</text:p>
          </table:table-cell>
          <table:table-cell table:style-name="ce2" table:formula="of:=[.A96]" office:value-type="float" office:value="94">
            <text:p>94,</text:p>
          </table:table-cell>
          <table:table-cell table:style-name="ce2" table:formula="of:=LOG10([.A96])*106" office:value-type="float" office:value="209.151552481568">
            <text:p>209,</text:p>
          </table:table-cell>
          <table:table-cell table:style-name="ce2" table:formula="of:=(SIN( ([.A96]+10)*(PI()/10))*3+5)*(0.1*[.A96])" office:value-type="float" office:value="73.8197937595233">
            <text:p>74,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style-name="ce2" table:formula="of:=[.A97]^4/(2^24)" office:value-type="float" office:value="4.85483556985855">
            <text:p>5,</text:p>
          </table:table-cell>
          <table:table-cell table:style-name="ce2" table:formula="of:=[.A97]" office:value-type="float" office:value="95">
            <text:p>95,</text:p>
          </table:table-cell>
          <table:table-cell table:style-name="ce2" table:formula="of:=LOG10([.A97])*106" office:value-type="float" office:value="209.638702160618">
            <text:p>210,</text:p>
          </table:table-cell>
          <table:table-cell table:style-name="ce2" table:formula="of:=(SIN( ([.A97]+10)*(PI()/10))*3+5)*(0.1*[.A97])" office:value-type="float" office:value="76">
            <text:p>76,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style-name="ce2" table:formula="of:=[.A98]^4/(2^24)" office:value-type="float" office:value="5.0625">
            <text:p>5,</text:p>
          </table:table-cell>
          <table:table-cell table:style-name="ce2" table:formula="of:=[.A98]" office:value-type="float" office:value="96">
            <text:p>96,</text:p>
          </table:table-cell>
          <table:table-cell table:style-name="ce2" table:formula="of:=LOG10([.A98])*106" office:value-type="float" office:value="210.120750702194">
            <text:p>210,</text:p>
          </table:table-cell>
          <table:table-cell table:style-name="ce2" table:formula="of:=(SIN( ([.A98]+10)*(PI()/10))*3+5)*(0.1*[.A98])" office:value-type="float" office:value="75.3904276693004">
            <text:p>75,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style-name="ce2" table:formula="of:=[.A99]^4/(2^24)" office:value-type="float" office:value="5.27675634622574">
            <text:p>5,</text:p>
          </table:table-cell>
          <table:table-cell table:style-name="ce2" table:formula="of:=[.A99]" office:value-type="float" office:value="97">
            <text:p>97,</text:p>
          </table:table-cell>
          <table:table-cell table:style-name="ce2" table:formula="of:=LOG10([.A99])*106" office:value-type="float" office:value="210.597803832222">
            <text:p>211,</text:p>
          </table:table-cell>
          <table:table-cell table:style-name="ce2" table:formula="of:=(SIN( ([.A99]+10)*(PI()/10))*3+5)*(0.1*[.A99])" office:value-type="float" office:value="72.042394536311">
            <text:p>72,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style-name="ce2" table:formula="of:=[.A100]^4/(2^24)" office:value-type="float" office:value="5.49774265289307">
            <text:p>5,</text:p>
          </table:table-cell>
          <table:table-cell table:style-name="ce2" table:formula="of:=[.A100]" office:value-type="float" office:value="98">
            <text:p>98,</text:p>
          </table:table-cell>
          <table:table-cell table:style-name="ce2" table:formula="of:=LOG10([.A100])*106" office:value-type="float" office:value="211.069964023404">
            <text:p>211,</text:p>
          </table:table-cell>
          <table:table-cell table:style-name="ce2" table:formula="of:=(SIN( ([.A100]+10)*(PI()/10))*3+5)*(0.1*[.A100])" office:value-type="float" office:value="66.2808864173987">
            <text:p>66,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style-name="ce2" table:formula="of:=[.A101]^4/(2^24)" office:value-type="float" office:value="5.72559839487076">
            <text:p>6,</text:p>
          </table:table-cell>
          <table:table-cell table:style-name="ce2" table:formula="of:=[.A101]" office:value-type="float" office:value="99">
            <text:p>99,</text:p>
          </table:table-cell>
          <table:table-cell table:style-name="ce2" table:formula="of:=LOG10([.A101])*106" office:value-type="float" office:value="211.53733062734">
            <text:p>212,</text:p>
          </table:table-cell>
          <table:table-cell table:style-name="ce2" table:formula="of:=(SIN( ([.A101]+10)*(PI()/10))*3+5)*(0.1*[.A101])" office:value-type="float" office:value="58.6778047329359">
            <text:p>59,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style-name="ce2" table:formula="of:=[.A102]^4/(2^24)" office:value-type="float" office:value="5.96046447753906">
            <text:p>6,</text:p>
          </table:table-cell>
          <table:table-cell table:style-name="ce2" table:formula="of:=[.A102]" office:value-type="float" office:value="100">
            <text:p>100,</text:p>
          </table:table-cell>
          <table:table-cell table:style-name="ce2" table:formula="of:=LOG10([.A102])*106" office:value-type="float" office:value="212">
            <text:p>212,</text:p>
          </table:table-cell>
          <table:table-cell table:style-name="ce2" table:formula="of:=(SIN( ([.A102]+10)*(PI()/10))*3+5)*(0.1*[.A102])" office:value-type="float" office:value="50.0000000000002">
            <text:p>50,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style-name="ce2" table:formula="of:=[.A103]^4/(2^24)" office:value-type="float" office:value="6.2024832367897">
            <text:p>6,</text:p>
          </table:table-cell>
          <table:table-cell table:style-name="ce2" table:formula="of:=[.A103]" office:value-type="float" office:value="101">
            <text:p>101,</text:p>
          </table:table-cell>
          <table:table-cell table:style-name="ce2" table:formula="of:=LOG10([.A103])*106" office:value-type="float" office:value="212.45806562096">
            <text:p>212,</text:p>
          </table:table-cell>
          <table:table-cell table:style-name="ce2" table:formula="of:=(SIN( ([.A103]+10)*(PI()/10))*3+5)*(0.1*[.A103])" office:value-type="float" office:value="41.1367850704392">
            <text:p>41,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style-name="ce2" table:formula="of:=[.A104]^4/(2^24)" office:value-type="float" office:value="6.45179843902588">
            <text:p>6,</text:p>
          </table:table-cell>
          <table:table-cell table:style-name="ce2" table:formula="of:=[.A104]" office:value-type="float" office:value="102">
            <text:p>102,</text:p>
          </table:table-cell>
          <table:table-cell table:style-name="ce2" table:formula="of:=LOG10([.A104])*106" office:value-type="float" office:value="212.911618206763">
            <text:p>213,</text:p>
          </table:table-cell>
          <table:table-cell table:style-name="ce2" table:formula="of:=(SIN( ([.A104]+10)*(PI()/10))*3+5)*(0.1*[.A104])" office:value-type="float" office:value="33.0137712798504">
            <text:p>33,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style-name="ce2" table:formula="of:=[.A105]^4/(2^24)" office:value-type="float" office:value="6.70855528116226">
            <text:p>7,</text:p>
          </table:table-cell>
          <table:table-cell table:style-name="ce2" table:formula="of:=[.A105]" office:value-type="float" office:value="103">
            <text:p>103,</text:p>
          </table:table-cell>
          <table:table-cell table:style-name="ce2" table:formula="of:=LOG10([.A105])*106" office:value-type="float" office:value="213.360745818748">
            <text:p>213,</text:p>
          </table:table-cell>
          <table:table-cell table:style-name="ce2" table:formula="of:=(SIN( ([.A105]+10)*(PI()/10))*3+5)*(0.1*[.A105])" office:value-type="float" office:value="26.5013748738141">
            <text:p>27,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style-name="ce2" table:formula="of:=[.A106]^4/(2^24)" office:value-type="float" office:value="6.972900390625">
            <text:p>7,</text:p>
          </table:table-cell>
          <table:table-cell table:style-name="ce2" table:formula="of:=[.A106]" office:value-type="float" office:value="104">
            <text:p>104,</text:p>
          </table:table-cell>
          <table:table-cell table:style-name="ce2" table:formula="of:=LOG10([.A106])*106" office:value-type="float" office:value="213.805533965671">
            <text:p>214,</text:p>
          </table:table-cell>
          <table:table-cell table:style-name="ce2" table:formula="of:=(SIN( ([.A106]+10)*(PI()/10))*3+5)*(0.1*[.A106])" office:value-type="float" office:value="22.3270366915912">
            <text:p>22,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style-name="ce2" table:formula="of:=[.A107]^4/(2^24)" office:value-type="float" office:value="7.24498182535172">
            <text:p>7,</text:p>
          </table:table-cell>
          <table:table-cell table:style-name="ce2" table:formula="of:=[.A107]" office:value-type="float" office:value="105">
            <text:p>105,</text:p>
          </table:table-cell>
          <table:table-cell table:style-name="ce2" table:formula="of:=LOG10([.A107])*106" office:value-type="float" office:value="214.246065701413">
            <text:p>214,</text:p>
          </table:table-cell>
          <table:table-cell table:style-name="ce2" table:formula="of:=(SIN( ([.A107]+10)*(PI()/10))*3+5)*(0.1*[.A107])" office:value-type="float" office:value="21">
            <text:p>21,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style-name="ce2" table:formula="of:=[.A108]^4/(2^24)" office:value-type="float" office:value="7.5249490737915">
            <text:p>8,</text:p>
          </table:table-cell>
          <table:table-cell table:style-name="ce2" table:formula="of:=[.A108]" office:value-type="float" office:value="106">
            <text:p>106,</text:p>
          </table:table-cell>
          <table:table-cell table:style-name="ce2" table:formula="of:=LOG10([.A108])*106" office:value-type="float" office:value="214.682421718066">
            <text:p>215,</text:p>
          </table:table-cell>
          <table:table-cell table:style-name="ce2" table:formula="of:=(SIN( ([.A108]+10)*(PI()/10))*3+5)*(0.1*[.A108])" office:value-type="float" office:value="22.7564027818141">
            <text:p>23,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table:style-name="ce2" table:formula="of:=[.A109]^4/(2^24)" office:value-type="float" office:value="7.81295305490494">
            <text:p>8,</text:p>
          </table:table-cell>
          <table:table-cell table:style-name="ce2" table:formula="of:=[.A109]" office:value-type="float" office:value="107">
            <text:p>107,</text:p>
          </table:table-cell>
          <table:table-cell table:style-name="ce2" table:formula="of:=LOG10([.A109])*106" office:value-type="float" office:value="215.114680434632">
            <text:p>215,</text:p>
          </table:table-cell>
          <table:table-cell table:style-name="ce2" table:formula="of:=(SIN( ([.A109]+10)*(PI()/10))*3+5)*(0.1*[.A109])" office:value-type="float" office:value="27.5305544805642">
            <text:p>28,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table:style-name="ce2" table:formula="of:=[.A110]^4/(2^24)" office:value-type="float" office:value="8.10914611816406">
            <text:p>8,</text:p>
          </table:table-cell>
          <table:table-cell table:style-name="ce2" table:formula="of:=[.A110]" office:value-type="float" office:value="108">
            <text:p>108,</text:p>
          </table:table-cell>
          <table:table-cell table:style-name="ce2" table:formula="of:=LOG10([.A110])*106" office:value-type="float" office:value="215.542918081617">
            <text:p>216,</text:p>
          </table:table-cell>
          <table:table-cell table:style-name="ce2" table:formula="of:=(SIN( ([.A110]+10)*(PI()/10))*3+5)*(0.1*[.A110])" office:value-type="float" office:value="34.9557578257237">
            <text:p>35,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table:style-name="ce2" table:formula="of:=[.A111]^4/(2^24)" office:value-type="float" office:value="8.4136820435524">
            <text:p>8,</text:p>
          </table:table-cell>
          <table:table-cell table:style-name="ce2" table:formula="of:=[.A111]" office:value-type="float" office:value="109">
            <text:p>109,</text:p>
          </table:table-cell>
          <table:table-cell table:style-name="ce2" table:formula="of:=LOG10([.A111])*106" office:value-type="float" office:value="215.967208781706">
            <text:p>216,</text:p>
          </table:table-cell>
          <table:table-cell table:style-name="ce2" table:formula="of:=(SIN( ([.A111]+10)*(PI()/10))*3+5)*(0.1*[.A111])" office:value-type="float" office:value="44.3951442839391">
            <text:p>44,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table:style-name="ce2" table:formula="of:=[.A112]^4/(2^24)" office:value-type="float" office:value="8.72671604156494">
            <text:p>9,</text:p>
          </table:table-cell>
          <table:table-cell table:style-name="ce2" table:formula="of:=[.A112]" office:value-type="float" office:value="110">
            <text:p>110,</text:p>
          </table:table-cell>
          <table:table-cell table:style-name="ce2" table:formula="of:=LOG10([.A112])*106" office:value-type="float" office:value="216.387624626772">
            <text:p>216,</text:p>
          </table:table-cell>
          <table:table-cell table:style-name="ce2" table:formula="of:=(SIN( ([.A112]+10)*(PI()/10))*3+5)*(0.1*[.A112])" office:value-type="float" office:value="55">
            <text:p>55,</text:p>
          </table:table-cell>
          <table:table-cell table:number-columns-repeated="1019"/>
        </table:table-row>
        <table:table-row table:style-name="ro1">
          <table:table-cell office:value-type="float" office:value="111">
            <text:p>111</text:p>
          </table:table-cell>
          <table:table-cell table:style-name="ce2" table:formula="of:=[.A113]^4/(2^24)" office:value-type="float" office:value="9.04840475320816">
            <text:p>9,</text:p>
          </table:table-cell>
          <table:table-cell table:style-name="ce2" table:formula="of:=[.A113]" office:value-type="float" office:value="111">
            <text:p>111,</text:p>
          </table:table-cell>
          <table:table-cell table:style-name="ce2" table:formula="of:=LOG10([.A113])*106" office:value-type="float" office:value="216.804235751386">
            <text:p>217,</text:p>
          </table:table-cell>
          <table:table-cell table:style-name="ce2" table:formula="of:=(SIN( ([.A113]+10)*(PI()/10))*3+5)*(0.1*[.A113])" office:value-type="float" office:value="65.7902659126858">
            <text:p>66,</text:p>
          </table:table-cell>
          <table:table-cell table:number-columns-repeated="1019"/>
        </table:table-row>
        <table:table-row table:style-name="ro1">
          <table:table-cell office:value-type="float" office:value="112">
            <text:p>112</text:p>
          </table:table-cell>
          <table:table-cell table:style-name="ce2" table:formula="of:=[.A114]^4/(2^24)" office:value-type="float" office:value="9.37890625">
            <text:p>9,</text:p>
          </table:table-cell>
          <table:table-cell table:style-name="ce2" table:formula="of:=[.A114]" office:value-type="float" office:value="112">
            <text:p>112,</text:p>
          </table:table-cell>
          <table:table-cell table:style-name="ce2" table:formula="of:=LOG10([.A114])*106" office:value-type="float" office:value="217.217110403039">
            <text:p>217,</text:p>
          </table:table-cell>
          <table:table-cell table:style-name="ce2" table:formula="of:=(SIN( ([.A114]+10)*(PI()/10))*3+5)*(0.1*[.A114])" office:value-type="float" office:value="75.7495844770272">
            <text:p>76,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table:style-name="ce2" table:formula="of:=[.A115]^4/(2^24)" office:value-type="float" office:value="9.71838003396988">
            <text:p>10,</text:p>
          </table:table-cell>
          <table:table-cell table:style-name="ce2" table:formula="of:=[.A115]" office:value-type="float" office:value="113">
            <text:p>113,</text:p>
          </table:table-cell>
          <table:table-cell table:style-name="ce2" table:formula="of:=LOG10([.A115])*106" office:value-type="float" office:value="217.626315009242">
            <text:p>218,</text:p>
          </table:table-cell>
          <table:table-cell table:style-name="ce2" table:formula="of:=(SIN( ([.A115]+10)*(PI()/10))*3+5)*(0.1*[.A115])" office:value-type="float" office:value="83.9256761093107">
            <text:p>84,</text:p>
          </table:table-cell>
          <table:table-cell table:number-columns-repeated="1019"/>
        </table:table-row>
        <table:table-row table:style-name="ro1">
          <table:table-cell office:value-type="float" office:value="114">
            <text:p>114</text:p>
          </table:table-cell>
          <table:table-cell table:style-name="ce2" table:formula="of:=[.A116]^4/(2^24)" office:value-type="float" office:value="10.0669870376587">
            <text:p>10,</text:p>
          </table:table-cell>
          <table:table-cell table:style-name="ce2" table:formula="of:=[.A116]" office:value-type="float" office:value="114">
            <text:p>114,</text:p>
          </table:table-cell>
          <table:table-cell table:style-name="ce2" table:formula="of:=LOG10([.A116])*106" office:value-type="float" office:value="218.031914241666">
            <text:p>218,</text:p>
          </table:table-cell>
          <table:table-cell table:style-name="ce2" table:formula="of:=(SIN( ([.A116]+10)*(PI()/10))*3+5)*(0.1*[.A116])" office:value-type="float" office:value="89.5261328572942">
            <text:p>90,</text:p>
          </table:table-cell>
          <table:table-cell table:number-columns-repeated="1019"/>
        </table:table-row>
        <table:table-row table:style-name="ro1">
          <table:table-cell office:value-type="float" office:value="115">
            <text:p>115</text:p>
          </table:table-cell>
          <table:table-cell table:style-name="ce2" table:formula="of:=[.A117]^4/(2^24)" office:value-type="float" office:value="10.4248896241188">
            <text:p>10,</text:p>
          </table:table-cell>
          <table:table-cell table:style-name="ce2" table:formula="of:=[.A117]" office:value-type="float" office:value="115">
            <text:p>115,</text:p>
          </table:table-cell>
          <table:table-cell table:style-name="ce2" table:formula="of:=LOG10([.A117])*106" office:value-type="float" office:value="218.433971077483">
            <text:p>218,</text:p>
          </table:table-cell>
          <table:table-cell table:style-name="ce2" table:formula="of:=(SIN( ([.A117]+10)*(PI()/10))*3+5)*(0.1*[.A117])" office:value-type="float" office:value="92">
            <text:p>92,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table:style-name="ce2" table:formula="of:=[.A118]^4/(2^24)" office:value-type="float" office:value="10.7922515869141">
            <text:p>11,</text:p>
          </table:table-cell>
          <table:table-cell table:style-name="ce2" table:formula="of:=[.A118]" office:value-type="float" office:value="116">
            <text:p>116,</text:p>
          </table:table-cell>
          <table:table-cell table:style-name="ce2" table:formula="of:=LOG10([.A118])*106" office:value-type="float" office:value="218.832546858053">
            <text:p>219,</text:p>
          </table:table-cell>
          <table:table-cell table:style-name="ce2" table:formula="of:=(SIN( ([.A118]+10)*(PI()/10))*3+5)*(0.1*[.A118])" office:value-type="float" office:value="91.0967667670714">
            <text:p>91,</text:p>
          </table:table-cell>
          <table:table-cell table:number-columns-repeated="1019"/>
        </table:table-row>
        <table:table-row table:style-name="ro1">
          <table:table-cell office:value-type="float" office:value="117">
            <text:p>117</text:p>
          </table:table-cell>
          <table:table-cell table:style-name="ce2" table:formula="of:=[.A119]^4/(2^24)" office:value-type="float" office:value="11.1692381501198">
            <text:p>11,</text:p>
          </table:table-cell>
          <table:table-cell table:style-name="ce2" table:formula="of:=[.A119]" office:value-type="float" office:value="117">
            <text:p>117,</text:p>
          </table:table-cell>
          <table:table-cell table:style-name="ce2" table:formula="of:=LOG10([.A119])*106" office:value-type="float" office:value="219.227701345093">
            <text:p>219,</text:p>
          </table:table-cell>
          <table:table-cell table:style-name="ce2" table:formula="of:=(SIN( ([.A119]+10)*(PI()/10))*3+5)*(0.1*[.A119])" office:value-type="float" office:value="86.8964965025607">
            <text:p>87,</text:p>
          </table:table-cell>
          <table:table-cell table:number-columns-repeated="1019"/>
        </table:table-row>
        <table:table-row table:style-name="ro1">
          <table:table-cell office:value-type="float" office:value="118">
            <text:p>118</text:p>
          </table:table-cell>
          <table:table-cell table:style-name="ce2" table:formula="of:=[.A120]^4/(2^24)" office:value-type="float" office:value="11.5560159683228">
            <text:p>12,</text:p>
          </table:table-cell>
          <table:table-cell table:style-name="ce2" table:formula="of:=[.A120]" office:value-type="float" office:value="118">
            <text:p>118,</text:p>
          </table:table-cell>
          <table:table-cell table:style-name="ce2" table:formula="of:=LOG10([.A120])*106" office:value-type="float" office:value="219.619492774449">
            <text:p>220,</text:p>
          </table:table-cell>
          <table:table-cell table:style-name="ce2" table:formula="of:=(SIN( ([.A120]+10)*(PI()/10))*3+5)*(0.1*[.A120])" office:value-type="float" office:value="79.8075979311536">
            <text:p>80,</text:p>
          </table:table-cell>
          <table:table-cell table:number-columns-repeated="1019"/>
        </table:table-row>
        <table:table-row table:style-name="ro1">
          <table:table-cell office:value-type="float" office:value="119">
            <text:p>119</text:p>
          </table:table-cell>
          <table:table-cell table:style-name="ce2" table:formula="of:=[.A121]^4/(2^24)" office:value-type="float" office:value="11.9527531266212">
            <text:p>12,</text:p>
          </table:table-cell>
          <table:table-cell table:style-name="ce2" table:formula="of:=[.A121]" office:value-type="float" office:value="119">
            <text:p>119,</text:p>
          </table:table-cell>
          <table:table-cell table:style-name="ce2" table:formula="of:=LOG10([.A121])*106" office:value-type="float" office:value="220.007977907608">
            <text:p>220,</text:p>
          </table:table-cell>
          <table:table-cell table:style-name="ce2" table:formula="of:=(SIN( ([.A121]+10)*(PI()/10))*3+5)*(0.1*[.A121])" office:value-type="float" office:value="70.5319066991856">
            <text:p>71,</text:p>
          </table:table-cell>
          <table:table-cell table:number-columns-repeated="1019"/>
        </table:table-row>
        <table:table-row table:style-name="ro1">
          <table:table-cell office:value-type="float" office:value="120">
            <text:p>120</text:p>
          </table:table-cell>
          <table:table-cell table:style-name="ce2" table:formula="of:=[.A122]^4/(2^24)" office:value-type="float" office:value="12.359619140625">
            <text:p>12,</text:p>
          </table:table-cell>
          <table:table-cell table:style-name="ce2" table:formula="of:=[.A122]" office:value-type="float" office:value="120">
            <text:p>120,</text:p>
          </table:table-cell>
          <table:table-cell table:style-name="ce2" table:formula="of:=LOG10([.A122])*106" office:value-type="float" office:value="220.393212081048">
            <text:p>220,</text:p>
          </table:table-cell>
          <table:table-cell table:style-name="ce2" table:formula="of:=(SIN( ([.A122]+10)*(PI()/10))*3+5)*(0.1*[.A122])" office:value-type="float" office:value="59.9999999999999">
            <text:p>60,</text:p>
          </table:table-cell>
          <table:table-cell table:number-columns-repeated="1019"/>
        </table:table-row>
        <table:table-row table:style-name="ro1">
          <table:table-cell office:value-type="float" office:value="121">
            <text:p>121</text:p>
          </table:table-cell>
          <table:table-cell table:style-name="ce2" table:formula="of:=[.A123]^4/(2^24)" office:value-type="float" office:value="12.7767849564552">
            <text:p>13,</text:p>
          </table:table-cell>
          <table:table-cell table:style-name="ce2" table:formula="of:=[.A123]" office:value-type="float" office:value="121">
            <text:p>121,</text:p>
          </table:table-cell>
          <table:table-cell table:style-name="ce2" table:formula="of:=LOG10([.A123])*106" office:value-type="float" office:value="220.775249253544">
            <text:p>221,</text:p>
          </table:table-cell>
          <table:table-cell table:style-name="ce2" table:formula="of:=(SIN( ([.A123]+10)*(PI()/10))*3+5)*(0.1*[.A123])" office:value-type="float" office:value="49.2826831041895">
            <text:p>49,</text:p>
          </table:table-cell>
          <table:table-cell table:number-columns-repeated="1019"/>
        </table:table-row>
        <table:table-row table:style-name="ro1">
          <table:table-cell office:value-type="float" office:value="122">
            <text:p>122</text:p>
          </table:table-cell>
          <table:table-cell table:style-name="ce2" table:formula="of:=[.A124]^4/(2^24)" office:value-type="float" office:value="13.2044229507446">
            <text:p>13,</text:p>
          </table:table-cell>
          <table:table-cell table:style-name="ce2" table:formula="of:=[.A124]" office:value-type="float" office:value="122">
            <text:p>122,</text:p>
          </table:table-cell>
          <table:table-cell table:style-name="ce2" table:formula="of:=LOG10([.A124])*106" office:value-type="float" office:value="221.154142051523">
            <text:p>221,</text:p>
          </table:table-cell>
          <table:table-cell table:style-name="ce2" table:formula="of:=(SIN( ([.A124]+10)*(PI()/10))*3+5)*(0.1*[.A124])" office:value-type="float" office:value="39.4870597660955">
            <text:p>39,</text:p>
          </table:table-cell>
          <table:table-cell table:number-columns-repeated="1019"/>
        </table:table-row>
        <table:table-row table:style-name="ro1">
          <table:table-cell office:value-type="float" office:value="123">
            <text:p>123</text:p>
          </table:table-cell>
          <table:table-cell table:style-name="ce2" table:formula="of:=[.A125]^4/(2^24)" office:value-type="float" office:value="13.6427069306374">
            <text:p>14,</text:p>
          </table:table-cell>
          <table:table-cell table:style-name="ce2" table:formula="of:=[.A125]" office:value-type="float" office:value="123">
            <text:p>123,</text:p>
          </table:table-cell>
          <table:table-cell table:style-name="ce2" table:formula="of:=LOG10([.A125])*106" office:value-type="float" office:value="221.529941812576">
            <text:p>222,</text:p>
          </table:table-cell>
          <table:table-cell table:style-name="ce2" table:formula="of:=(SIN( ([.A125]+10)*(PI()/10))*3+5)*(0.1*[.A125])" office:value-type="float" office:value="31.6472729075644">
            <text:p>32,</text:p>
          </table:table-cell>
          <table:table-cell table:number-columns-repeated="1019"/>
        </table:table-row>
        <table:table-row table:style-name="ro1">
          <table:table-cell office:value-type="float" office:value="124">
            <text:p>124</text:p>
          </table:table-cell>
          <table:table-cell table:style-name="ce2" table:formula="of:=[.A126]^4/(2^24)" office:value-type="float" office:value="14.0918121337891">
            <text:p>14,</text:p>
          </table:table-cell>
          <table:table-cell table:style-name="ce2" table:formula="of:=[.A126]" office:value-type="float" office:value="124">
            <text:p>124,</text:p>
          </table:table-cell>
          <table:table-cell table:style-name="ce2" table:formula="of:=LOG10([.A126])*106" office:value-type="float" office:value="221.902698627197">
            <text:p>222,</text:p>
          </table:table-cell>
          <table:table-cell table:style-name="ce2" table:formula="of:=(SIN( ([.A126]+10)*(PI()/10))*3+5)*(0.1*[.A126])" office:value-type="float" office:value="26.6206975938203">
            <text:p>27,</text:p>
          </table:table-cell>
          <table:table-cell table:number-columns-repeated="1019"/>
        </table:table-row>
        <table:table-row table:style-name="ro1">
          <table:table-cell office:value-type="float" office:value="125">
            <text:p>125</text:p>
          </table:table-cell>
          <table:table-cell table:style-name="ce2" table:formula="of:=[.A127]^4/(2^24)" office:value-type="float" office:value="14.5519152283669">
            <text:p>15,</text:p>
          </table:table-cell>
          <table:table-cell table:style-name="ce2" table:formula="of:=[.A127]" office:value-type="float" office:value="125">
            <text:p>125,</text:p>
          </table:table-cell>
          <table:table-cell table:style-name="ce2" table:formula="of:=LOG10([.A127])*106" office:value-type="float" office:value="222.272461378854">
            <text:p>222,</text:p>
          </table:table-cell>
          <table:table-cell table:style-name="ce2" table:formula="of:=(SIN( ([.A127]+10)*(PI()/10))*3+5)*(0.1*[.A127])" office:value-type="float" office:value="25">
            <text:p>25,</text:p>
          </table:table-cell>
          <table:table-cell table:number-columns-repeated="1019"/>
        </table:table-row>
        <table:table-row table:style-name="ro1">
          <table:table-cell office:value-type="float" office:value="126">
            <text:p>126</text:p>
          </table:table-cell>
          <table:table-cell table:style-name="ce2" table:formula="of:=[.A128]^4/(2^24)" office:value-type="float" office:value="15.0231943130493">
            <text:p>15,</text:p>
          </table:table-cell>
          <table:table-cell table:style-name="ce2" table:formula="of:=[.A128]" office:value-type="float" office:value="126">
            <text:p>126,</text:p>
          </table:table-cell>
          <table:table-cell table:style-name="ce2" table:formula="of:=LOG10([.A128])*106" office:value-type="float" office:value="222.639277782462">
            <text:p>223,</text:p>
          </table:table-cell>
          <table:table-cell table:style-name="ce2" table:formula="of:=(SIN( ([.A128]+10)*(PI()/10))*3+5)*(0.1*[.A128])" office:value-type="float" office:value="27.0500636840432">
            <text:p>27,</text:p>
          </table:table-cell>
          <table:table-cell table:number-columns-repeated="1019"/>
        </table:table-row>
        <table:table-row table:style-name="ro1">
          <table:table-cell office:value-type="float" office:value="127">
            <text:p>127</text:p>
          </table:table-cell>
          <table:table-cell table:style-name="ce2" table:formula="of:=[.A129]^4/(2^24)" office:value-type="float" office:value="15.5058289170265">
            <text:p>16,</text:p>
          </table:table-cell>
          <table:table-cell table:style-name="ce2" table:formula="of:=[.A129]" office:value-type="float" office:value="127">
            <text:p>127,</text:p>
          </table:table-cell>
          <table:table-cell table:style-name="ce2" table:formula="of:=LOG10([.A129])*106" office:value-type="float" office:value="223.003194421331">
            <text:p>223,</text:p>
          </table:table-cell>
          <table:table-cell table:style-name="ce2" table:formula="of:=(SIN( ([.A129]+10)*(PI()/10))*3+5)*(0.1*[.A129])" office:value-type="float" office:value="32.6764525143145">
            <text:p>33,</text:p>
          </table:table-cell>
          <table:table-cell table:number-columns-repeated="1019"/>
        </table:table-row>
        <table:table-row table:style-name="ro1">
          <table:table-cell office:value-type="float" office:value="128">
            <text:p>128</text:p>
          </table:table-cell>
          <table:table-cell table:style-name="ce2" table:formula="of:=[.A130]^4/(2^24)" office:value-type="float" office:value="16">
            <text:p>16,</text:p>
          </table:table-cell>
          <table:table-cell table:style-name="ce2" table:formula="of:=[.A130]" office:value-type="float" office:value="128">
            <text:p>128,</text:p>
          </table:table-cell>
          <table:table-cell table:style-name="ce2" table:formula="of:=LOG10([.A130])*106" office:value-type="float" office:value="223.364256782674">
            <text:p>223,</text:p>
          </table:table-cell>
          <table:table-cell table:style-name="ce2" table:formula="of:=(SIN( ([.A130]+10)*(PI()/10))*3+5)*(0.1*[.A130])" office:value-type="float" office:value="41.4290463119691">
            <text:p>41,</text:p>
          </table:table-cell>
          <table:table-cell table:number-columns-repeated="1019"/>
        </table:table-row>
        <table:table-row table:style-name="ro1">
          <table:table-cell office:value-type="float" office:value="129">
            <text:p>129</text:p>
          </table:table-cell>
          <table:table-cell table:style-name="ce2" table:formula="of:=[.A131]^4/(2^24)" office:value-type="float" office:value="16.5058899521828">
            <text:p>17,</text:p>
          </table:table-cell>
          <table:table-cell table:style-name="ce2" table:formula="of:=[.A131]" office:value-type="float" office:value="129">
            <text:p>129,</text:p>
          </table:table-cell>
          <table:table-cell table:style-name="ce2" table:formula="of:=LOG10([.A131])*106" office:value-type="float" office:value="223.72250929172">
            <text:p>224,</text:p>
          </table:table-cell>
          <table:table-cell table:style-name="ce2" table:formula="of:=(SIN( ([.A131]+10)*(PI()/10))*3+5)*(0.1*[.A131])" office:value-type="float" office:value="52.5410423176894">
            <text:p>53,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table:style-name="ce2" table:formula="of:=[.A132]^4/(2^24)" office:value-type="float" office:value="17.0236825942993">
            <text:p>17,</text:p>
          </table:table-cell>
          <table:table-cell table:style-name="ce2" table:formula="of:=[.A132]" office:value-type="float" office:value="130">
            <text:p>130,</text:p>
          </table:table-cell>
          <table:table-cell table:style-name="ce2" table:formula="of:=LOG10([.A132])*106" office:value-type="float" office:value="224.077995344525">
            <text:p>224,</text:p>
          </table:table-cell>
          <table:table-cell table:style-name="ce2" table:formula="of:=(SIN( ([.A132]+10)*(PI()/10))*3+5)*(0.1*[.A132])" office:value-type="float" office:value="64.9999999999999">
            <text:p>65,</text:p>
          </table:table-cell>
          <table:table-cell table:number-columns-repeated="1019"/>
        </table:table-row>
        <table:table-row table:style-name="ro1">
          <table:table-cell office:value-type="float" office:value="131">
            <text:p>131</text:p>
          </table:table-cell>
          <table:table-cell table:style-name="ce2" table:formula="of:=[.A133]^4/(2^24)" office:value-type="float" office:value="17.5535631775856">
            <text:p>18,</text:p>
          </table:table-cell>
          <table:table-cell table:style-name="ce2" table:formula="of:=[.A133]" office:value-type="float" office:value="131">
            <text:p>131,</text:p>
          </table:table-cell>
          <table:table-cell table:style-name="ce2" table:formula="of:=LOG10([.A133])*106" office:value-type="float" office:value="224.430757339511">
            <text:p>224,</text:p>
          </table:table-cell>
          <table:table-cell table:style-name="ce2" table:formula="of:=(SIN( ([.A133]+10)*(PI()/10))*3+5)*(0.1*[.A133])" office:value-type="float" office:value="77.6443678789354">
            <text:p>78,</text:p>
          </table:table-cell>
          <table:table-cell table:number-columns-repeated="1019"/>
        </table:table-row>
        <table:table-row table:style-name="ro1">
          <table:table-cell office:value-type="float" office:value="132">
            <text:p>132</text:p>
          </table:table-cell>
          <table:table-cell table:style-name="ce2" table:formula="of:=[.A134]^4/(2^24)" office:value-type="float" office:value="18.0957183837891">
            <text:p>18,</text:p>
          </table:table-cell>
          <table:table-cell table:style-name="ce2" table:formula="of:=[.A134]" office:value-type="float" office:value="132">
            <text:p>132,</text:p>
          </table:table-cell>
          <table:table-cell table:style-name="ce2" table:formula="of:=LOG10([.A134])*106" office:value-type="float" office:value="224.78083670782">
            <text:p>225,</text:p>
          </table:table-cell>
          <table:table-cell table:style-name="ce2" table:formula="of:=(SIN( ([.A134]+10)*(PI()/10))*3+5)*(0.1*[.A134])" office:value-type="float" office:value="89.2762959907818">
            <text:p>89,</text:p>
          </table:table-cell>
          <table:table-cell table:number-columns-repeated="1019"/>
        </table:table-row>
        <table:table-row table:style-name="ro1">
          <table:table-cell office:value-type="float" office:value="133">
            <text:p>133</text:p>
          </table:table-cell>
          <table:table-cell table:style-name="ce2" table:formula="of:=[.A135]^4/(2^24)" office:value-type="float" office:value="18.6503363251686">
            <text:p>19,</text:p>
          </table:table-cell>
          <table:table-cell table:style-name="ce2" table:formula="of:=[.A135]" office:value-type="float" office:value="133">
            <text:p>133,</text:p>
          </table:table-cell>
          <table:table-cell table:style-name="ce2" table:formula="of:=LOG10([.A135])*106" office:value-type="float" office:value="225.128273942511">
            <text:p>225,</text:p>
          </table:table-cell>
          <table:table-cell table:style-name="ce2" table:formula="of:=(SIN( ([.A135]+10)*(PI()/10))*3+5)*(0.1*[.A135])" office:value-type="float" office:value="98.7797780755603">
            <text:p>99,</text:p>
          </table:table-cell>
          <table:table-cell table:number-columns-repeated="1019"/>
        </table:table-row>
        <table:table-row table:style-name="ro1">
          <table:table-cell office:value-type="float" office:value="134">
            <text:p>134</text:p>
          </table:table-cell>
          <table:table-cell table:style-name="ce2" table:formula="of:=[.A136]^4/(2^24)" office:value-type="float" office:value="19.2176065444946">
            <text:p>19,</text:p>
          </table:table-cell>
          <table:table-cell table:style-name="ce2" table:formula="of:=[.A136]" office:value-type="float" office:value="134">
            <text:p>134,</text:p>
          </table:table-cell>
          <table:table-cell table:style-name="ce2" table:formula="of:=LOG10([.A136])*106" office:value-type="float" office:value="225.47310862667">
            <text:p>225,</text:p>
          </table:table-cell>
          <table:table-cell table:style-name="ce2" table:formula="of:=(SIN( ([.A136]+10)*(PI()/10))*3+5)*(0.1*[.A136])" office:value-type="float" office:value="105.232471955065">
            <text:p>105,</text:p>
          </table:table-cell>
          <table:table-cell table:number-columns-repeated="1019"/>
        </table:table-row>
        <table:table-row table:style-name="ro1">
          <table:table-cell office:value-type="float" office:value="135">
            <text:p>135</text:p>
          </table:table-cell>
          <table:table-cell table:style-name="ce2" table:formula="of:=[.A137]^4/(2^24)" office:value-type="float" office:value="19.797720015049">
            <text:p>20,</text:p>
          </table:table-cell>
          <table:table-cell table:style-name="ce2" table:formula="of:=[.A137]" office:value-type="float" office:value="135">
            <text:p>135,</text:p>
          </table:table-cell>
          <table:table-cell table:style-name="ce2" table:formula="of:=LOG10([.A137])*106" office:value-type="float" office:value="225.815379460471">
            <text:p>226,</text:p>
          </table:table-cell>
          <table:table-cell table:style-name="ce2" table:formula="of:=(SIN( ([.A137]+10)*(PI()/10))*3+5)*(0.1*[.A137])" office:value-type="float" office:value="108">
            <text:p>108,</text:p>
          </table:table-cell>
          <table:table-cell table:number-columns-repeated="1019"/>
        </table:table-row>
        <table:table-row table:style-name="ro1">
          <table:table-cell office:value-type="float" office:value="136">
            <text:p>136</text:p>
          </table:table-cell>
          <table:table-cell table:style-name="ce2" table:formula="of:=[.A138]^4/(2^24)" office:value-type="float" office:value="20.390869140625">
            <text:p>20,</text:p>
          </table:table-cell>
          <table:table-cell table:style-name="ce2" table:formula="of:=[.A138]" office:value-type="float" office:value="136">
            <text:p>136,</text:p>
          </table:table-cell>
          <table:table-cell table:style-name="ce2" table:formula="of:=LOG10([.A138])*106" office:value-type="float" office:value="226.155124287243">
            <text:p>226,</text:p>
          </table:table-cell>
          <table:table-cell table:style-name="ce2" table:formula="of:=(SIN( ([.A138]+10)*(PI()/10))*3+5)*(0.1*[.A138])" office:value-type="float" office:value="106.803105864842">
            <text:p>107,</text:p>
          </table:table-cell>
          <table:table-cell table:number-columns-repeated="1019"/>
        </table:table-row>
        <table:table-row table:style-name="ro1">
          <table:table-cell office:value-type="float" office:value="137">
            <text:p>137</text:p>
          </table:table-cell>
          <table:table-cell table:style-name="ce2" table:formula="of:=[.A139]^4/(2^24)" office:value-type="float" office:value="20.9972477555275">
            <text:p>21,</text:p>
          </table:table-cell>
          <table:table-cell table:style-name="ce2" table:formula="of:=[.A139]" office:value-type="float" office:value="137">
            <text:p>137,</text:p>
          </table:table-cell>
          <table:table-cell table:style-name="ce2" table:formula="of:=LOG10([.A139])*106" office:value-type="float" office:value="226.492380118579">
            <text:p>226,</text:p>
          </table:table-cell>
          <table:table-cell table:style-name="ce2" table:formula="of:=(SIN( ([.A139]+10)*(PI()/10))*3+5)*(0.1*[.A139])" office:value-type="float" office:value="101.75059846881">
            <text:p>102,</text:p>
          </table:table-cell>
          <table:table-cell table:number-columns-repeated="1019"/>
        </table:table-row>
        <table:table-row table:style-name="ro1">
          <table:table-cell office:value-type="float" office:value="138">
            <text:p>138</text:p>
          </table:table-cell>
          <table:table-cell table:style-name="ce2" table:formula="of:=[.A140]^4/(2^24)" office:value-type="float" office:value="21.6170511245728">
            <text:p>22,</text:p>
          </table:table-cell>
          <table:table-cell table:style-name="ce2" table:formula="of:=[.A140]" office:value-type="float" office:value="138">
            <text:p>138,</text:p>
          </table:table-cell>
          <table:table-cell table:style-name="ce2" table:formula="of:=LOG10([.A140])*106" office:value-type="float" office:value="226.827183158531">
            <text:p>227,</text:p>
          </table:table-cell>
          <table:table-cell table:style-name="ce2" table:formula="of:=(SIN( ([.A140]+10)*(PI()/10))*3+5)*(0.1*[.A140])" office:value-type="float" office:value="93.3343094449085">
            <text:p>93,</text:p>
          </table:table-cell>
          <table:table-cell table:number-columns-repeated="1019"/>
        </table:table-row>
        <table:table-row table:style-name="ro1">
          <table:table-cell office:value-type="float" office:value="139">
            <text:p>139</text:p>
          </table:table-cell>
          <table:table-cell table:style-name="ce2" table:formula="of:=[.A141]^4/(2^24)" office:value-type="float" office:value="22.2504759430885">
            <text:p>22,</text:p>
          </table:table-cell>
          <table:table-cell table:style-name="ce2" table:formula="of:=[.A141]" office:value-type="float" office:value="139">
            <text:p>139,</text:p>
          </table:table-cell>
          <table:table-cell table:style-name="ce2" table:formula="of:=LOG10([.A141])*106" office:value-type="float" office:value="227.159568826934">
            <text:p>227,</text:p>
          </table:table-cell>
          <table:table-cell table:style-name="ce2" table:formula="of:=(SIN( ([.A141]+10)*(PI()/10))*3+5)*(0.1*[.A141])" office:value-type="float" office:value="82.3860086654353">
            <text:p>82,</text:p>
          </table:table-cell>
          <table:table-cell table:number-columns-repeated="1019"/>
        </table:table-row>
        <table:table-row table:style-name="ro1">
          <table:table-cell office:value-type="float" office:value="140">
            <text:p>140</text:p>
          </table:table-cell>
          <table:table-cell table:style-name="ce2" table:formula="of:=[.A142]^4/(2^24)" office:value-type="float" office:value="22.8977203369141">
            <text:p>23,</text:p>
          </table:table-cell>
          <table:table-cell table:style-name="ce2" table:formula="of:=[.A142]" office:value-type="float" office:value="140">
            <text:p>140,</text:p>
          </table:table-cell>
          <table:table-cell table:style-name="ce2" table:formula="of:=LOG10([.A142])*106" office:value-type="float" office:value="227.489571781893">
            <text:p>227,</text:p>
          </table:table-cell>
          <table:table-cell table:style-name="ce2" table:formula="of:=(SIN( ([.A142]+10)*(PI()/10))*3+5)*(0.1*[.A142])" office:value-type="float" office:value="70.0000000000002">
            <text:p>70,</text:p>
          </table:table-cell>
          <table:table-cell table:number-columns-repeated="1019"/>
        </table:table-row>
        <table:table-row table:style-name="ro1">
          <table:table-cell office:value-type="float" office:value="141">
            <text:p>141</text:p>
          </table:table-cell>
          <table:table-cell table:style-name="ce2" table:formula="of:=[.A143]^4/(2^24)" office:value-type="float" office:value="23.5589838624001">
            <text:p>24,</text:p>
          </table:table-cell>
          <table:table-cell table:style-name="ce2" table:formula="of:=[.A143]" office:value-type="float" office:value="141">
            <text:p>141,</text:p>
          </table:table-cell>
          <table:table-cell table:style-name="ce2" table:formula="of:=LOG10([.A143])*106" office:value-type="float" office:value="227.81722594147">
            <text:p>228,</text:p>
          </table:table-cell>
          <table:table-cell table:style-name="ce2" table:formula="of:=(SIN( ([.A143]+10)*(PI()/10))*3+5)*(0.1*[.A143])" office:value-type="float" office:value="57.4285811379399">
            <text:p>57,</text:p>
          </table:table-cell>
          <table:table-cell table:number-columns-repeated="1019"/>
        </table:table-row>
        <table:table-row table:style-name="ro1">
          <table:table-cell office:value-type="float" office:value="142">
            <text:p>142</text:p>
          </table:table-cell>
          <table:table-cell table:style-name="ce2" table:formula="of:=[.A144]^4/(2^24)" office:value-type="float" office:value="24.2344675064087">
            <text:p>24,</text:p>
          </table:table-cell>
          <table:table-cell table:style-name="ce2" table:formula="of:=[.A144]" office:value-type="float" office:value="142">
            <text:p>142,</text:p>
          </table:table-cell>
          <table:table-cell table:style-name="ce2" table:formula="of:=LOG10([.A144])*106" office:value-type="float" office:value="228.142564504604">
            <text:p>228,</text:p>
          </table:table-cell>
          <table:table-cell table:style-name="ce2" table:formula="of:=(SIN( ([.A144]+10)*(PI()/10))*3+5)*(0.1*[.A144])" office:value-type="float" office:value="45.9603482523407">
            <text:p>46,</text:p>
          </table:table-cell>
          <table:table-cell table:number-columns-repeated="1019"/>
        </table:table-row>
        <table:table-row table:style-name="ro1">
          <table:table-cell office:value-type="float" office:value="143">
            <text:p>143</text:p>
          </table:table-cell>
          <table:table-cell table:style-name="ce2" table:formula="of:=[.A145]^4/(2^24)" office:value-type="float" office:value="24.9243736863136">
            <text:p>25,</text:p>
          </table:table-cell>
          <table:table-cell table:style-name="ce2" table:formula="of:=[.A145]" office:value-type="float" office:value="143">
            <text:p>143,</text:p>
          </table:table-cell>
          <table:table-cell table:style-name="ce2" table:formula="of:=LOG10([.A145])*106" office:value-type="float" office:value="228.465619971297">
            <text:p>228,</text:p>
          </table:table-cell>
          <table:table-cell table:style-name="ce2" table:formula="of:=(SIN( ([.A145]+10)*(PI()/10))*3+5)*(0.1*[.A145])" office:value-type="float" office:value="36.7931709413148">
            <text:p>37,</text:p>
          </table:table-cell>
          <table:table-cell table:number-columns-repeated="1019"/>
        </table:table-row>
        <table:table-row table:style-name="ro1">
          <table:table-cell office:value-type="float" office:value="144">
            <text:p>144</text:p>
          </table:table-cell>
          <table:table-cell table:style-name="ce2" table:formula="of:=[.A146]^4/(2^24)" office:value-type="float" office:value="25.62890625">
            <text:p>26,</text:p>
          </table:table-cell>
          <table:table-cell table:style-name="ce2" table:formula="of:=[.A146]" office:value-type="float" office:value="144">
            <text:p>144,</text:p>
          </table:table-cell>
          <table:table-cell table:style-name="ce2" table:formula="of:=LOG10([.A146])*106" office:value-type="float" office:value="228.786424162096">
            <text:p>229,</text:p>
          </table:table-cell>
          <table:table-cell table:style-name="ce2" table:formula="of:=(SIN( ([.A146]+10)*(PI()/10))*3+5)*(0.1*[.A146])" office:value-type="float" office:value="30.9143584960493">
            <text:p>31,</text:p>
          </table:table-cell>
          <table:table-cell table:number-columns-repeated="1019"/>
        </table:table-row>
        <table:table-row table:style-name="ro1">
          <table:table-cell office:value-type="float" office:value="145">
            <text:p>145</text:p>
          </table:table-cell>
          <table:table-cell table:style-name="ce2" table:formula="of:=[.A147]^4/(2^24)" office:value-type="float" office:value="26.3482704758644">
            <text:p>26,</text:p>
          </table:table-cell>
          <table:table-cell table:style-name="ce2" table:formula="of:=[.A147]" office:value-type="float" office:value="145">
            <text:p>145,</text:p>
          </table:table-cell>
          <table:table-cell table:style-name="ce2" table:formula="of:=LOG10([.A147])*106" office:value-type="float" office:value="229.105008236907">
            <text:p>229,</text:p>
          </table:table-cell>
          <table:table-cell table:style-name="ce2" table:formula="of:=(SIN( ([.A147]+10)*(PI()/10))*3+5)*(0.1*[.A147])" office:value-type="float" office:value="29">
            <text:p>29,</text:p>
          </table:table-cell>
          <table:table-cell table:number-columns-repeated="1019"/>
        </table:table-row>
        <table:table-row table:style-name="ro1">
          <table:table-cell office:value-type="float" office:value="146">
            <text:p>146</text:p>
          </table:table-cell>
          <table:table-cell table:style-name="ce2" table:formula="of:=[.A148]^4/(2^24)" office:value-type="float" office:value="27.0826730728149">
            <text:p>27,</text:p>
          </table:table-cell>
          <table:table-cell table:style-name="ce2" table:formula="of:=[.A148]" office:value-type="float" office:value="146">
            <text:p>146,</text:p>
          </table:table-cell>
          <table:table-cell table:style-name="ce2" table:formula="of:=LOG10([.A148])*106" office:value-type="float" office:value="229.42140271315">
            <text:p>229,</text:p>
          </table:table-cell>
          <table:table-cell table:style-name="ce2" table:formula="of:=(SIN( ([.A148]+10)*(PI()/10))*3+5)*(0.1*[.A148])" office:value-type="float" office:value="31.3437245862722">
            <text:p>31,</text:p>
          </table:table-cell>
          <table:table-cell table:number-columns-repeated="1019"/>
        </table:table-row>
        <table:table-row table:style-name="ro1">
          <table:table-cell office:value-type="float" office:value="147">
            <text:p>147</text:p>
          </table:table-cell>
          <table:table-cell table:style-name="ce2" table:formula="of:=[.A149]^4/(2^24)" office:value-type="float" office:value="27.8323221802711">
            <text:p>28,</text:p>
          </table:table-cell>
          <table:table-cell table:style-name="ce2" table:formula="of:=[.A149]" office:value-type="float" office:value="147">
            <text:p>147,</text:p>
          </table:table-cell>
          <table:table-cell table:style-name="ce2" table:formula="of:=LOG10([.A149])*106" office:value-type="float" office:value="229.735637483307">
            <text:p>230,</text:p>
          </table:table-cell>
          <table:table-cell table:style-name="ce2" table:formula="of:=(SIN( ([.A149]+10)*(PI()/10))*3+5)*(0.1*[.A149])" office:value-type="float" office:value="37.8223505480648">
            <text:p>38,</text:p>
          </table:table-cell>
          <table:table-cell table:number-columns-repeated="1019"/>
        </table:table-row>
        <table:table-row table:style-name="ro1">
          <table:table-cell office:value-type="float" office:value="148">
            <text:p>148</text:p>
          </table:table-cell>
          <table:table-cell table:style-name="ce2" table:formula="of:=[.A150]^4/(2^24)" office:value-type="float" office:value="28.5974273681641">
            <text:p>29,</text:p>
          </table:table-cell>
          <table:table-cell table:style-name="ce2" table:formula="of:=[.A150]" office:value-type="float" office:value="148">
            <text:p>148,</text:p>
          </table:table-cell>
          <table:table-cell table:style-name="ce2" table:formula="of:=LOG10([.A150])*106" office:value-type="float" office:value="230.047741831866">
            <text:p>230,</text:p>
          </table:table-cell>
          <table:table-cell table:style-name="ce2" table:formula="of:=(SIN( ([.A150]+10)*(PI()/10))*3+5)*(0.1*[.A150])" office:value-type="float" office:value="47.902334798214">
            <text:p>48,</text:p>
          </table:table-cell>
          <table:table-cell table:number-columns-repeated="1019"/>
        </table:table-row>
        <table:table-row table:style-name="ro1">
          <table:table-cell office:value-type="float" office:value="149">
            <text:p>149</text:p>
          </table:table-cell>
          <table:table-cell table:style-name="ce2" table:formula="of:=[.A151]^4/(2^24)" office:value-type="float" office:value="29.3781996369362">
            <text:p>29,</text:p>
          </table:table-cell>
          <table:table-cell table:style-name="ce2" table:formula="of:=[.A151]" office:value-type="float" office:value="149">
            <text:p>149,</text:p>
          </table:table-cell>
          <table:table-cell table:style-name="ce2" table:formula="of:=LOG10([.A151])*106" office:value-type="float" office:value="230.357744451701">
            <text:p>230,</text:p>
          </table:table-cell>
          <table:table-cell table:style-name="ce2" table:formula="of:=(SIN( ([.A151]+10)*(PI()/10))*3+5)*(0.1*[.A151])" office:value-type="float" office:value="60.6869403514397">
            <text:p>61,</text:p>
          </table:table-cell>
          <table:table-cell table:number-columns-repeated="1019"/>
        </table:table-row>
        <table:table-row table:style-name="ro1">
          <table:table-cell office:value-type="float" office:value="150">
            <text:p>150</text:p>
          </table:table-cell>
          <table:table-cell table:style-name="ce2" table:formula="of:=[.A152]^4/(2^24)" office:value-type="float" office:value="30.1748514175415">
            <text:p>30,</text:p>
          </table:table-cell>
          <table:table-cell table:style-name="ce2" table:formula="of:=[.A152]" office:value-type="float" office:value="150">
            <text:p>150,</text:p>
          </table:table-cell>
          <table:table-cell table:style-name="ce2" table:formula="of:=LOG10([.A152])*106" office:value-type="float" office:value="230.665673459902">
            <text:p>231,</text:p>
          </table:table-cell>
          <table:table-cell table:style-name="ce2" table:formula="of:=(SIN( ([.A152]+10)*(PI()/10))*3+5)*(0.1*[.A152])" office:value-type="float" office:value="74.9999999999999">
            <text:p>75,</text:p>
          </table:table-cell>
          <table:table-cell table:number-columns-repeated="1019"/>
        </table:table-row>
        <table:table-row table:style-name="ro1">
          <table:table-cell office:value-type="float" office:value="151">
            <text:p>151</text:p>
          </table:table-cell>
          <table:table-cell table:style-name="ce2" table:formula="of:=[.A153]^4/(2^24)" office:value-type="float" office:value="30.9875965714455">
            <text:p>31,</text:p>
          </table:table-cell>
          <table:table-cell table:style-name="ce2" table:formula="of:=[.A153]" office:value-type="float" office:value="151">
            <text:p>151,</text:p>
          </table:table-cell>
          <table:table-cell table:style-name="ce2" table:formula="of:=LOG10([.A153])*106" office:value-type="float" office:value="230.971556413076">
            <text:p>231,</text:p>
          </table:table-cell>
          <table:table-cell table:style-name="ce2" table:formula="of:=(SIN( ([.A153]+10)*(PI()/10))*3+5)*(0.1*[.A153])" office:value-type="float" office:value="89.4984698451851">
            <text:p>89,</text:p>
          </table:table-cell>
          <table:table-cell table:number-columns-repeated="1019"/>
        </table:table-row>
        <table:table-row table:style-name="ro1">
          <table:table-cell office:value-type="float" office:value="152">
            <text:p>152</text:p>
          </table:table-cell>
          <table:table-cell table:style-name="ce2" table:formula="of:=[.A154]^4/(2^24)" office:value-type="float" office:value="31.816650390625">
            <text:p>32,</text:p>
          </table:table-cell>
          <table:table-cell table:style-name="ce2" table:formula="of:=[.A154]" office:value-type="float" office:value="152">
            <text:p>152,</text:p>
          </table:table-cell>
          <table:table-cell table:style-name="ce2" table:formula="of:=LOG10([.A154])*106" office:value-type="float" office:value="231.275420322146">
            <text:p>231,</text:p>
          </table:table-cell>
          <table:table-cell table:style-name="ce2" table:formula="of:=(SIN( ([.A154]+10)*(PI()/10))*3+5)*(0.1*[.A154])" office:value-type="float" office:value="102.803007504537">
            <text:p>103,</text:p>
          </table:table-cell>
          <table:table-cell table:number-columns-repeated="1019"/>
        </table:table-row>
        <table:table-row table:style-name="ro1">
          <table:table-cell office:value-type="float" office:value="153">
            <text:p>153</text:p>
          </table:table-cell>
          <table:table-cell table:style-name="ce2" table:formula="of:=[.A155]^4/(2^24)" office:value-type="float" office:value="32.6622295975685">
            <text:p>33,</text:p>
          </table:table-cell>
          <table:table-cell table:style-name="ce2" table:formula="of:=[.A155]" office:value-type="float" office:value="153">
            <text:p>153,</text:p>
          </table:table-cell>
          <table:table-cell table:style-name="ce2" table:formula="of:=LOG10([.A155])*106" office:value-type="float" office:value="231.577291666665">
            <text:p>232,</text:p>
          </table:table-cell>
          <table:table-cell table:style-name="ce2" table:formula="of:=(SIN( ([.A155]+10)*(PI()/10))*3+5)*(0.1*[.A155])" office:value-type="float" office:value="113.63388004181">
            <text:p>114,</text:p>
          </table:table-cell>
          <table:table-cell table:number-columns-repeated="1019"/>
        </table:table-row>
        <table:table-row table:style-name="ro1">
          <table:table-cell office:value-type="float" office:value="154">
            <text:p>154</text:p>
          </table:table-cell>
          <table:table-cell table:style-name="ce2" table:formula="of:=[.A156]^4/(2^24)" office:value-type="float" office:value="33.5245523452759">
            <text:p>34,</text:p>
          </table:table-cell>
          <table:table-cell table:style-name="ce2" table:formula="of:=[.A156]" office:value-type="float" office:value="154">
            <text:p>154,</text:p>
          </table:table-cell>
          <table:table-cell table:style-name="ce2" table:formula="of:=LOG10([.A156])*106" office:value-type="float" office:value="231.877196408665">
            <text:p>232,</text:p>
          </table:table-cell>
          <table:table-cell table:style-name="ce2" table:formula="of:=(SIN( ([.A156]+10)*(PI()/10))*3+5)*(0.1*[.A156])" office:value-type="float" office:value="120.938811052836">
            <text:p>121,</text:p>
          </table:table-cell>
          <table:table-cell table:number-columns-repeated="1019"/>
        </table:table-row>
        <table:table-row table:style-name="ro1">
          <table:table-cell office:value-type="float" office:value="155">
            <text:p>155</text:p>
          </table:table-cell>
          <table:table-cell table:style-name="ce2" table:formula="of:=[.A157]^4/(2^24)" office:value-type="float" office:value="34.4038382172585">
            <text:p>34,</text:p>
          </table:table-cell>
          <table:table-cell table:style-name="ce2" table:formula="of:=[.A157]" office:value-type="float" office:value="155">
            <text:p>155,</text:p>
          </table:table-cell>
          <table:table-cell table:style-name="ce2" table:formula="of:=LOG10([.A157])*106" office:value-type="float" office:value="232.175160006051">
            <text:p>232,</text:p>
          </table:table-cell>
          <table:table-cell table:style-name="ce2" table:formula="of:=(SIN( ([.A157]+10)*(PI()/10))*3+5)*(0.1*[.A157])" office:value-type="float" office:value="124">
            <text:p>124,</text:p>
          </table:table-cell>
          <table:table-cell table:number-columns-repeated="1019"/>
        </table:table-row>
        <table:table-row table:style-name="ro1">
          <table:table-cell office:value-type="float" office:value="156">
            <text:p>156</text:p>
          </table:table-cell>
          <table:table-cell table:style-name="ce2" table:formula="of:=[.A158]^4/(2^24)" office:value-type="float" office:value="35.3003082275391">
            <text:p>35,</text:p>
          </table:table-cell>
          <table:table-cell table:style-name="ce2" table:formula="of:=[.A158]" office:value-type="float" office:value="156">
            <text:p>156,</text:p>
          </table:table-cell>
          <table:table-cell table:style-name="ce2" table:formula="of:=LOG10([.A158])*106" office:value-type="float" office:value="232.471207425573">
            <text:p>232,</text:p>
          </table:table-cell>
          <table:table-cell table:style-name="ce2" table:formula="of:=(SIN( ([.A158]+10)*(PI()/10))*3+5)*(0.1*[.A158])" office:value-type="float" office:value="122.509444962613">
            <text:p>123,</text:p>
          </table:table-cell>
          <table:table-cell table:number-columns-repeated="1019"/>
        </table:table-row>
        <table:table-row table:style-name="ro1">
          <table:table-cell office:value-type="float" office:value="157">
            <text:p>157</text:p>
          </table:table-cell>
          <table:table-cell table:style-name="ce2" table:formula="of:=[.A159]^4/(2^24)" office:value-type="float" office:value="36.214184820652">
            <text:p>36,</text:p>
          </table:table-cell>
          <table:table-cell table:style-name="ce2" table:formula="of:=[.A159]" office:value-type="float" office:value="157">
            <text:p>157,</text:p>
          </table:table-cell>
          <table:table-cell table:style-name="ce2" table:formula="of:=LOG10([.A159])*106" office:value-type="float" office:value="232.765363155379">
            <text:p>233,</text:p>
          </table:table-cell>
          <table:table-cell table:style-name="ce2" table:formula="of:=(SIN( ([.A159]+10)*(PI()/10))*3+5)*(0.1*[.A159])" office:value-type="float" office:value="116.60470043506">
            <text:p>117,</text:p>
          </table:table-cell>
          <table:table-cell table:number-columns-repeated="1019"/>
        </table:table-row>
        <table:table-row table:style-name="ro1">
          <table:table-cell office:value-type="float" office:value="158">
            <text:p>158</text:p>
          </table:table-cell>
          <table:table-cell table:style-name="ce2" table:formula="of:=[.A160]^4/(2^24)" office:value-type="float" office:value="37.1456918716431">
            <text:p>37,</text:p>
          </table:table-cell>
          <table:table-cell table:style-name="ce2" table:formula="of:=[.A160]" office:value-type="float" office:value="158">
            <text:p>158,</text:p>
          </table:table-cell>
          <table:table-cell table:style-name="ce2" table:formula="of:=LOG10([.A160])*106" office:value-type="float" office:value="233.057651217169">
            <text:p>233,</text:p>
          </table:table-cell>
          <table:table-cell table:style-name="ce2" table:formula="of:=(SIN( ([.A160]+10)*(PI()/10))*3+5)*(0.1*[.A160])" office:value-type="float" office:value="106.861020958663">
            <text:p>107,</text:p>
          </table:table-cell>
          <table:table-cell table:number-columns-repeated="1019"/>
        </table:table-row>
        <table:table-row table:style-name="ro1">
          <table:table-cell office:value-type="float" office:value="159">
            <text:p>159</text:p>
          </table:table-cell>
          <table:table-cell table:style-name="ce2" table:formula="of:=[.A161]^4/(2^24)" office:value-type="float" office:value="38.0950546860695">
            <text:p>38,</text:p>
          </table:table-cell>
          <table:table-cell table:style-name="ce2" table:formula="of:=[.A161]" office:value-type="float" office:value="159">
            <text:p>159,</text:p>
          </table:table-cell>
          <table:table-cell table:style-name="ce2" table:formula="of:=LOG10([.A161])*106" office:value-type="float" office:value="233.348095177968">
            <text:p>233,</text:p>
          </table:table-cell>
          <table:table-cell table:style-name="ce2" table:formula="of:=(SIN( ([.A161]+10)*(PI()/10))*3+5)*(0.1*[.A161])" office:value-type="float" office:value="94.240110631685">
            <text:p>94,</text:p>
          </table:table-cell>
          <table:table-cell table:number-columns-repeated="1019"/>
        </table:table-row>
        <table:table-row table:style-name="ro1">
          <table:table-cell office:value-type="float" office:value="160">
            <text:p>160</text:p>
          </table:table-cell>
          <table:table-cell table:style-name="ce2" table:formula="of:=[.A162]^4/(2^24)" office:value-type="float" office:value="39.0625">
            <text:p>39,</text:p>
          </table:table-cell>
          <table:table-cell table:style-name="ce2" table:formula="of:=[.A162]" office:value-type="float" office:value="160">
            <text:p>160,</text:p>
          </table:table-cell>
          <table:table-cell table:style-name="ce2" table:formula="of:=LOG10([.A162])*106" office:value-type="float" office:value="233.636718161528">
            <text:p>234,</text:p>
          </table:table-cell>
          <table:table-cell table:style-name="ce2" table:formula="of:=(SIN( ([.A162]+10)*(PI()/10))*3+5)*(0.1*[.A162])" office:value-type="float" office:value="79.9999999999999">
            <text:p>80,</text:p>
          </table:table-cell>
          <table:table-cell table:number-columns-repeated="1019"/>
        </table:table-row>
        <table:table-row table:style-name="ro1">
          <table:table-cell office:value-type="float" office:value="161">
            <text:p>161</text:p>
          </table:table-cell>
          <table:table-cell table:style-name="ce2" table:formula="of:=[.A163]^4/(2^24)" office:value-type="float" office:value="40.0482559800148">
            <text:p>40,</text:p>
          </table:table-cell>
          <table:table-cell table:style-name="ce2" table:formula="of:=[.A163]" office:value-type="float" office:value="161">
            <text:p>161,</text:p>
          </table:table-cell>
          <table:table-cell table:style-name="ce2" table:formula="of:=LOG10([.A163])*106" office:value-type="float" office:value="233.923542859376">
            <text:p>234,</text:p>
          </table:table-cell>
          <table:table-cell table:style-name="ce2" table:formula="of:=(SIN( ([.A163]+10)*(PI()/10))*3+5)*(0.1*[.A163])" office:value-type="float" office:value="65.5744791716902">
            <text:p>66,</text:p>
          </table:table-cell>
          <table:table-cell table:number-columns-repeated="1019"/>
        </table:table-row>
        <table:table-row table:style-name="ro1">
          <table:table-cell office:value-type="float" office:value="162">
            <text:p>162</text:p>
          </table:table-cell>
          <table:table-cell table:style-name="ce2" table:formula="of:=[.A164]^4/(2^24)" office:value-type="float" office:value="41.0525522232056">
            <text:p>41,</text:p>
          </table:table-cell>
          <table:table-cell table:style-name="ce2" table:formula="of:=[.A164]" office:value-type="float" office:value="162">
            <text:p>162,</text:p>
          </table:table-cell>
          <table:table-cell table:style-name="ce2" table:formula="of:=LOG10([.A164])*106" office:value-type="float" office:value="234.208591541519">
            <text:p>234,</text:p>
          </table:table-cell>
          <table:table-cell table:style-name="ce2" table:formula="of:=(SIN( ([.A164]+10)*(PI()/10))*3+5)*(0.1*[.A164])" office:value-type="float" office:value="52.4336367385859">
            <text:p>52,</text:p>
          </table:table-cell>
          <table:table-cell table:number-columns-repeated="1019"/>
        </table:table-row>
        <table:table-row table:style-name="ro1">
          <table:table-cell office:value-type="float" office:value="163">
            <text:p>163</text:p>
          </table:table-cell>
          <table:table-cell table:style-name="ce2" table:formula="of:=[.A165]^4/(2^24)" office:value-type="float" office:value="42.0756197571754">
            <text:p>42,</text:p>
          </table:table-cell>
          <table:table-cell table:style-name="ce2" table:formula="of:=[.A165]" office:value-type="float" office:value="163">
            <text:p>163,</text:p>
          </table:table-cell>
          <table:table-cell table:style-name="ce2" table:formula="of:=LOG10([.A165])*106" office:value-type="float" office:value="234.49188606682">
            <text:p>234,</text:p>
          </table:table-cell>
          <table:table-cell table:style-name="ce2" table:formula="of:=(SIN( ([.A165]+10)*(PI()/10))*3+5)*(0.1*[.A165])" office:value-type="float" office:value="41.9390689750651">
            <text:p>42,</text:p>
          </table:table-cell>
          <table:table-cell table:number-columns-repeated="1019"/>
        </table:table-row>
        <table:table-row table:style-name="ro1">
          <table:table-cell office:value-type="float" office:value="164">
            <text:p>164</text:p>
          </table:table-cell>
          <table:table-cell table:style-name="ce2" table:formula="of:=[.A166]^4/(2^24)" office:value-type="float" office:value="43.1176910400391">
            <text:p>43,</text:p>
          </table:table-cell>
          <table:table-cell table:style-name="ce2" table:formula="of:=[.A166]" office:value-type="float" office:value="164">
            <text:p>164,</text:p>
          </table:table-cell>
          <table:table-cell table:style-name="ce2" table:formula="of:=LOG10([.A166])*106" office:value-type="float" office:value="234.773447893056">
            <text:p>235,</text:p>
          </table:table-cell>
          <table:table-cell table:style-name="ce2" table:formula="of:=(SIN( ([.A166]+10)*(PI()/10))*3+5)*(0.1*[.A166])" office:value-type="float" office:value="35.2080193982785">
            <text:p>35,</text:p>
          </table:table-cell>
          <table:table-cell table:number-columns-repeated="1019"/>
        </table:table-row>
        <table:table-row table:style-name="ro1">
          <table:table-cell office:value-type="float" office:value="165">
            <text:p>165</text:p>
          </table:table-cell>
          <table:table-cell table:style-name="ce2" table:formula="of:=[.A167]^4/(2^24)" office:value-type="float" office:value="44.1789999604225">
            <text:p>44,</text:p>
          </table:table-cell>
          <table:table-cell table:style-name="ce2" table:formula="of:=[.A167]" office:value-type="float" office:value="165">
            <text:p>165,</text:p>
          </table:table-cell>
          <table:table-cell table:style-name="ce2" table:formula="of:=LOG10([.A167])*106" office:value-type="float" office:value="235.053298086674">
            <text:p>235,</text:p>
          </table:table-cell>
          <table:table-cell table:style-name="ce2" table:formula="of:=(SIN( ([.A167]+10)*(PI()/10))*3+5)*(0.1*[.A167])" office:value-type="float" office:value="33">
            <text:p>33,</text:p>
          </table:table-cell>
          <table:table-cell table:number-columns-repeated="1019"/>
        </table:table-row>
        <table:table-row table:style-name="ro1">
          <table:table-cell office:value-type="float" office:value="166">
            <text:p>166</text:p>
          </table:table-cell>
          <table:table-cell table:style-name="ce2" table:formula="of:=[.A168]^4/(2^24)" office:value-type="float" office:value="45.2597818374634">
            <text:p>45,</text:p>
          </table:table-cell>
          <table:table-cell table:style-name="ce2" table:formula="of:=[.A168]" office:value-type="float" office:value="166">
            <text:p>166,</text:p>
          </table:table-cell>
          <table:table-cell table:style-name="ce2" table:formula="of:=LOG10([.A168])*106" office:value-type="float" office:value="235.331457332246">
            <text:p>235,</text:p>
          </table:table-cell>
          <table:table-cell table:style-name="ce2" table:formula="of:=(SIN( ([.A168]+10)*(PI()/10))*3+5)*(0.1*[.A168])" office:value-type="float" office:value="35.6373854885013">
            <text:p>36,</text:p>
          </table:table-cell>
          <table:table-cell table:number-columns-repeated="1019"/>
        </table:table-row>
        <table:table-row table:style-name="ro1">
          <table:table-cell office:value-type="float" office:value="167">
            <text:p>167</text:p>
          </table:table-cell>
          <table:table-cell table:style-name="ce2" table:formula="of:=[.A169]^4/(2^24)" office:value-type="float" office:value="46.3602734208107">
            <text:p>46,</text:p>
          </table:table-cell>
          <table:table-cell table:style-name="ce2" table:formula="of:=[.A169]" office:value-type="float" office:value="167">
            <text:p>167,</text:p>
          </table:table-cell>
          <table:table-cell table:style-name="ce2" table:formula="of:=LOG10([.A169])*106" office:value-type="float" office:value="235.607945941644">
            <text:p>236,</text:p>
          </table:table-cell>
          <table:table-cell table:style-name="ce2" table:formula="of:=(SIN( ([.A169]+10)*(PI()/10))*3+5)*(0.1*[.A169])" office:value-type="float" office:value="42.9682485818151">
            <text:p>43,</text:p>
          </table:table-cell>
          <table:table-cell table:number-columns-repeated="1019"/>
        </table:table-row>
        <table:table-row table:style-name="ro1">
          <table:table-cell office:value-type="float" office:value="168">
            <text:p>168</text:p>
          </table:table-cell>
          <table:table-cell table:style-name="ce2" table:formula="of:=[.A170]^4/(2^24)" office:value-type="float" office:value="47.480712890625">
            <text:p>47,</text:p>
          </table:table-cell>
          <table:table-cell table:style-name="ce2" table:formula="of:=[.A170]" office:value-type="float" office:value="168">
            <text:p>168,</text:p>
          </table:table-cell>
          <table:table-cell table:style-name="ce2" table:formula="of:=LOG10([.A170])*106" office:value-type="float" office:value="235.882783862941">
            <text:p>236,</text:p>
          </table:table-cell>
          <table:table-cell table:style-name="ce2" table:formula="of:=(SIN( ([.A170]+10)*(PI()/10))*3+5)*(0.1*[.A170])" office:value-type="float" office:value="54.3756232844594">
            <text:p>54,</text:p>
          </table:table-cell>
          <table:table-cell table:number-columns-repeated="1019"/>
        </table:table-row>
        <table:table-row table:style-name="ro1">
          <table:table-cell office:value-type="float" office:value="169">
            <text:p>169</text:p>
          </table:table-cell>
          <table:table-cell table:style-name="ce2" table:formula="of:=[.A171]^4/(2^24)" office:value-type="float" office:value="48.6213398575783">
            <text:p>49,</text:p>
          </table:table-cell>
          <table:table-cell table:style-name="ce2" table:formula="of:=[.A171]" office:value-type="float" office:value="169">
            <text:p>169,</text:p>
          </table:table-cell>
          <table:table-cell table:style-name="ce2" table:formula="of:=LOG10([.A171])*106" office:value-type="float" office:value="236.155990689049">
            <text:p>236,</text:p>
          </table:table-cell>
          <table:table-cell table:style-name="ce2" table:formula="of:=(SIN( ([.A171]+10)*(PI()/10))*3+5)*(0.1*[.A171])" office:value-type="float" office:value="68.83283838519">
            <text:p>69,</text:p>
          </table:table-cell>
          <table:table-cell table:number-columns-repeated="1019"/>
        </table:table-row>
        <table:table-row table:style-name="ro1">
          <table:table-cell office:value-type="float" office:value="170">
            <text:p>170</text:p>
          </table:table-cell>
          <table:table-cell table:style-name="ce2" table:formula="of:=[.A172]^4/(2^24)" office:value-type="float" office:value="49.782395362854">
            <text:p>50,</text:p>
          </table:table-cell>
          <table:table-cell table:style-name="ce2" table:formula="of:=[.A172]" office:value-type="float" office:value="170">
            <text:p>170,</text:p>
          </table:table-cell>
          <table:table-cell table:style-name="ce2" table:formula="of:=LOG10([.A172])*106" office:value-type="float" office:value="236.427585666097">
            <text:p>236,</text:p>
          </table:table-cell>
          <table:table-cell table:style-name="ce2" table:formula="of:=(SIN( ([.A172]+10)*(PI()/10))*3+5)*(0.1*[.A172])" office:value-type="float" office:value="84.9999999999999">
            <text:p>85,</text:p>
          </table:table-cell>
          <table:table-cell table:number-columns-repeated="1019"/>
        </table:table-row>
        <table:table-row table:style-name="ro1">
          <table:table-cell office:value-type="float" office:value="171">
            <text:p>171</text:p>
          </table:table-cell>
          <table:table-cell table:style-name="ce2" table:formula="of:=[.A173]^4/(2^24)" office:value-type="float" office:value="50.9641218781471">
            <text:p>51,</text:p>
          </table:table-cell>
          <table:table-cell table:style-name="ce2" table:formula="of:=[.A173]" office:value-type="float" office:value="171">
            <text:p>171,</text:p>
          </table:table-cell>
          <table:table-cell table:style-name="ce2" table:formula="of:=LOG10([.A173])*106" office:value-type="float" office:value="236.697587701568">
            <text:p>237,</text:p>
          </table:table-cell>
          <table:table-cell table:style-name="ce2" table:formula="of:=(SIN( ([.A173]+10)*(PI()/10))*3+5)*(0.1*[.A173])" office:value-type="float" office:value="101.352571811435">
            <text:p>101,</text:p>
          </table:table-cell>
          <table:table-cell table:number-columns-repeated="1019"/>
        </table:table-row>
        <table:table-row table:style-name="ro1">
          <table:table-cell office:value-type="float" office:value="172">
            <text:p>172</text:p>
          </table:table-cell>
          <table:table-cell table:style-name="ce2" table:formula="of:=[.A174]^4/(2^24)" office:value-type="float" office:value="52.1667633056641">
            <text:p>52,</text:p>
          </table:table-cell>
          <table:table-cell table:style-name="ce2" table:formula="of:=[.A174]" office:value-type="float" office:value="172">
            <text:p>172,</text:p>
          </table:table-cell>
          <table:table-cell table:style-name="ce2" table:formula="of:=LOG10([.A174])*106" office:value-type="float" office:value="236.9660153722">
            <text:p>237,</text:p>
          </table:table-cell>
          <table:table-cell table:style-name="ce2" table:formula="of:=(SIN( ([.A174]+10)*(PI()/10))*3+5)*(0.1*[.A174])" office:value-type="float" office:value="116.329719018291">
            <text:p>116,</text:p>
          </table:table-cell>
          <table:table-cell table:number-columns-repeated="1019"/>
        </table:table-row>
        <table:table-row table:style-name="ro1">
          <table:table-cell office:value-type="float" office:value="173">
            <text:p>173</text:p>
          </table:table-cell>
          <table:table-cell table:style-name="ce2" table:formula="of:=[.A175]^4/(2^24)" office:value-type="float" office:value="53.3905649781227">
            <text:p>53,</text:p>
          </table:table-cell>
          <table:table-cell table:style-name="ce2" table:formula="of:=[.A175]" office:value-type="float" office:value="173">
            <text:p>173,</text:p>
          </table:table-cell>
          <table:table-cell table:style-name="ce2" table:formula="of:=LOG10([.A175])*106" office:value-type="float" office:value="237.232886931652">
            <text:p>237,</text:p>
          </table:table-cell>
          <table:table-cell table:style-name="ce2" table:formula="of:=(SIN( ([.A175]+10)*(PI()/10))*3+5)*(0.1*[.A175])" office:value-type="float" office:value="128.48798200806">
            <text:p>128,</text:p>
          </table:table-cell>
          <table:table-cell table:number-columns-repeated="1019"/>
        </table:table-row>
        <table:table-row table:style-name="ro1">
          <table:table-cell office:value-type="float" office:value="174">
            <text:p>174</text:p>
          </table:table-cell>
          <table:table-cell table:style-name="ce2" table:formula="of:=[.A176]^4/(2^24)" office:value-type="float" office:value="54.6357736587524">
            <text:p>55,</text:p>
          </table:table-cell>
          <table:table-cell table:style-name="ce2" table:formula="of:=[.A176]" office:value-type="float" office:value="174">
            <text:p>174,</text:p>
          </table:table-cell>
          <table:table-cell table:style-name="ce2" table:formula="of:=LOG10([.A176])*106" office:value-type="float" office:value="237.498220317956">
            <text:p>237,</text:p>
          </table:table-cell>
          <table:table-cell table:style-name="ce2" table:formula="of:=(SIN( ([.A176]+10)*(PI()/10))*3+5)*(0.1*[.A176])" office:value-type="float" office:value="136.645150150607">
            <text:p>137,</text:p>
          </table:table-cell>
          <table:table-cell table:number-columns-repeated="1019"/>
        </table:table-row>
        <table:table-row table:style-name="ro1">
          <table:table-cell office:value-type="float" office:value="175">
            <text:p>175</text:p>
          </table:table-cell>
          <table:table-cell table:style-name="ce2" table:formula="of:=[.A177]^4/(2^24)" office:value-type="float" office:value="55.9026375412941">
            <text:p>56,</text:p>
          </table:table-cell>
          <table:table-cell table:style-name="ce2" table:formula="of:=[.A177]" office:value-type="float" office:value="175">
            <text:p>175,</text:p>
          </table:table-cell>
          <table:table-cell table:style-name="ce2" table:formula="of:=LOG10([.A177])*106" office:value-type="float" office:value="237.762033160747">
            <text:p>238,</text:p>
          </table:table-cell>
          <table:table-cell table:style-name="ce2" table:formula="of:=(SIN( ([.A177]+10)*(PI()/10))*3+5)*(0.1*[.A177])" office:value-type="float" office:value="140">
            <text:p>140,</text:p>
          </table:table-cell>
          <table:table-cell table:number-columns-repeated="1019"/>
        </table:table-row>
        <table:table-row table:style-name="ro1">
          <table:table-cell office:value-type="float" office:value="176">
            <text:p>176</text:p>
          </table:table-cell>
          <table:table-cell table:style-name="ce2" table:formula="of:=[.A178]^4/(2^24)" office:value-type="float" office:value="57.19140625">
            <text:p>57,</text:p>
          </table:table-cell>
          <table:table-cell table:style-name="ce2" table:formula="of:=[.A178]" office:value-type="float" office:value="176">
            <text:p>176,</text:p>
          </table:table-cell>
          <table:table-cell table:style-name="ce2" table:formula="of:=LOG10([.A178])*106" office:value-type="float" office:value="238.0243427883">
            <text:p>238,</text:p>
          </table:table-cell>
          <table:table-cell table:style-name="ce2" table:formula="of:=(SIN( ([.A178]+10)*(PI()/10))*3+5)*(0.1*[.A178])" office:value-type="float" office:value="138.215784060384">
            <text:p>138,</text:p>
          </table:table-cell>
          <table:table-cell table:number-columns-repeated="1019"/>
        </table:table-row>
        <table:table-row table:style-name="ro1">
          <table:table-cell office:value-type="float" office:value="177">
            <text:p>177</text:p>
          </table:table-cell>
          <table:table-cell table:style-name="ce2" table:formula="of:=[.A179]^4/(2^24)" office:value-type="float" office:value="58.5023308396339">
            <text:p>59,</text:p>
          </table:table-cell>
          <table:table-cell table:style-name="ce2" table:formula="of:=[.A179]" office:value-type="float" office:value="177">
            <text:p>177,</text:p>
          </table:table-cell>
          <table:table-cell table:style-name="ce2" table:formula="of:=LOG10([.A179])*106" office:value-type="float" office:value="238.285166234352">
            <text:p>238,</text:p>
          </table:table-cell>
          <table:table-cell table:style-name="ce2" table:formula="of:=(SIN( ([.A179]+10)*(PI()/10))*3+5)*(0.1*[.A179])" office:value-type="float" office:value="131.45880240131">
            <text:p>131,</text:p>
          </table:table-cell>
          <table:table-cell table:number-columns-repeated="1019"/>
        </table:table-row>
        <table:table-row table:style-name="ro1">
          <table:table-cell office:value-type="float" office:value="178">
            <text:p>178</text:p>
          </table:table-cell>
          <table:table-cell table:style-name="ce2" table:formula="of:=[.A180]^4/(2^24)" office:value-type="float" office:value="59.8356637954712">
            <text:p>60,</text:p>
          </table:table-cell>
          <table:table-cell table:style-name="ce2" table:formula="of:=[.A180]" office:value-type="float" office:value="178">
            <text:p>178,</text:p>
          </table:table-cell>
          <table:table-cell table:style-name="ce2" table:formula="of:=LOG10([.A180])*106" office:value-type="float" office:value="238.544520244743">
            <text:p>239,</text:p>
          </table:table-cell>
          <table:table-cell table:style-name="ce2" table:formula="of:=(SIN( ([.A180]+10)*(PI()/10))*3+5)*(0.1*[.A180])" office:value-type="float" office:value="120.387732472418">
            <text:p>120,</text:p>
          </table:table-cell>
          <table:table-cell table:number-columns-repeated="1019"/>
        </table:table-row>
        <table:table-row table:style-name="ro1">
          <table:table-cell office:value-type="float" office:value="179">
            <text:p>179</text:p>
          </table:table-cell>
          <table:table-cell table:style-name="ce2" table:formula="of:=[.A181]^4/(2^24)" office:value-type="float" office:value="61.1916590332985">
            <text:p>61,</text:p>
          </table:table-cell>
          <table:table-cell table:style-name="ce2" table:formula="of:=[.A181]" office:value-type="float" office:value="179">
            <text:p>179,</text:p>
          </table:table-cell>
          <table:table-cell table:style-name="ce2" table:formula="of:=LOG10([.A181])*106" office:value-type="float" office:value="238.802421283869">
            <text:p>239,</text:p>
          </table:table-cell>
          <table:table-cell table:style-name="ce2" table:formula="of:=(SIN( ([.A181]+10)*(PI()/10))*3+5)*(0.1*[.A181])" office:value-type="float" office:value="106.094212597935">
            <text:p>106,</text:p>
          </table:table-cell>
          <table:table-cell table:number-columns-repeated="1019"/>
        </table:table-row>
        <table:table-row table:style-name="ro1">
          <table:table-cell office:value-type="float" office:value="180">
            <text:p>180</text:p>
          </table:table-cell>
          <table:table-cell table:style-name="ce2" table:formula="of:=[.A182]^4/(2^24)" office:value-type="float" office:value="62.5705718994141">
            <text:p>63,</text:p>
          </table:table-cell>
          <table:table-cell table:style-name="ce2" table:formula="of:=[.A182]" office:value-type="float" office:value="180">
            <text:p>180,</text:p>
          </table:table-cell>
          <table:table-cell table:style-name="ce2" table:formula="of:=LOG10([.A182])*106" office:value-type="float" office:value="239.05888554095">
            <text:p>239,</text:p>
          </table:table-cell>
          <table:table-cell table:style-name="ce2" table:formula="of:=(SIN( ([.A182]+10)*(PI()/10))*3+5)*(0.1*[.A182])" office:value-type="float" office:value="90.0000000000003">
            <text:p>90,</text:p>
          </table:table-cell>
          <table:table-cell table:number-columns-repeated="1019"/>
        </table:table-row>
        <table:table-row table:style-name="ro1">
          <table:table-cell office:value-type="float" office:value="181">
            <text:p>181</text:p>
          </table:table-cell>
          <table:table-cell table:style-name="ce2" table:formula="of:=[.A183]^4/(2^24)" office:value-type="float" office:value="63.9726591706276">
            <text:p>64,</text:p>
          </table:table-cell>
          <table:table-cell table:style-name="ce2" table:formula="of:=[.A183]" office:value-type="float" office:value="181">
            <text:p>181,</text:p>
          </table:table-cell>
          <table:table-cell table:style-name="ce2" table:formula="of:=LOG10([.A183])*106" office:value-type="float" office:value="239.313928936134">
            <text:p>239,</text:p>
          </table:table-cell>
          <table:table-cell table:style-name="ce2" table:formula="of:=(SIN( ([.A183]+10)*(PI()/10))*3+5)*(0.1*[.A183])" office:value-type="float" office:value="73.7203772054406">
            <text:p>74,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table:style-name="ce2" table:formula="of:=[.A184]^4/(2^24)" office:value-type="float" office:value="65.3981790542603">
            <text:p>65,</text:p>
          </table:table-cell>
          <table:table-cell table:style-name="ce2" table:formula="of:=[.A184]" office:value-type="float" office:value="182">
            <text:p>182,</text:p>
          </table:table-cell>
          <table:table-cell table:style-name="ce2" table:formula="of:=LOG10([.A184])*106" office:value-type="float" office:value="239.567567126418">
            <text:p>240,</text:p>
          </table:table-cell>
          <table:table-cell table:style-name="ce2" table:formula="of:=(SIN( ([.A184]+10)*(PI()/10))*3+5)*(0.1*[.A184])" office:value-type="float" office:value="58.9069252248311">
            <text:p>59,</text:p>
          </table:table-cell>
          <table:table-cell table:number-columns-repeated="1019"/>
        </table:table-row>
        <table:table-row table:style-name="ro1">
          <table:table-cell office:value-type="float" office:value="183">
            <text:p>183</text:p>
          </table:table-cell>
          <table:table-cell table:style-name="ce2" table:formula="of:=[.A185]^4/(2^24)" office:value-type="float" office:value="66.8473911881447">
            <text:p>67,</text:p>
          </table:table-cell>
          <table:table-cell table:style-name="ce2" table:formula="of:=[.A185]" office:value-type="float" office:value="183">
            <text:p>183,</text:p>
          </table:table-cell>
          <table:table-cell table:style-name="ce2" table:formula="of:=LOG10([.A185])*106" office:value-type="float" office:value="239.819815511425">
            <text:p>240,</text:p>
          </table:table-cell>
          <table:table-cell table:style-name="ce2" table:formula="of:=(SIN( ([.A185]+10)*(PI()/10))*3+5)*(0.1*[.A185])" office:value-type="float" office:value="47.0849670088154">
            <text:p>47,</text:p>
          </table:table-cell>
          <table:table-cell table:number-columns-repeated="1019"/>
        </table:table-row>
        <table:table-row table:style-name="ro1">
          <table:table-cell office:value-type="float" office:value="184">
            <text:p>184</text:p>
          </table:table-cell>
          <table:table-cell table:style-name="ce2" table:formula="of:=[.A186]^4/(2^24)" office:value-type="float" office:value="68.320556640625">
            <text:p>68,</text:p>
          </table:table-cell>
          <table:table-cell table:style-name="ce2" table:formula="of:=[.A186]" office:value-type="float" office:value="184">
            <text:p>184,</text:p>
          </table:table-cell>
          <table:table-cell table:style-name="ce2" table:formula="of:=LOG10([.A186])*106" office:value-type="float" office:value="240.070689239011">
            <text:p>240,</text:p>
          </table:table-cell>
          <table:table-cell table:style-name="ce2" table:formula="of:=(SIN( ([.A186]+10)*(PI()/10))*3+5)*(0.1*[.A186])" office:value-type="float" office:value="39.5016803005075">
            <text:p>40,</text:p>
          </table:table-cell>
          <table:table-cell table:number-columns-repeated="1019"/>
        </table:table-row>
        <table:table-row table:style-name="ro1">
          <table:table-cell office:value-type="float" office:value="185">
            <text:p>185</text:p>
          </table:table-cell>
          <table:table-cell table:style-name="ce2" table:formula="of:=[.A187]^4/(2^24)" office:value-type="float" office:value="69.8179379105568">
            <text:p>70,</text:p>
          </table:table-cell>
          <table:table-cell table:style-name="ce2" table:formula="of:=[.A187]" office:value-type="float" office:value="185">
            <text:p>185,</text:p>
          </table:table-cell>
          <table:table-cell table:style-name="ce2" table:formula="of:=LOG10([.A187])*106" office:value-type="float" office:value="240.320203210719">
            <text:p>240,</text:p>
          </table:table-cell>
          <table:table-cell table:style-name="ce2" table:formula="of:=(SIN( ([.A187]+10)*(PI()/10))*3+5)*(0.1*[.A187])" office:value-type="float" office:value="37">
            <text:p>37,</text:p>
          </table:table-cell>
          <table:table-cell table:number-columns-repeated="1019"/>
        </table:table-row>
        <table:table-row table:style-name="ro1">
          <table:table-cell office:value-type="float" office:value="186">
            <text:p>186</text:p>
          </table:table-cell>
          <table:table-cell table:style-name="ce2" table:formula="of:=[.A188]^4/(2^24)" office:value-type="float" office:value="71.3397989273071">
            <text:p>71,</text:p>
          </table:table-cell>
          <table:table-cell table:style-name="ce2" table:formula="of:=[.A188]" office:value-type="float" office:value="186">
            <text:p>186,</text:p>
          </table:table-cell>
          <table:table-cell table:style-name="ce2" table:formula="of:=LOG10([.A188])*106" office:value-type="float" office:value="240.568372087099">
            <text:p>241,</text:p>
          </table:table-cell>
          <table:table-cell table:style-name="ce2" table:formula="of:=(SIN( ([.A188]+10)*(PI()/10))*3+5)*(0.1*[.A188])" office:value-type="float" office:value="39.9310463907304">
            <text:p>40,</text:p>
          </table:table-cell>
          <table:table-cell table:number-columns-repeated="1019"/>
        </table:table-row>
        <table:table-row table:style-name="ro1">
          <table:table-cell office:value-type="float" office:value="187">
            <text:p>187</text:p>
          </table:table-cell>
          <table:table-cell table:style-name="ce2" table:formula="of:=[.A189]^4/(2^24)" office:value-type="float" office:value="72.8864050507545">
            <text:p>73,</text:p>
          </table:table-cell>
          <table:table-cell table:style-name="ce2" table:formula="of:=[.A189]" office:value-type="float" office:value="187">
            <text:p>187,</text:p>
          </table:table-cell>
          <table:table-cell table:style-name="ce2" table:formula="of:=LOG10([.A189])*106" office:value-type="float" office:value="240.815210292869">
            <text:p>241,</text:p>
          </table:table-cell>
          <table:table-cell table:style-name="ce2" table:formula="of:=(SIN( ([.A189]+10)*(PI()/10))*3+5)*(0.1*[.A189])" office:value-type="float" office:value="48.1141466155654">
            <text:p>48,</text:p>
          </table:table-cell>
          <table:table-cell table:number-columns-repeated="1019"/>
        </table:table-row>
        <table:table-row table:style-name="ro1">
          <table:table-cell office:value-type="float" office:value="188">
            <text:p>188</text:p>
          </table:table-cell>
          <table:table-cell table:style-name="ce2" table:formula="of:=[.A190]^4/(2^24)" office:value-type="float" office:value="74.4580230712891">
            <text:p>74,</text:p>
          </table:table-cell>
          <table:table-cell table:style-name="ce2" table:formula="of:=[.A190]" office:value-type="float" office:value="188">
            <text:p>188,</text:p>
          </table:table-cell>
          <table:table-cell table:style-name="ce2" table:formula="of:=LOG10([.A190])*106" office:value-type="float" office:value="241.06073202195">
            <text:p>241,</text:p>
          </table:table-cell>
          <table:table-cell table:style-name="ce2" table:formula="of:=(SIN( ([.A190]+10)*(PI()/10))*3+5)*(0.1*[.A190])" office:value-type="float" office:value="60.8489117707043">
            <text:p>61,</text:p>
          </table:table-cell>
          <table:table-cell table:number-columns-repeated="1019"/>
        </table:table-row>
        <table:table-row table:style-name="ro1">
          <table:table-cell office:value-type="float" office:value="189">
            <text:p>189</text:p>
          </table:table-cell>
          <table:table-cell table:style-name="ce2" table:formula="of:=[.A191]^4/(2^24)" office:value-type="float" office:value="76.0549212098122">
            <text:p>76,</text:p>
          </table:table-cell>
          <table:table-cell table:style-name="ce2" table:formula="of:=[.A191]" office:value-type="float" office:value="189">
            <text:p>189,</text:p>
          </table:table-cell>
          <table:table-cell table:style-name="ce2" table:formula="of:=LOG10([.A191])*106" office:value-type="float" office:value="241.304951242364">
            <text:p>241,</text:p>
          </table:table-cell>
          <table:table-cell table:style-name="ce2" table:formula="of:=(SIN( ([.A191]+10)*(PI()/10))*3+5)*(0.1*[.A191])" office:value-type="float" office:value="76.9787364189403">
            <text:p>77,</text:p>
          </table:table-cell>
          <table:table-cell table:number-columns-repeated="1019"/>
        </table:table-row>
        <table:table-row table:style-name="ro1">
          <table:table-cell office:value-type="float" office:value="190">
            <text:p>190</text:p>
          </table:table-cell>
          <table:table-cell table:style-name="ce2" table:formula="of:=[.A192]^4/(2^24)" office:value-type="float" office:value="77.6773691177368">
            <text:p>78,</text:p>
          </table:table-cell>
          <table:table-cell table:style-name="ce2" table:formula="of:=[.A192]" office:value-type="float" office:value="190">
            <text:p>190,</text:p>
          </table:table-cell>
          <table:table-cell table:style-name="ce2" table:formula="of:=LOG10([.A192])*106" office:value-type="float" office:value="241.547881701">
            <text:p>242,</text:p>
          </table:table-cell>
          <table:table-cell table:style-name="ce2" table:formula="of:=(SIN( ([.A192]+10)*(PI()/10))*3+5)*(0.1*[.A192])" office:value-type="float" office:value="94.9999999999999">
            <text:p>95,</text:p>
          </table:table-cell>
          <table:table-cell table:number-columns-repeated="1019"/>
        </table:table-row>
        <table:table-row table:style-name="ro1">
          <table:table-cell office:value-type="float" office:value="191">
            <text:p>191</text:p>
          </table:table-cell>
          <table:table-cell table:style-name="ce2" table:formula="of:=[.A193]^4/(2^24)" office:value-type="float" office:value="79.3256378769875">
            <text:p>79,</text:p>
          </table:table-cell>
          <table:table-cell table:style-name="ce2" table:formula="of:=[.A193]" office:value-type="float" office:value="191">
            <text:p>191,</text:p>
          </table:table-cell>
          <table:table-cell table:style-name="ce2" table:formula="of:=LOG10([.A193])*106" office:value-type="float" office:value="241.789536928259">
            <text:p>242,</text:p>
          </table:table-cell>
          <table:table-cell table:style-name="ce2" table:formula="of:=(SIN( ([.A193]+10)*(PI()/10))*3+5)*(0.1*[.A193])" office:value-type="float" office:value="113.206673777684">
            <text:p>113,</text:p>
          </table:table-cell>
          <table:table-cell table:number-columns-repeated="1019"/>
        </table:table-row>
        <table:table-row table:style-name="ro1">
          <table:table-cell office:value-type="float" office:value="192">
            <text:p>192</text:p>
          </table:table-cell>
          <table:table-cell table:style-name="ce2" table:formula="of:=[.A194]^4/(2^24)" office:value-type="float" office:value="81">
            <text:p>81,</text:p>
          </table:table-cell>
          <table:table-cell table:style-name="ce2" table:formula="of:=[.A194]" office:value-type="float" office:value="192">
            <text:p>192,</text:p>
          </table:table-cell>
          <table:table-cell table:style-name="ce2" table:formula="of:=LOG10([.A194])*106" office:value-type="float" office:value="242.029930242576">
            <text:p>242,</text:p>
          </table:table-cell>
          <table:table-cell table:style-name="ce2" table:formula="of:=(SIN( ([.A194]+10)*(PI()/10))*3+5)*(0.1*[.A194])" office:value-type="float" office:value="129.856430532047">
            <text:p>130,</text:p>
          </table:table-cell>
          <table:table-cell table:number-columns-repeated="1019"/>
        </table:table-row>
        <table:table-row table:style-name="ro1">
          <table:table-cell office:value-type="float" office:value="193">
            <text:p>193</text:p>
          </table:table-cell>
          <table:table-cell table:style-name="ce2" table:formula="of:=[.A195]^4/(2^24)" office:value-type="float" office:value="82.7007294297218">
            <text:p>83,</text:p>
          </table:table-cell>
          <table:table-cell table:style-name="ce2" table:formula="of:=[.A195]" office:value-type="float" office:value="193">
            <text:p>193,</text:p>
          </table:table-cell>
          <table:table-cell table:style-name="ce2" table:formula="of:=LOG10([.A195])*106" office:value-type="float" office:value="242.269074754824">
            <text:p>242,</text:p>
          </table:table-cell>
          <table:table-cell table:style-name="ce2" table:formula="of:=(SIN( ([.A195]+10)*(PI()/10))*3+5)*(0.1*[.A195])" office:value-type="float" office:value="143.342083974309">
            <text:p>143,</text:p>
          </table:table-cell>
          <table:table-cell table:number-columns-repeated="1019"/>
        </table:table-row>
        <table:table-row table:style-name="ro1">
          <table:table-cell office:value-type="float" office:value="194">
            <text:p>194</text:p>
          </table:table-cell>
          <table:table-cell table:style-name="ce2" table:formula="of:=[.A196]^4/(2^24)" office:value-type="float" office:value="84.4281015396118">
            <text:p>84,</text:p>
          </table:table-cell>
          <table:table-cell table:style-name="ce2" table:formula="of:=[.A196]" office:value-type="float" office:value="194">
            <text:p>194,</text:p>
          </table:table-cell>
          <table:table-cell table:style-name="ce2" table:formula="of:=LOG10([.A196])*106" office:value-type="float" office:value="242.506983372604">
            <text:p>243,</text:p>
          </table:table-cell>
          <table:table-cell table:style-name="ce2" table:formula="of:=(SIN( ([.A196]+10)*(PI()/10))*3+5)*(0.1*[.A196])" office:value-type="float" office:value="152.351489248378">
            <text:p>152,</text:p>
          </table:table-cell>
          <table:table-cell table:number-columns-repeated="1019"/>
        </table:table-row>
        <table:table-row table:style-name="ro1">
          <table:table-cell office:value-type="float" office:value="195">
            <text:p>195</text:p>
          </table:table-cell>
          <table:table-cell table:style-name="ce2" table:formula="of:=[.A197]^4/(2^24)" office:value-type="float" office:value="86.1823931336403">
            <text:p>86,</text:p>
          </table:table-cell>
          <table:table-cell table:style-name="ce2" table:formula="of:=[.A197]" office:value-type="float" office:value="195">
            <text:p>195,</text:p>
          </table:table-cell>
          <table:table-cell table:style-name="ce2" table:formula="of:=LOG10([.A197])*106" office:value-type="float" office:value="242.743668804427">
            <text:p>243,</text:p>
          </table:table-cell>
          <table:table-cell table:style-name="ce2" table:formula="of:=(SIN( ([.A197]+10)*(PI()/10))*3+5)*(0.1*[.A197])" office:value-type="float" office:value="156">
            <text:p>156,</text:p>
          </table:table-cell>
          <table:table-cell table:number-columns-repeated="1019"/>
        </table:table-row>
        <table:table-row table:style-name="ro1">
          <table:table-cell office:value-type="float" office:value="196">
            <text:p>196</text:p>
          </table:table-cell>
          <table:table-cell table:style-name="ce2" table:formula="of:=[.A198]^4/(2^24)" office:value-type="float" office:value="87.9638824462891">
            <text:p>88,</text:p>
          </table:table-cell>
          <table:table-cell table:style-name="ce2" table:formula="of:=[.A198]" office:value-type="float" office:value="196">
            <text:p>196,</text:p>
          </table:table-cell>
          <table:table-cell table:style-name="ce2" table:formula="of:=LOG10([.A198])*106" office:value-type="float" office:value="242.979143563786">
            <text:p>243,</text:p>
          </table:table-cell>
          <table:table-cell table:style-name="ce2" table:formula="of:=(SIN( ([.A198]+10)*(PI()/10))*3+5)*(0.1*[.A198])" office:value-type="float" office:value="153.922123158155">
            <text:p>154,</text:p>
          </table:table-cell>
          <table:table-cell table:number-columns-repeated="1019"/>
        </table:table-row>
        <table:table-row table:style-name="ro1">
          <table:table-cell office:value-type="float" office:value="197">
            <text:p>197</text:p>
          </table:table-cell>
          <table:table-cell table:style-name="ce2" table:formula="of:=[.A199]^4/(2^24)" office:value-type="float" office:value="89.7728491425514">
            <text:p>90,</text:p>
          </table:table-cell>
          <table:table-cell table:style-name="ce2" table:formula="of:=[.A199]" office:value-type="float" office:value="197">
            <text:p>197,</text:p>
          </table:table-cell>
          <table:table-cell table:style-name="ce2" table:formula="of:=LOG10([.A199])*106" office:value-type="float" office:value="243.213419973129">
            <text:p>243,</text:p>
          </table:table-cell>
          <table:table-cell table:style-name="ce2" table:formula="of:=(SIN( ([.A199]+10)*(PI()/10))*3+5)*(0.1*[.A199])" office:value-type="float" office:value="146.31290436756">
            <text:p>146,</text:p>
          </table:table-cell>
          <table:table-cell table:number-columns-repeated="1019"/>
        </table:table-row>
        <table:table-row table:style-name="ro1">
          <table:table-cell office:value-type="float" office:value="198">
            <text:p>198</text:p>
          </table:table-cell>
          <table:table-cell table:style-name="ce2" table:formula="of:=[.A200]^4/(2^24)" office:value-type="float" office:value="91.6095743179321">
            <text:p>92,</text:p>
          </table:table-cell>
          <table:table-cell table:style-name="ce2" table:formula="of:=[.A200]" office:value-type="float" office:value="198">
            <text:p>198,</text:p>
          </table:table-cell>
          <table:table-cell table:style-name="ce2" table:formula="of:=LOG10([.A200])*106" office:value-type="float" office:value="243.446510167722">
            <text:p>243,</text:p>
          </table:table-cell>
          <table:table-cell table:style-name="ce2" table:formula="of:=(SIN( ([.A200]+10)*(PI()/10))*3+5)*(0.1*[.A200])" office:value-type="float" office:value="133.914443986173">
            <text:p>134,</text:p>
          </table:table-cell>
          <table:table-cell table:number-columns-repeated="1019"/>
        </table:table-row>
        <table:table-row table:style-name="ro1">
          <table:table-cell office:value-type="float" office:value="199">
            <text:p>199</text:p>
          </table:table-cell>
          <table:table-cell table:style-name="ce2" table:formula="of:=[.A201]^4/(2^24)" office:value-type="float" office:value="93.4743404984474">
            <text:p>93,</text:p>
          </table:table-cell>
          <table:table-cell table:style-name="ce2" table:formula="of:=[.A201]" office:value-type="float" office:value="199">
            <text:p>199,</text:p>
          </table:table-cell>
          <table:table-cell table:style-name="ce2" table:formula="of:=LOG10([.A201])*106" office:value-type="float" office:value="243.678426099429">
            <text:p>244,</text:p>
          </table:table-cell>
          <table:table-cell table:style-name="ce2" table:formula="of:=(SIN( ([.A201]+10)*(PI()/10))*3+5)*(0.1*[.A201])" office:value-type="float" office:value="117.948314564184">
            <text:p>118,</text:p>
          </table:table-cell>
          <table:table-cell table:number-columns-repeated="1019"/>
        </table:table-row>
        <table:table-row table:style-name="ro1">
          <table:table-cell office:value-type="float" office:value="200">
            <text:p>200</text:p>
          </table:table-cell>
          <table:table-cell table:style-name="ce2" table:formula="of:=[.A202]^4/(2^24)" office:value-type="float" office:value="95.367431640625">
            <text:p>95,</text:p>
          </table:table-cell>
          <table:table-cell table:style-name="ce2" table:formula="of:=[.A202]" office:value-type="float" office:value="200">
            <text:p>200,</text:p>
          </table:table-cell>
          <table:table-cell table:style-name="ce2" table:formula="of:=LOG10([.A202])*106" office:value-type="float" office:value="243.909179540382">
            <text:p>244,</text:p>
          </table:table-cell>
          <table:table-cell table:style-name="ce2" table:formula="of:=(SIN( ([.A202]+10)*(PI()/10))*3+5)*(0.1*[.A202])" office:value-type="float" office:value="100">
            <text:p>100,</text:p>
          </table:table-cell>
          <table:table-cell table:number-columns-repeated="1019"/>
        </table:table-row>
        <table:table-row table:style-name="ro1">
          <table:table-cell office:value-type="float" office:value="201">
            <text:p>201</text:p>
          </table:table-cell>
          <table:table-cell table:style-name="ce2" table:formula="of:=[.A203]^4/(2^24)" office:value-type="float" office:value="97.2891331315041">
            <text:p>97,</text:p>
          </table:table-cell>
          <table:table-cell table:style-name="ce2" table:formula="of:=[.A203]" office:value-type="float" office:value="201">
            <text:p>201,</text:p>
          </table:table-cell>
          <table:table-cell table:style-name="ce2" table:formula="of:=LOG10([.A203])*106" office:value-type="float" office:value="244.138782086572">
            <text:p>244,</text:p>
          </table:table-cell>
          <table:table-cell table:style-name="ce2" table:formula="of:=(SIN( ([.A203]+10)*(PI()/10))*3+5)*(0.1*[.A203])" office:value-type="float" office:value="81.8662752391905">
            <text:p>82,</text:p>
          </table:table-cell>
          <table:table-cell table:number-columns-repeated="1019"/>
        </table:table-row>
        <table:table-row table:style-name="ro1">
          <table:table-cell office:value-type="float" office:value="202">
            <text:p>202</text:p>
          </table:table-cell>
          <table:table-cell table:style-name="ce2" table:formula="of:=[.A204]^4/(2^24)" office:value-type="float" office:value="99.2397317886353">
            <text:p>99,</text:p>
          </table:table-cell>
          <table:table-cell table:style-name="ce2" table:formula="of:=[.A204]" office:value-type="float" office:value="202">
            <text:p>202,</text:p>
          </table:table-cell>
          <table:table-cell table:style-name="ce2" table:formula="of:=LOG10([.A204])*106" office:value-type="float" office:value="244.367245161342">
            <text:p>244,</text:p>
          </table:table-cell>
          <table:table-cell table:style-name="ce2" table:formula="of:=(SIN( ([.A204]+10)*(PI()/10))*3+5)*(0.1*[.A204])" office:value-type="float" office:value="65.3802137110759">
            <text:p>65,</text:p>
          </table:table-cell>
          <table:table-cell table:number-columns-repeated="1019"/>
        </table:table-row>
        <table:table-row table:style-name="ro1">
          <table:table-cell office:value-type="float" office:value="203">
            <text:p>203</text:p>
          </table:table-cell>
          <table:table-cell table:style-name="ce2" table:formula="of:=[.A205]^4/(2^24)" office:value-type="float" office:value="101.219515860081">
            <text:p>101,</text:p>
          </table:table-cell>
          <table:table-cell table:style-name="ce2" table:formula="of:=[.A205]" office:value-type="float" office:value="203">
            <text:p>203,</text:p>
          </table:table-cell>
          <table:table-cell table:style-name="ce2" table:formula="of:=LOG10([.A205])*106" office:value-type="float" office:value="244.594580018801">
            <text:p>245,</text:p>
          </table:table-cell>
          <table:table-cell table:style-name="ce2" table:formula="of:=(SIN( ([.A205]+10)*(PI()/10))*3+5)*(0.1*[.A205])" office:value-type="float" office:value="52.230865042566">
            <text:p>52,</text:p>
          </table:table-cell>
          <table:table-cell table:number-columns-repeated="1019"/>
        </table:table-row>
        <table:table-row table:style-name="ro1">
          <table:table-cell office:value-type="float" office:value="204">
            <text:p>204</text:p>
          </table:table-cell>
          <table:table-cell table:style-name="ce2" table:formula="of:=[.A206]^4/(2^24)" office:value-type="float" office:value="103.228775024414">
            <text:p>103,</text:p>
          </table:table-cell>
          <table:table-cell table:style-name="ce2" table:formula="of:=[.A206]" office:value-type="float" office:value="204">
            <text:p>204,</text:p>
          </table:table-cell>
          <table:table-cell table:style-name="ce2" table:formula="of:=LOG10([.A206])*106" office:value-type="float" office:value="244.820797747145">
            <text:p>245,</text:p>
          </table:table-cell>
          <table:table-cell table:style-name="ce2" table:formula="of:=(SIN( ([.A206]+10)*(PI()/10))*3+5)*(0.1*[.A206])" office:value-type="float" office:value="43.7953412027367">
            <text:p>44,</text:p>
          </table:table-cell>
          <table:table-cell table:number-columns-repeated="1019"/>
        </table:table-row>
        <table:table-row table:style-name="ro1">
          <table:table-cell office:value-type="float" office:value="205">
            <text:p>205</text:p>
          </table:table-cell>
          <table:table-cell table:style-name="ce2" table:formula="of:=[.A207]^4/(2^24)" office:value-type="float" office:value="105.26780039072">
            <text:p>105,</text:p>
          </table:table-cell>
          <table:table-cell table:style-name="ce2" table:formula="of:=[.A207]" office:value-type="float" office:value="205">
            <text:p>205,</text:p>
          </table:table-cell>
          <table:table-cell table:style-name="ce2" table:formula="of:=LOG10([.A207])*106" office:value-type="float" office:value="245.04590927191">
            <text:p>245,</text:p>
          </table:table-cell>
          <table:table-cell table:style-name="ce2" table:formula="of:=(SIN( ([.A207]+10)*(PI()/10))*3+5)*(0.1*[.A207])" office:value-type="float" office:value="41">
            <text:p>41,</text:p>
          </table:table-cell>
          <table:table-cell table:number-columns-repeated="1019"/>
        </table:table-row>
        <table:table-row table:style-name="ro1">
          <table:table-cell office:value-type="float" office:value="206">
            <text:p>206</text:p>
          </table:table-cell>
          <table:table-cell table:style-name="ce2" table:formula="of:=[.A208]^4/(2^24)" office:value-type="float" office:value="107.336884498596">
            <text:p>107,</text:p>
          </table:table-cell>
          <table:table-cell table:style-name="ce2" table:formula="of:=[.A208]" office:value-type="float" office:value="206">
            <text:p>206,</text:p>
          </table:table-cell>
          <table:table-cell table:style-name="ce2" table:formula="of:=LOG10([.A208])*106" office:value-type="float" office:value="245.26992535913">
            <text:p>245,</text:p>
          </table:table-cell>
          <table:table-cell table:style-name="ce2" table:formula="of:=(SIN( ([.A208]+10)*(PI()/10))*3+5)*(0.1*[.A208])" office:value-type="float" office:value="44.2247072929595">
            <text:p>44,</text:p>
          </table:table-cell>
          <table:table-cell table:number-columns-repeated="1019"/>
        </table:table-row>
        <table:table-row table:style-name="ro1">
          <table:table-cell office:value-type="float" office:value="207">
            <text:p>207</text:p>
          </table:table-cell>
          <table:table-cell table:style-name="ce2" table:formula="of:=[.A209]^4/(2^24)" office:value-type="float" office:value="109.43632131815">
            <text:p>109,</text:p>
          </table:table-cell>
          <table:table-cell table:style-name="ce2" table:formula="of:=[.A209]" office:value-type="float" office:value="207">
            <text:p>207,</text:p>
          </table:table-cell>
          <table:table-cell table:style-name="ce2" table:formula="of:=LOG10([.A209])*106" office:value-type="float" office:value="245.492856618433">
            <text:p>245,</text:p>
          </table:table-cell>
          <table:table-cell table:style-name="ce2" table:formula="of:=(SIN( ([.A209]+10)*(PI()/10))*3+5)*(0.1*[.A209])" office:value-type="float" office:value="53.2600446493157">
            <text:p>53,</text:p>
          </table:table-cell>
          <table:table-cell table:number-columns-repeated="1019"/>
        </table:table-row>
        <table:table-row table:style-name="ro1">
          <table:table-cell office:value-type="float" office:value="208">
            <text:p>208</text:p>
          </table:table-cell>
          <table:table-cell table:style-name="ce2" table:formula="of:=[.A210]^4/(2^24)" office:value-type="float" office:value="111.56640625">
            <text:p>112,</text:p>
          </table:table-cell>
          <table:table-cell table:style-name="ce2" table:formula="of:=[.A210]" office:value-type="float" office:value="208">
            <text:p>208,</text:p>
          </table:table-cell>
          <table:table-cell table:style-name="ce2" table:formula="of:=LOG10([.A210])*106" office:value-type="float" office:value="245.714713506053">
            <text:p>246,</text:p>
          </table:table-cell>
          <table:table-cell table:style-name="ce2" table:formula="of:=(SIN( ([.A210]+10)*(PI()/10))*3+5)*(0.1*[.A210])" office:value-type="float" office:value="67.3222002569497">
            <text:p>67,</text:p>
          </table:table-cell>
          <table:table-cell table:number-columns-repeated="1019"/>
        </table:table-row>
        <table:table-row table:style-name="ro1">
          <table:table-cell office:value-type="float" office:value="209">
            <text:p>209</text:p>
          </table:table-cell>
          <table:table-cell table:style-name="ce2" table:formula="of:=[.A211]^4/(2^24)" office:value-type="float" office:value="113.727436125278">
            <text:p>114,</text:p>
          </table:table-cell>
          <table:table-cell table:style-name="ce2" table:formula="of:=[.A211]" office:value-type="float" office:value="209">
            <text:p>209,</text:p>
          </table:table-cell>
          <table:table-cell table:style-name="ce2" table:formula="of:=LOG10([.A211])*106" office:value-type="float" office:value="245.935506327772">
            <text:p>246,</text:p>
          </table:table-cell>
          <table:table-cell table:style-name="ce2" table:formula="of:=(SIN( ([.A211]+10)*(PI()/10))*3+5)*(0.1*[.A211])" office:value-type="float" office:value="85.124634452691">
            <text:p>85,</text:p>
          </table:table-cell>
          <table:table-cell table:number-columns-repeated="1019"/>
        </table:table-row>
        <table:table-row table:style-name="ro1">
          <table:table-cell office:value-type="float" office:value="210">
            <text:p>210</text:p>
          </table:table-cell>
          <table:table-cell table:style-name="ce2" table:formula="of:=[.A212]^4/(2^24)" office:value-type="float" office:value="115.919709205627">
            <text:p>116,</text:p>
          </table:table-cell>
          <table:table-cell table:style-name="ce2" table:formula="of:=[.A212]" office:value-type="float" office:value="210">
            <text:p>210,</text:p>
          </table:table-cell>
          <table:table-cell table:style-name="ce2" table:formula="of:=LOG10([.A212])*106" office:value-type="float" office:value="246.155245241795">
            <text:p>246,</text:p>
          </table:table-cell>
          <table:table-cell table:style-name="ce2" table:formula="of:=(SIN( ([.A212]+10)*(PI()/10))*3+5)*(0.1*[.A212])" office:value-type="float" office:value="104.999999999999">
            <text:p>105,</text:p>
          </table:table-cell>
          <table:table-cell table:number-columns-repeated="1019"/>
        </table:table-row>
        <table:table-row table:style-name="ro1">
          <table:table-cell office:value-type="float" office:value="211">
            <text:p>211</text:p>
          </table:table-cell>
          <table:table-cell table:style-name="ce2" table:formula="of:=[.A213]^4/(2^24)" office:value-type="float" office:value="118.143525183201">
            <text:p>118,</text:p>
          </table:table-cell>
          <table:table-cell table:style-name="ce2" table:formula="of:=[.A213]" office:value-type="float" office:value="211">
            <text:p>211,</text:p>
          </table:table-cell>
          <table:table-cell table:style-name="ce2" table:formula="of:=LOG10([.A213])*106" office:value-type="float" office:value="246.373940261555">
            <text:p>246,</text:p>
          </table:table-cell>
          <table:table-cell table:style-name="ce2" table:formula="of:=(SIN( ([.A213]+10)*(PI()/10))*3+5)*(0.1*[.A213])" office:value-type="float" office:value="125.060775743934">
            <text:p>125,</text:p>
          </table:table-cell>
          <table:table-cell table:number-columns-repeated="1019"/>
        </table:table-row>
        <table:table-row table:style-name="ro1">
          <table:table-cell office:value-type="float" office:value="212">
            <text:p>212</text:p>
          </table:table-cell>
          <table:table-cell table:style-name="ce2" table:formula="of:=[.A214]^4/(2^24)" office:value-type="float" office:value="120.399185180664">
            <text:p>120,</text:p>
          </table:table-cell>
          <table:table-cell table:style-name="ce2" table:formula="of:=[.A214]" office:value-type="float" office:value="212">
            <text:p>212,</text:p>
          </table:table-cell>
          <table:table-cell table:style-name="ce2" table:formula="of:=LOG10([.A214])*106" office:value-type="float" office:value="246.591601258448">
            <text:p>247,</text:p>
          </table:table-cell>
          <table:table-cell table:style-name="ce2" table:formula="of:=(SIN( ([.A214]+10)*(PI()/10))*3+5)*(0.1*[.A214])" office:value-type="float" office:value="143.383142045801">
            <text:p>143,</text:p>
          </table:table-cell>
          <table:table-cell table:number-columns-repeated="1019"/>
        </table:table-row>
        <table:table-row table:style-name="ro1">
          <table:table-cell office:value-type="float" office:value="213">
            <text:p>213</text:p>
          </table:table-cell>
          <table:table-cell table:style-name="ce2" table:formula="of:=[.A215]^4/(2^24)" office:value-type="float" office:value="122.686991751194">
            <text:p>123,</text:p>
          </table:table-cell>
          <table:table-cell table:style-name="ce2" table:formula="of:=[.A215]" office:value-type="float" office:value="213">
            <text:p>213,</text:p>
          </table:table-cell>
          <table:table-cell table:style-name="ce2" table:formula="of:=LOG10([.A215])*106" office:value-type="float" office:value="246.808237964506">
            <text:p>247,</text:p>
          </table:table-cell>
          <table:table-cell table:style-name="ce2" table:formula="of:=(SIN( ([.A215]+10)*(PI()/10))*3+5)*(0.1*[.A215])" office:value-type="float" office:value="158.196185940559">
            <text:p>158,</text:p>
          </table:table-cell>
          <table:table-cell table:number-columns-repeated="1019"/>
        </table:table-row>
        <table:table-row table:style-name="ro1">
          <table:table-cell office:value-type="float" office:value="214">
            <text:p>214</text:p>
          </table:table-cell>
          <table:table-cell table:style-name="ce2" table:formula="of:=[.A216]^4/(2^24)" office:value-type="float" office:value="125.007248878479">
            <text:p>125,</text:p>
          </table:table-cell>
          <table:table-cell table:style-name="ce2" table:formula="of:=[.A216]" office:value-type="float" office:value="214">
            <text:p>214,</text:p>
          </table:table-cell>
          <table:table-cell table:style-name="ce2" table:formula="of:=LOG10([.A216])*106" office:value-type="float" office:value="247.023859975014">
            <text:p>247,</text:p>
          </table:table-cell>
          <table:table-cell table:style-name="ce2" table:formula="of:=(SIN( ([.A216]+10)*(PI()/10))*3+5)*(0.1*[.A216])" office:value-type="float" office:value="168.057828346149">
            <text:p>168,</text:p>
          </table:table-cell>
          <table:table-cell table:number-columns-repeated="1019"/>
        </table:table-row>
        <table:table-row table:style-name="ro1">
          <table:table-cell office:value-type="float" office:value="215">
            <text:p>215</text:p>
          </table:table-cell>
          <table:table-cell table:style-name="ce2" table:formula="of:=[.A217]^4/(2^24)" office:value-type="float" office:value="127.360261976719">
            <text:p>127,</text:p>
          </table:table-cell>
          <table:table-cell table:style-name="ce2" table:formula="of:=[.A217]" office:value-type="float" office:value="215">
            <text:p>215,</text:p>
          </table:table-cell>
          <table:table-cell table:style-name="ce2" table:formula="of:=LOG10([.A217])*106" office:value-type="float" office:value="247.238476751054">
            <text:p>247,</text:p>
          </table:table-cell>
          <table:table-cell table:style-name="ce2" table:formula="of:=(SIN( ([.A217]+10)*(PI()/10))*3+5)*(0.1*[.A217])" office:value-type="float" office:value="172">
            <text:p>172,</text:p>
          </table:table-cell>
          <table:table-cell table:number-columns-repeated="1019"/>
        </table:table-row>
        <table:table-row table:style-name="ro1">
          <table:table-cell office:value-type="float" office:value="216">
            <text:p>216</text:p>
          </table:table-cell>
          <table:table-cell table:style-name="ce2" table:formula="of:=[.A218]^4/(2^24)" office:value-type="float" office:value="129.746337890625">
            <text:p>130,</text:p>
          </table:table-cell>
          <table:table-cell table:style-name="ce2" table:formula="of:=[.A218]" office:value-type="float" office:value="216">
            <text:p>216,</text:p>
          </table:table-cell>
          <table:table-cell table:style-name="ce2" table:formula="of:=LOG10([.A218])*106" office:value-type="float" office:value="247.452097621999">
            <text:p>247,</text:p>
          </table:table-cell>
          <table:table-cell table:style-name="ce2" table:formula="of:=(SIN( ([.A218]+10)*(PI()/10))*3+5)*(0.1*[.A218])" office:value-type="float" office:value="169.628462255926">
            <text:p>170,</text:p>
          </table:table-cell>
          <table:table-cell table:number-columns-repeated="1019"/>
        </table:table-row>
        <table:table-row table:style-name="ro1">
          <table:table-cell office:value-type="float" office:value="217">
            <text:p>217</text:p>
          </table:table-cell>
          <table:table-cell table:style-name="ce2" table:formula="of:=[.A219]^4/(2^24)" office:value-type="float" office:value="132.16578489542">
            <text:p>132,</text:p>
          </table:table-cell>
          <table:table-cell table:style-name="ce2" table:formula="of:=[.A219]" office:value-type="float" office:value="217">
            <text:p>217,</text:p>
          </table:table-cell>
          <table:table-cell table:style-name="ce2" table:formula="of:=LOG10([.A219])*106" office:value-type="float" office:value="247.664731787944">
            <text:p>248,</text:p>
          </table:table-cell>
          <table:table-cell table:style-name="ce2" table:formula="of:=(SIN( ([.A219]+10)*(PI()/10))*3+5)*(0.1*[.A219])" office:value-type="float" office:value="161.167006333809">
            <text:p>161,</text:p>
          </table:table-cell>
          <table:table-cell table:number-columns-repeated="1019"/>
        </table:table-row>
        <table:table-row table:style-name="ro1">
          <table:table-cell office:value-type="float" office:value="218">
            <text:p>218</text:p>
          </table:table-cell>
          <table:table-cell table:style-name="ce2" table:formula="of:=[.A220]^4/(2^24)" office:value-type="float" office:value="134.618912696838">
            <text:p>135,</text:p>
          </table:table-cell>
          <table:table-cell table:style-name="ce2" table:formula="of:=[.A220]" office:value-type="float" office:value="218">
            <text:p>218,</text:p>
          </table:table-cell>
          <table:table-cell table:style-name="ce2" table:formula="of:=LOG10([.A220])*106" office:value-type="float" office:value="247.876388322088">
            <text:p>248,</text:p>
          </table:table-cell>
          <table:table-cell table:style-name="ce2" table:formula="of:=(SIN( ([.A220]+10)*(PI()/10))*3+5)*(0.1*[.A220])" office:value-type="float" office:value="147.441155499928">
            <text:p>147,</text:p>
          </table:table-cell>
          <table:table-cell table:number-columns-repeated="1019"/>
        </table:table-row>
        <table:table-row table:style-name="ro1">
          <table:table-cell office:value-type="float" office:value="219">
            <text:p>219</text:p>
          </table:table-cell>
          <table:table-cell table:style-name="ce2" table:formula="of:=[.A221]^4/(2^24)" office:value-type="float" office:value="137.106032431126">
            <text:p>137,</text:p>
          </table:table-cell>
          <table:table-cell table:style-name="ce2" table:formula="of:=[.A221]" office:value-type="float" office:value="219">
            <text:p>219,</text:p>
          </table:table-cell>
          <table:table-cell table:style-name="ce2" table:formula="of:=LOG10([.A221])*106" office:value-type="float" office:value="248.087076173053">
            <text:p>248,</text:p>
          </table:table-cell>
          <table:table-cell table:style-name="ce2" table:formula="of:=(SIN( ([.A221]+10)*(PI()/10))*3+5)*(0.1*[.A221])" office:value-type="float" office:value="129.802416530435">
            <text:p>130,</text:p>
          </table:table-cell>
          <table:table-cell table:number-columns-repeated="1019"/>
        </table:table-row>
        <table:table-row table:style-name="ro1">
          <table:table-cell office:value-type="float" office:value="220">
            <text:p>220</text:p>
          </table:table-cell>
          <table:table-cell table:style-name="ce2" table:formula="of:=[.A222]^4/(2^24)" office:value-type="float" office:value="139.627456665039">
            <text:p>140,</text:p>
          </table:table-cell>
          <table:table-cell table:style-name="ce2" table:formula="of:=[.A222]" office:value-type="float" office:value="220">
            <text:p>220,</text:p>
          </table:table-cell>
          <table:table-cell table:style-name="ce2" table:formula="of:=LOG10([.A222])*106" office:value-type="float" office:value="248.296804167154">
            <text:p>248,</text:p>
          </table:table-cell>
          <table:table-cell table:style-name="ce2" table:formula="of:=(SIN( ([.A222]+10)*(PI()/10))*3+5)*(0.1*[.A222])" office:value-type="float" office:value="110">
            <text:p>110,</text:p>
          </table:table-cell>
          <table:table-cell table:number-columns-repeated="1019"/>
        </table:table-row>
        <table:table-row table:style-name="ro1">
          <table:table-cell office:value-type="float" office:value="221">
            <text:p>221</text:p>
          </table:table-cell>
          <table:table-cell table:style-name="ce2" table:formula="of:=[.A223]^4/(2^24)" office:value-type="float" office:value="142.183499395847">
            <text:p>142,</text:p>
          </table:table-cell>
          <table:table-cell table:style-name="ce2" table:formula="of:=[.A223]" office:value-type="float" office:value="221">
            <text:p>221,</text:p>
          </table:table-cell>
          <table:table-cell table:style-name="ce2" table:formula="of:=LOG10([.A223])*106" office:value-type="float" office:value="248.505581010622">
            <text:p>249,</text:p>
          </table:table-cell>
          <table:table-cell table:style-name="ce2" table:formula="of:=(SIN( ([.A223]+10)*(PI()/10))*3+5)*(0.1*[.A223])" office:value-type="float" office:value="90.0121732729413">
            <text:p>90,</text:p>
          </table:table-cell>
          <table:table-cell table:number-columns-repeated="1019"/>
        </table:table-row>
        <table:table-row table:style-name="ro1">
          <table:table-cell office:value-type="float" office:value="222">
            <text:p>222</text:p>
          </table:table-cell>
          <table:table-cell table:style-name="ce2" table:formula="of:=[.A224]^4/(2^24)" office:value-type="float" office:value="144.774476051331">
            <text:p>145,</text:p>
          </table:table-cell>
          <table:table-cell table:style-name="ce2" table:formula="of:=[.A224]" office:value-type="float" office:value="222">
            <text:p>222,</text:p>
          </table:table-cell>
          <table:table-cell table:style-name="ce2" table:formula="of:=LOG10([.A224])*106" office:value-type="float" office:value="248.713415291768">
            <text:p>249,</text:p>
          </table:table-cell>
          <table:table-cell table:style-name="ce2" table:formula="of:=(SIN( ([.A224]+10)*(PI()/10))*3+5)*(0.1*[.A224])" office:value-type="float" office:value="71.8535021973215">
            <text:p>72,</text:p>
          </table:table-cell>
          <table:table-cell table:number-columns-repeated="1019"/>
        </table:table-row>
        <table:table-row table:style-name="ro1">
          <table:table-cell office:value-type="float" office:value="223">
            <text:p>223</text:p>
          </table:table-cell>
          <table:table-cell table:style-name="ce2" table:formula="of:=[.A225]^4/(2^24)" office:value-type="float" office:value="147.40070348978">
            <text:p>147,</text:p>
          </table:table-cell>
          <table:table-cell table:style-name="ce2" table:formula="of:=[.A225]" office:value-type="float" office:value="223">
            <text:p>223,</text:p>
          </table:table-cell>
          <table:table-cell table:style-name="ce2" table:formula="of:=LOG10([.A225])*106" office:value-type="float" office:value="248.920315483105">
            <text:p>249,</text:p>
          </table:table-cell>
          <table:table-cell table:style-name="ce2" table:formula="of:=(SIN( ([.A225]+10)*(PI()/10))*3+5)*(0.1*[.A225])" office:value-type="float" office:value="57.3767630763161">
            <text:p>57,</text:p>
          </table:table-cell>
          <table:table-cell table:number-columns-repeated="1019"/>
        </table:table-row>
        <table:table-row table:style-name="ro1">
          <table:table-cell office:value-type="float" office:value="224">
            <text:p>224</text:p>
          </table:table-cell>
          <table:table-cell table:style-name="ce2" table:formula="of:=[.A226]^4/(2^24)" office:value-type="float" office:value="150.0625">
            <text:p>150,</text:p>
          </table:table-cell>
          <table:table-cell table:style-name="ce2" table:formula="of:=[.A226]" office:value-type="float" office:value="224">
            <text:p>224,</text:p>
          </table:table-cell>
          <table:table-cell table:style-name="ce2" table:formula="of:=LOG10([.A226])*106" office:value-type="float" office:value="249.126289943421">
            <text:p>249,</text:p>
          </table:table-cell>
          <table:table-cell table:style-name="ce2" table:formula="of:=(SIN( ([.A226]+10)*(PI()/10))*3+5)*(0.1*[.A226])" office:value-type="float" office:value="48.0890021049657">
            <text:p>48,</text:p>
          </table:table-cell>
          <table:table-cell table:number-columns-repeated="1019"/>
        </table:table-row>
        <table:table-row table:style-name="ro1">
          <table:table-cell office:value-type="float" office:value="225">
            <text:p>225</text:p>
          </table:table-cell>
          <table:table-cell table:style-name="ce2" table:formula="of:=[.A227]^4/(2^24)" office:value-type="float" office:value="152.760185301304">
            <text:p>153,</text:p>
          </table:table-cell>
          <table:table-cell table:style-name="ce2" table:formula="of:=[.A227]" office:value-type="float" office:value="225">
            <text:p>225,</text:p>
          </table:table-cell>
          <table:table-cell table:style-name="ce2" table:formula="of:=LOG10([.A227])*106" office:value-type="float" office:value="249.331346919804">
            <text:p>249,</text:p>
          </table:table-cell>
          <table:table-cell table:style-name="ce2" table:formula="of:=(SIN( ([.A227]+10)*(PI()/10))*3+5)*(0.1*[.A227])" office:value-type="float" office:value="45">
            <text:p>45,</text:p>
          </table:table-cell>
          <table:table-cell table:number-columns-repeated="1019"/>
        </table:table-row>
        <table:table-row table:style-name="ro1">
          <table:table-cell office:value-type="float" office:value="226">
            <text:p>226</text:p>
          </table:table-cell>
          <table:table-cell table:style-name="ce2" table:formula="of:=[.A228]^4/(2^24)" office:value-type="float" office:value="155.494080543518">
            <text:p>155,</text:p>
          </table:table-cell>
          <table:table-cell table:style-name="ce2" table:formula="of:=[.A228]" office:value-type="float" office:value="226">
            <text:p>226,</text:p>
          </table:table-cell>
          <table:table-cell table:style-name="ce2" table:formula="of:=LOG10([.A228])*106" office:value-type="float" office:value="249.535494549624">
            <text:p>250,</text:p>
          </table:table-cell>
          <table:table-cell table:style-name="ce2" table:formula="of:=(SIN( ([.A228]+10)*(PI()/10))*3+5)*(0.1*[.A228])" office:value-type="float" office:value="48.5183681951884">
            <text:p>49,</text:p>
          </table:table-cell>
          <table:table-cell table:number-columns-repeated="1019"/>
        </table:table-row>
        <table:table-row table:style-name="ro1">
          <table:table-cell office:value-type="float" office:value="227">
            <text:p>227</text:p>
          </table:table-cell>
          <table:table-cell table:style-name="ce2" table:formula="of:=[.A229]^4/(2^24)" office:value-type="float" office:value="158.26450830698">
            <text:p>158,</text:p>
          </table:table-cell>
          <table:table-cell table:style-name="ce2" table:formula="of:=[.A229]" office:value-type="float" office:value="227">
            <text:p>227,</text:p>
          </table:table-cell>
          <table:table-cell table:style-name="ce2" table:formula="of:=LOG10([.A229])*106" office:value-type="float" office:value="249.738740862471">
            <text:p>250,</text:p>
          </table:table-cell>
          <table:table-cell table:style-name="ce2" table:formula="of:=(SIN( ([.A229]+10)*(PI()/10))*3+5)*(0.1*[.A229])" office:value-type="float" office:value="58.4059426830658">
            <text:p>58,</text:p>
          </table:table-cell>
          <table:table-cell table:number-columns-repeated="1019"/>
        </table:table-row>
        <table:table-row table:style-name="ro1">
          <table:table-cell office:value-type="float" office:value="228">
            <text:p>228</text:p>
          </table:table-cell>
          <table:table-cell table:style-name="ce2" table:formula="of:=[.A230]^4/(2^24)" office:value-type="float" office:value="161.071792602539">
            <text:p>161,</text:p>
          </table:table-cell>
          <table:table-cell table:style-name="ce2" table:formula="of:=[.A230]" office:value-type="float" office:value="228">
            <text:p>228,</text:p>
          </table:table-cell>
          <table:table-cell table:style-name="ce2" table:formula="of:=LOG10([.A230])*106" office:value-type="float" office:value="249.941093782048">
            <text:p>250,</text:p>
          </table:table-cell>
          <table:table-cell table:style-name="ce2" table:formula="of:=(SIN( ([.A230]+10)*(PI()/10))*3+5)*(0.1*[.A230])" office:value-type="float" office:value="73.7954887431945">
            <text:p>74,</text:p>
          </table:table-cell>
          <table:table-cell table:number-columns-repeated="1019"/>
        </table:table-row>
        <table:table-row table:style-name="ro1">
          <table:table-cell office:value-type="float" office:value="229">
            <text:p>229</text:p>
          </table:table-cell>
          <table:table-cell table:style-name="ce2" table:formula="of:=[.A231]^4/(2^24)" office:value-type="float" office:value="163.916258871555">
            <text:p>164,</text:p>
          </table:table-cell>
          <table:table-cell table:style-name="ce2" table:formula="of:=[.A231]" office:value-type="float" office:value="229">
            <text:p>229,</text:p>
          </table:table-cell>
          <table:table-cell table:style-name="ce2" table:formula="of:=LOG10([.A231])*106" office:value-type="float" office:value="250.142561128028">
            <text:p>250,</text:p>
          </table:table-cell>
          <table:table-cell table:style-name="ce2" table:formula="of:=(SIN( ([.A231]+10)*(PI()/10))*3+5)*(0.1*[.A231])" office:value-type="float" office:value="93.2705324864408">
            <text:p>93,</text:p>
          </table:table-cell>
          <table:table-cell table:number-columns-repeated="1019"/>
        </table:table-row>
        <table:table-row table:style-name="ro1">
          <table:table-cell office:value-type="float" office:value="230">
            <text:p>230</text:p>
          </table:table-cell>
          <table:table-cell table:style-name="ce2" table:formula="of:=[.A232]^4/(2^24)" office:value-type="float" office:value="166.798233985901">
            <text:p>167,</text:p>
          </table:table-cell>
          <table:table-cell table:style-name="ce2" table:formula="of:=[.A232]" office:value-type="float" office:value="230">
            <text:p>230,</text:p>
          </table:table-cell>
          <table:table-cell table:style-name="ce2" table:formula="of:=LOG10([.A232])*106" office:value-type="float" office:value="250.343150617865">
            <text:p>250,</text:p>
          </table:table-cell>
          <table:table-cell table:style-name="ce2" table:formula="of:=(SIN( ([.A232]+10)*(PI()/10))*3+5)*(0.1*[.A232])" office:value-type="float" office:value="115">
            <text:p>115,</text:p>
          </table:table-cell>
          <table:table-cell table:number-columns-repeated="1019"/>
        </table:table-row>
        <table:table-row table:style-name="ro1">
          <table:table-cell office:value-type="float" office:value="231">
            <text:p>231</text:p>
          </table:table-cell>
          <table:table-cell table:style-name="ce2" table:formula="of:=[.A233]^4/(2^24)" office:value-type="float" office:value="169.718046247959">
            <text:p>170,</text:p>
          </table:table-cell>
          <table:table-cell table:style-name="ce2" table:formula="of:=[.A233]" office:value-type="float" office:value="231">
            <text:p>231,</text:p>
          </table:table-cell>
          <table:table-cell table:style-name="ce2" table:formula="of:=LOG10([.A233])*106" office:value-type="float" office:value="250.542869868567">
            <text:p>251,</text:p>
          </table:table-cell>
          <table:table-cell table:style-name="ce2" table:formula="of:=(SIN( ([.A233]+10)*(PI()/10))*3+5)*(0.1*[.A233])" office:value-type="float" office:value="136.914877710184">
            <text:p>137,</text:p>
          </table:table-cell>
          <table:table-cell table:number-columns-repeated="1019"/>
        </table:table-row>
        <table:table-row table:style-name="ro1">
          <table:table-cell office:value-type="float" office:value="232">
            <text:p>232</text:p>
          </table:table-cell>
          <table:table-cell table:style-name="ce2" table:formula="of:=[.A234]^4/(2^24)" office:value-type="float" office:value="172.676025390625">
            <text:p>173,</text:p>
          </table:table-cell>
          <table:table-cell table:style-name="ce2" table:formula="of:=[.A234]" office:value-type="float" office:value="232">
            <text:p>232,</text:p>
          </table:table-cell>
          <table:table-cell table:style-name="ce2" table:formula="of:=LOG10([.A234])*106" office:value-type="float" office:value="250.741726398435">
            <text:p>251,</text:p>
          </table:table-cell>
          <table:table-cell table:style-name="ce2" table:formula="of:=(SIN( ([.A234]+10)*(PI()/10))*3+5)*(0.1*[.A234])" office:value-type="float" office:value="156.909853559556">
            <text:p>157,</text:p>
          </table:table-cell>
          <table:table-cell table:number-columns-repeated="1019"/>
        </table:table-row>
        <table:table-row table:style-name="ro1">
          <table:table-cell office:value-type="float" office:value="233">
            <text:p>233</text:p>
          </table:table-cell>
          <table:table-cell table:style-name="ce2" table:formula="of:=[.A235]^4/(2^24)" office:value-type="float" office:value="175.672502577305">
            <text:p>176,</text:p>
          </table:table-cell>
          <table:table-cell table:style-name="ce2" table:formula="of:=[.A235]" office:value-type="float" office:value="233">
            <text:p>233,</text:p>
          </table:table-cell>
          <table:table-cell table:style-name="ce2" table:formula="of:=LOG10([.A235])*106" office:value-type="float" office:value="250.939727628758">
            <text:p>251,</text:p>
          </table:table-cell>
          <table:table-cell table:style-name="ce2" table:formula="of:=(SIN( ([.A235]+10)*(PI()/10))*3+5)*(0.1*[.A235])" office:value-type="float" office:value="173.050287906809">
            <text:p>173,</text:p>
          </table:table-cell>
          <table:table-cell table:number-columns-repeated="1019"/>
        </table:table-row>
        <table:table-row table:style-name="ro1">
          <table:table-cell office:value-type="float" office:value="234">
            <text:p>234</text:p>
          </table:table-cell>
          <table:table-cell table:style-name="ce2" table:formula="of:=[.A236]^4/(2^24)" office:value-type="float" office:value="178.707810401917">
            <text:p>179,</text:p>
          </table:table-cell>
          <table:table-cell table:style-name="ce2" table:formula="of:=[.A236]" office:value-type="float" office:value="234">
            <text:p>234,</text:p>
          </table:table-cell>
          <table:table-cell table:style-name="ce2" table:formula="of:=LOG10([.A236])*106" office:value-type="float" office:value="251.136880885475">
            <text:p>251,</text:p>
          </table:table-cell>
          <table:table-cell table:style-name="ce2" table:formula="of:=(SIN( ([.A236]+10)*(PI()/10))*3+5)*(0.1*[.A236])" office:value-type="float" office:value="183.76416744392">
            <text:p>184,</text:p>
          </table:table-cell>
          <table:table-cell table:number-columns-repeated="1019"/>
        </table:table-row>
        <table:table-row table:style-name="ro1">
          <table:table-cell office:value-type="float" office:value="235">
            <text:p>235</text:p>
          </table:table-cell>
          <table:table-cell table:style-name="ce2" table:formula="of:=[.A237]^4/(2^24)" office:value-type="float" office:value="181.782282888889">
            <text:p>182,</text:p>
          </table:table-cell>
          <table:table-cell table:style-name="ce2" table:formula="of:=[.A237]" office:value-type="float" office:value="235">
            <text:p>235,</text:p>
          </table:table-cell>
          <table:table-cell table:style-name="ce2" table:formula="of:=LOG10([.A237])*106" office:value-type="float" office:value="251.333193400804">
            <text:p>251,</text:p>
          </table:table-cell>
          <table:table-cell table:style-name="ce2" table:formula="of:=(SIN( ([.A237]+10)*(PI()/10))*3+5)*(0.1*[.A237])" office:value-type="float" office:value="188">
            <text:p>188,</text:p>
          </table:table-cell>
          <table:table-cell table:number-columns-repeated="1019"/>
        </table:table-row>
        <table:table-row table:style-name="ro1">
          <table:table-cell office:value-type="float" office:value="236">
            <text:p>236</text:p>
          </table:table-cell>
          <table:table-cell table:style-name="ce2" table:formula="of:=[.A238]^4/(2^24)" office:value-type="float" office:value="184.896255493164">
            <text:p>185,</text:p>
          </table:table-cell>
          <table:table-cell table:style-name="ce2" table:formula="of:=[.A238]" office:value-type="float" office:value="236">
            <text:p>236,</text:p>
          </table:table-cell>
          <table:table-cell table:style-name="ce2" table:formula="of:=LOG10([.A238])*106" office:value-type="float" office:value="251.528672314831">
            <text:p>252,</text:p>
          </table:table-cell>
          <table:table-cell table:style-name="ce2" table:formula="of:=(SIN( ([.A238]+10)*(PI()/10))*3+5)*(0.1*[.A238])" office:value-type="float" office:value="185.334801353697">
            <text:p>185,</text:p>
          </table:table-cell>
          <table:table-cell table:number-columns-repeated="1019"/>
        </table:table-row>
        <table:table-row table:style-name="ro1">
          <table:table-cell office:value-type="float" office:value="237">
            <text:p>237</text:p>
          </table:table-cell>
          <table:table-cell table:style-name="ce2" table:formula="of:=[.A239]^4/(2^24)" office:value-type="float" office:value="188.050065100193">
            <text:p>188,</text:p>
          </table:table-cell>
          <table:table-cell table:style-name="ce2" table:formula="of:=[.A239]" office:value-type="float" office:value="237">
            <text:p>237,</text:p>
          </table:table-cell>
          <table:table-cell table:style-name="ce2" table:formula="of:=LOG10([.A239])*106" office:value-type="float" office:value="251.723324677071">
            <text:p>252,</text:p>
          </table:table-cell>
          <table:table-cell table:style-name="ce2" table:formula="of:=(SIN( ([.A239]+10)*(PI()/10))*3+5)*(0.1*[.A239])" office:value-type="float" office:value="176.021108300059">
            <text:p>176,</text:p>
          </table:table-cell>
          <table:table-cell table:number-columns-repeated="1019"/>
        </table:table-row>
        <table:table-row table:style-name="ro1">
          <table:table-cell office:value-type="float" office:value="238">
            <text:p>238</text:p>
          </table:table-cell>
          <table:table-cell table:style-name="ce2" table:formula="of:=[.A240]^4/(2^24)" office:value-type="float" office:value="191.24405002594">
            <text:p>191,</text:p>
          </table:table-cell>
          <table:table-cell table:style-name="ce2" table:formula="of:=[.A240]" office:value-type="float" office:value="238">
            <text:p>238,</text:p>
          </table:table-cell>
          <table:table-cell table:style-name="ce2" table:formula="of:=LOG10([.A240])*106" office:value-type="float" office:value="251.91715744799">
            <text:p>252,</text:p>
          </table:table-cell>
          <table:table-cell table:style-name="ce2" table:formula="of:=(SIN( ([.A240]+10)*(PI()/10))*3+5)*(0.1*[.A240])" office:value-type="float" office:value="160.967867013683">
            <text:p>161,</text:p>
          </table:table-cell>
          <table:table-cell table:number-columns-repeated="1019"/>
        </table:table-row>
        <table:table-row table:style-name="ro1">
          <table:table-cell office:value-type="float" office:value="239">
            <text:p>239</text:p>
          </table:table-cell>
          <table:table-cell table:style-name="ce2" table:formula="of:=[.A241]^4/(2^24)" office:value-type="float" office:value="194.47855001688">
            <text:p>194,</text:p>
          </table:table-cell>
          <table:table-cell table:style-name="ce2" table:formula="of:=[.A241]" office:value-type="float" office:value="239">
            <text:p>239,</text:p>
          </table:table-cell>
          <table:table-cell table:style-name="ce2" table:formula="of:=LOG10([.A241])*106" office:value-type="float" office:value="252.110177500503">
            <text:p>252,</text:p>
          </table:table-cell>
          <table:table-cell table:style-name="ce2" table:formula="of:=(SIN( ([.A241]+10)*(PI()/10))*3+5)*(0.1*[.A241])" office:value-type="float" office:value="141.656518496684">
            <text:p>142,</text:p>
          </table:table-cell>
          <table:table-cell table:number-columns-repeated="1019"/>
        </table:table-row>
        <table:table-row table:style-name="ro1">
          <table:table-cell office:value-type="float" office:value="240">
            <text:p>240</text:p>
          </table:table-cell>
          <table:table-cell table:style-name="ce2" table:formula="of:=[.A242]^4/(2^24)" office:value-type="float" office:value="197.75390625">
            <text:p>198,</text:p>
          </table:table-cell>
          <table:table-cell table:style-name="ce2" table:formula="of:=[.A242]" office:value-type="float" office:value="240">
            <text:p>240,</text:p>
          </table:table-cell>
          <table:table-cell table:style-name="ce2" table:formula="of:=LOG10([.A242])*106" office:value-type="float" office:value="252.30239162143">
            <text:p>252,</text:p>
          </table:table-cell>
          <table:table-cell table:style-name="ce2" table:formula="of:=(SIN( ([.A242]+10)*(PI()/10))*3+5)*(0.1*[.A242])" office:value-type="float" office:value="120">
            <text:p>120,</text:p>
          </table:table-cell>
          <table:table-cell table:number-columns-repeated="1019"/>
        </table:table-row>
        <table:table-row table:style-name="ro1">
          <table:table-cell office:value-type="float" office:value="241">
            <text:p>241</text:p>
          </table:table-cell>
          <table:table-cell table:style-name="ce2" table:formula="of:=[.A243]^4/(2^24)" office:value-type="float" office:value="201.070461332798">
            <text:p>201,</text:p>
          </table:table-cell>
          <table:table-cell table:style-name="ce2" table:formula="of:=[.A243]" office:value-type="float" office:value="241">
            <text:p>241,</text:p>
          </table:table-cell>
          <table:table-cell table:style-name="ce2" table:formula="of:=LOG10([.A243])*106" office:value-type="float" office:value="252.493806512936">
            <text:p>252,</text:p>
          </table:table-cell>
          <table:table-cell table:style-name="ce2" table:formula="of:=(SIN( ([.A243]+10)*(PI()/10))*3+5)*(0.1*[.A243])" office:value-type="float" office:value="98.1580713066912">
            <text:p>98,</text:p>
          </table:table-cell>
          <table:table-cell table:number-columns-repeated="1019"/>
        </table:table-row>
        <table:table-row table:style-name="ro1">
          <table:table-cell office:value-type="float" office:value="242">
            <text:p>242</text:p>
          </table:table-cell>
          <table:table-cell table:style-name="ce2" table:formula="of:=[.A244]^4/(2^24)" office:value-type="float" office:value="204.428559303284">
            <text:p>204,</text:p>
          </table:table-cell>
          <table:table-cell table:style-name="ce2" table:formula="of:=[.A244]" office:value-type="float" office:value="242">
            <text:p>242,</text:p>
          </table:table-cell>
          <table:table-cell table:style-name="ce2" table:formula="of:=LOG10([.A244])*106" office:value-type="float" office:value="252.684428793926">
            <text:p>253,</text:p>
          </table:table-cell>
          <table:table-cell table:style-name="ce2" table:formula="of:=(SIN( ([.A244]+10)*(PI()/10))*3+5)*(0.1*[.A244])" office:value-type="float" office:value="78.3267906835671">
            <text:p>78,</text:p>
          </table:table-cell>
          <table:table-cell table:number-columns-repeated="1019"/>
        </table:table-row>
        <table:table-row table:style-name="ro1">
          <table:table-cell office:value-type="float" office:value="243">
            <text:p>243</text:p>
          </table:table-cell>
          <table:table-cell table:style-name="ce2" table:formula="of:=[.A245]^4/(2^24)" office:value-type="float" office:value="207.828545629978">
            <text:p>208,</text:p>
          </table:table-cell>
          <table:table-cell table:style-name="ce2" table:formula="of:=[.A245]" office:value-type="float" office:value="243">
            <text:p>243,</text:p>
          </table:table-cell>
          <table:table-cell table:style-name="ce2" table:formula="of:=LOG10([.A245])*106" office:value-type="float" office:value="252.874265001421">
            <text:p>253,</text:p>
          </table:table-cell>
          <table:table-cell table:style-name="ce2" table:formula="of:=(SIN( ([.A245]+10)*(PI()/10))*3+5)*(0.1*[.A245])" office:value-type="float" office:value="62.5226611100667">
            <text:p>63,</text:p>
          </table:table-cell>
          <table:table-cell table:number-columns-repeated="1019"/>
        </table:table-row>
        <table:table-row table:style-name="ro1">
          <table:table-cell office:value-type="float" office:value="244">
            <text:p>244</text:p>
          </table:table-cell>
          <table:table-cell table:style-name="ce2" table:formula="of:=[.A246]^4/(2^24)" office:value-type="float" office:value="211.270767211914">
            <text:p>211,</text:p>
          </table:table-cell>
          <table:table-cell table:style-name="ce2" table:formula="of:=[.A246]" office:value-type="float" office:value="244">
            <text:p>244,</text:p>
          </table:table-cell>
          <table:table-cell table:style-name="ce2" table:formula="of:=LOG10([.A246])*106" office:value-type="float" office:value="253.063321591905">
            <text:p>253,</text:p>
          </table:table-cell>
          <table:table-cell table:style-name="ce2" table:formula="of:=(SIN( ([.A246]+10)*(PI()/10))*3+5)*(0.1*[.A246])" office:value-type="float" office:value="52.3826630071949">
            <text:p>52,</text:p>
          </table:table-cell>
          <table:table-cell table:number-columns-repeated="1019"/>
        </table:table-row>
        <table:table-row table:style-name="ro1">
          <table:table-cell office:value-type="float" office:value="245">
            <text:p>245</text:p>
          </table:table-cell>
          <table:table-cell table:style-name="ce2" table:formula="of:=[.A247]^4/(2^24)" office:value-type="float" office:value="214.755572378635">
            <text:p>215,</text:p>
          </table:table-cell>
          <table:table-cell table:style-name="ce2" table:formula="of:=[.A247]" office:value-type="float" office:value="245">
            <text:p>245,</text:p>
          </table:table-cell>
          <table:table-cell table:style-name="ce2" table:formula="of:=LOG10([.A247])*106" office:value-type="float" office:value="253.25160494264">
            <text:p>253,</text:p>
          </table:table-cell>
          <table:table-cell table:style-name="ce2" table:formula="of:=(SIN( ([.A247]+10)*(PI()/10))*3+5)*(0.1*[.A247])" office:value-type="float" office:value="49">
            <text:p>49,</text:p>
          </table:table-cell>
          <table:table-cell table:number-columns-repeated="1019"/>
        </table:table-row>
        <table:table-row table:style-name="ro1">
          <table:table-cell office:value-type="float" office:value="246">
            <text:p>246</text:p>
          </table:table-cell>
          <table:table-cell table:style-name="ce2" table:formula="of:=[.A248]^4/(2^24)" office:value-type="float" office:value="218.283310890198">
            <text:p>218,</text:p>
          </table:table-cell>
          <table:table-cell table:style-name="ce2" table:formula="of:=[.A248]" office:value-type="float" office:value="246">
            <text:p>246,</text:p>
          </table:table-cell>
          <table:table-cell table:style-name="ce2" table:formula="of:=LOG10([.A248])*106" office:value-type="float" office:value="253.439121352958">
            <text:p>253,</text:p>
          </table:table-cell>
          <table:table-cell table:style-name="ce2" table:formula="of:=(SIN( ([.A248]+10)*(PI()/10))*3+5)*(0.1*[.A248])" office:value-type="float" office:value="52.8120290974176">
            <text:p>53,</text:p>
          </table:table-cell>
          <table:table-cell table:number-columns-repeated="1019"/>
        </table:table-row>
        <table:table-row table:style-name="ro1">
          <table:table-cell office:value-type="float" office:value="247">
            <text:p>247</text:p>
          </table:table-cell>
          <table:table-cell table:style-name="ce2" table:formula="of:=[.A249]^4/(2^24)" office:value-type="float" office:value="221.854333937168">
            <text:p>222,</text:p>
          </table:table-cell>
          <table:table-cell table:style-name="ce2" table:formula="of:=[.A249]" office:value-type="float" office:value="247">
            <text:p>247,</text:p>
          </table:table-cell>
          <table:table-cell table:style-name="ce2" table:formula="of:=LOG10([.A249])*106" office:value-type="float" office:value="253.625877045525">
            <text:p>254,</text:p>
          </table:table-cell>
          <table:table-cell table:style-name="ce2" table:formula="of:=(SIN( ([.A249]+10)*(PI()/10))*3+5)*(0.1*[.A249])" office:value-type="float" office:value="63.5518407168163">
            <text:p>64,</text:p>
          </table:table-cell>
          <table:table-cell table:number-columns-repeated="1019"/>
        </table:table-row>
        <table:table-row table:style-name="ro1">
          <table:table-cell office:value-type="float" office:value="248">
            <text:p>248</text:p>
          </table:table-cell>
          <table:table-cell table:style-name="ce2" table:formula="of:=[.A250]^4/(2^24)" office:value-type="float" office:value="225.468994140625">
            <text:p>225,</text:p>
          </table:table-cell>
          <table:table-cell table:style-name="ce2" table:formula="of:=[.A250]" office:value-type="float" office:value="248">
            <text:p>248,</text:p>
          </table:table-cell>
          <table:table-cell table:style-name="ce2" table:formula="of:=LOG10([.A250])*106" office:value-type="float" office:value="253.811878167579">
            <text:p>254,</text:p>
          </table:table-cell>
          <table:table-cell table:style-name="ce2" table:formula="of:=(SIN( ([.A250]+10)*(PI()/10))*3+5)*(0.1*[.A250])" office:value-type="float" office:value="80.26877722944">
            <text:p>80,</text:p>
          </table:table-cell>
          <table:table-cell table:number-columns-repeated="1019"/>
        </table:table-row>
        <table:table-row table:style-name="ro1">
          <table:table-cell office:value-type="float" office:value="249">
            <text:p>249</text:p>
          </table:table-cell>
          <table:table-cell table:style-name="ce2" table:formula="of:=[.A251]^4/(2^24)" office:value-type="float" office:value="229.127645552158">
            <text:p>229,</text:p>
          </table:table-cell>
          <table:table-cell table:style-name="ce2" table:formula="of:=[.A251]" office:value-type="float" office:value="249">
            <text:p>249,</text:p>
          </table:table-cell>
          <table:table-cell table:style-name="ce2" table:formula="of:=LOG10([.A251])*106" office:value-type="float" office:value="253.997130792148">
            <text:p>254,</text:p>
          </table:table-cell>
          <table:table-cell table:style-name="ce2" table:formula="of:=(SIN( ([.A251]+10)*(PI()/10))*3+5)*(0.1*[.A251])" office:value-type="float" office:value="101.416430520192">
            <text:p>101,</text:p>
          </table:table-cell>
          <table:table-cell table:number-columns-repeated="1019"/>
        </table:table-row>
        <table:table-row table:style-name="ro1">
          <table:table-cell office:value-type="float" office:value="250">
            <text:p>250</text:p>
          </table:table-cell>
          <table:table-cell table:style-name="ce2" table:formula="of:=[.A252]^4/(2^24)" office:value-type="float" office:value="232.83064365387">
            <text:p>233,</text:p>
          </table:table-cell>
          <table:table-cell table:style-name="ce2" table:formula="of:=[.A252]" office:value-type="float" office:value="250">
            <text:p>250,</text:p>
          </table:table-cell>
          <table:table-cell table:style-name="ce2" table:formula="of:=LOG10([.A252])*106" office:value-type="float" office:value="254.181640919236">
            <text:p>254,</text:p>
          </table:table-cell>
          <table:table-cell table:style-name="ce2" table:formula="of:=(SIN( ([.A252]+10)*(PI()/10))*3+5)*(0.1*[.A252])" office:value-type="float" office:value="125">
            <text:p>125,</text:p>
          </table:table-cell>
          <table:table-cell table:number-columns-repeated="1019"/>
        </table:table-row>
        <table:table-row table:style-name="ro1">
          <table:table-cell office:value-type="float" office:value="251">
            <text:p>251</text:p>
          </table:table-cell>
          <table:table-cell table:style-name="ce2" table:formula="of:=[.A253]^4/(2^24)" office:value-type="float" office:value="236.578345358372">
            <text:p>237,</text:p>
          </table:table-cell>
          <table:table-cell table:style-name="ce2" table:formula="of:=[.A253]" office:value-type="float" office:value="251">
            <text:p>251,</text:p>
          </table:table-cell>
          <table:table-cell table:style-name="ce2" table:formula="of:=LOG10([.A253])*106" office:value-type="float" office:value="254.36541447699">
            <text:p>254,</text:p>
          </table:table-cell>
          <table:table-cell table:style-name="ce2" table:formula="of:=(SIN( ([.A253]+10)*(PI()/10))*3+5)*(0.1*[.A253])" office:value-type="float" office:value="148.768979676433">
            <text:p>149,</text:p>
          </table:table-cell>
          <table:table-cell table:number-columns-repeated="1019"/>
        </table:table-row>
        <table:table-row table:style-name="ro1">
          <table:table-cell office:value-type="float" office:value="252">
            <text:p>252</text:p>
          </table:table-cell>
          <table:table-cell table:style-name="ce2" office:value-type="float" office:value="245">
            <text:p>245,</text:p>
          </table:table-cell>
          <table:table-cell table:style-name="ce2" table:formula="of:=[.A254]" office:value-type="float" office:value="252">
            <text:p>252,</text:p>
          </table:table-cell>
          <table:table-cell table:style-name="ce2" table:formula="of:=LOG10([.A254])*106" office:value-type="float" office:value="254.548457322844">
            <text:p>255,</text:p>
          </table:table-cell>
          <table:table-cell table:style-name="ce2" office:value-type="float" office:value="188">
            <text:p>188,</text:p>
          </table:table-cell>
          <table:table-cell table:number-columns-repeated="1019"/>
        </table:table-row>
        <table:table-row table:style-name="ro1">
          <table:table-cell office:value-type="float" office:value="253">
            <text:p>253</text:p>
          </table:table-cell>
          <table:table-cell table:style-name="ce2" office:value-type="float" office:value="249">
            <text:p>249,</text:p>
          </table:table-cell>
          <table:table-cell table:style-name="ce2" table:formula="of:=[.A255]" office:value-type="float" office:value="253">
            <text:p>253,</text:p>
          </table:table-cell>
          <table:table-cell table:style-name="ce2" table:formula="of:=LOG10([.A255])*106" office:value-type="float" office:value="254.730775244637">
            <text:p>255,</text:p>
          </table:table-cell>
          <table:table-cell table:style-name="ce2" office:value-type="float" office:value="199">
            <text:p>199,</text:p>
          </table:table-cell>
          <table:table-cell table:number-columns-repeated="1019"/>
        </table:table-row>
        <table:table-row table:style-name="ro1">
          <table:table-cell office:value-type="float" office:value="254">
            <text:p>254</text:p>
          </table:table-cell>
          <table:table-cell table:style-name="ce2" office:value-type="float" office:value="255">
            <text:p>255,</text:p>
          </table:table-cell>
          <table:table-cell table:style-name="ce2" table:formula="of:=[.A256]" office:value-type="float" office:value="254">
            <text:p>254,</text:p>
          </table:table-cell>
          <table:table-cell table:style-name="ce2" table:formula="of:=LOG10([.A256])*106" office:value-type="float" office:value="254.912373961713">
            <text:p>255,</text:p>
          </table:table-cell>
          <table:table-cell table:style-name="ce2" office:value-type="float" office:value="220">
            <text:p>220,</text:p>
          </table:table-cell>
          <table:table-cell table:number-columns-repeated="1019"/>
        </table:table-row>
        <table:table-row table:style-name="ro1">
          <table:table-cell office:value-type="float" office:value="255">
            <text:p>255</text:p>
          </table:table-cell>
          <table:table-cell table:style-name="ce2" office:value-type="float" office:value="255">
            <text:p>255,</text:p>
          </table:table-cell>
          <table:table-cell table:style-name="ce2" table:formula="of:=[.A257]" office:value-type="float" office:value="255">
            <text:p>255,</text:p>
          </table:table-cell>
          <table:table-cell table:style-name="ce2" table:formula="of:=LOG10([.A257])*106" office:value-type="float" office:value="255.093259125999">
            <text:p>255,</text:p>
          </table:table-cell>
          <table:table-cell table:style-name="ce2" office:value-type="float" office:value="255">
            <text:p>255,</text:p>
          </table:table-cell>
          <table:table-cell table:number-columns-repeated="1019"/>
        </table:table-row>
        <table:table-row table:style-name="ro1">
          <table:table-cell office:value-type="float" office:value="256">
            <text:p>256</text:p>
          </table:table-cell>
          <table:table-cell table:style-name="ce2" office:value-type="float" office:value="256">
            <text:p>256,</text:p>
          </table:table-cell>
          <table:table-cell table:style-name="ce2" table:formula="of:=[.A258]" office:value-type="float" office:value="256">
            <text:p>256,</text:p>
          </table:table-cell>
          <table:table-cell table:style-name="ce2" table:formula="of:=LOG10([.A258])*106" office:value-type="float" office:value="255.273436323056">
            <text:p>255,</text:p>
          </table:table-cell>
          <table:table-cell table:style-name="ce2" office:value-type="float" office:value="255">
            <text:p>255,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255/2.41" office:value-type="float" office:value="105.809128630705">
            <text:p>105,81f;</text:p>
          </table:table-cell>
          <table:table-cell table:number-columns-repeated="1020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CA">
      <number:number number:min-integer-digits="1"/>
    </number:number-style>
    <number:number-style style:name="N106">
      <number:number number:decimal-places="2" number:min-integer-digits="1"/>
      <number:text>f;</number:text>
    </number:number-style>
    <number:number-style style:name="N107">
      <number:number number:decimal-places="0" number:min-integer-digits="1"/>
      <number:text>,</number:text>
    </number:number-style>
    <number:currency-style style:name="N8106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06" number:language="fr" number:country="CA"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06P0"/>
    </number:currency-style>
    <number:currency-style style:name="N8107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8107" number:language="fr" number:country="CA">
      <style:text-properties fo:color="#ff0000"/>
      <number:text>(</number:text>
      <number:number number:decimal-places="0" number:min-integer-digits="1" number:grouping="true"/>
      <number:text> </number:text>
      <number:currency-symbol/>
      <number:text>)</number:text>
      <style:map style:condition="value()&gt;=0" style:apply-style-name="N8107P0"/>
    </number:currency-style>
    <number:currency-style style:name="N8108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08" number:language="fr" number:country="CA"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08P0"/>
    </number:currency-style>
    <number:currency-style style:name="N8109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8109" number:language="fr" number:country="CA">
      <style:text-properties fo:color="#ff0000"/>
      <number:text>(</number:text>
      <number:number number:decimal-places="2" number:min-integer-digits="1" number:grouping="true"/>
      <number:text> </number:text>
      <number:currency-symbol/>
      <number:text>)</number:text>
      <style:map style:condition="value()&gt;=0" style:apply-style-name="N8109P0"/>
    </number:currency-style>
    <number:date-style style:name="N8110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CA">
      <number:day number:style="long"/>
      <number:text>-</number:text>
      <number:month number:textual="true"/>
    </number:date-style>
    <number:date-style style:name="N8112" number:language="fr" number:country="CA">
      <number:month number:textual="true"/>
      <number:text>-</number:text>
      <number:year/>
    </number:date-style>
    <number:time-style style:name="N8113" number:language="fr" number:country="CA">
      <number:hours/>
      <number:text>:</number:text>
      <number:minutes number:style="long"/>
      <number:text> </number:text>
      <number:am-pm/>
    </number:time-style>
    <number:time-style style:name="N8114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8115P0" style:volatile="true" number:language="fr" number:country="CA">
      <number:number number:decimal-places="0" number:min-integer-digits="1" number:grouping="true"/>
      <number:text>    </number:text>
    </number:currency-style>
    <number:currency-style style:name="N8115" number:language="fr" number:country="CA">
      <number:text>(</number:text>
      <number:number number:decimal-places="0" number:min-integer-digits="1" number:grouping="true"/>
      <number:text>   )</number:text>
      <style:map style:condition="value()&gt;=0" style:apply-style-name="N8115P0"/>
    </number:currency-style>
    <number:currency-style style:name="N8116P0" style:volatile="true" number:language="fr" number:country="CA">
      <number:number number:decimal-places="0" number:min-integer-digits="1" number:grouping="true"/>
      <number:text>    </number:text>
    </number:currency-style>
    <number:currency-style style:name="N8116" number:language="fr" number:country="CA">
      <style:text-properties fo:color="#ff0000"/>
      <number:text>(</number:text>
      <number:number number:decimal-places="0" number:min-integer-digits="1" number:grouping="true"/>
      <number:text>   )</number:text>
      <style:map style:condition="value()&gt;=0" style:apply-style-name="N8116P0"/>
    </number:currency-style>
    <number:currency-style style:name="N8117P0" style:volatile="true" number:language="fr" number:country="CA">
      <number:number number:decimal-places="2" number:min-integer-digits="1" number:grouping="true"/>
      <number:text>    </number:text>
    </number:currency-style>
    <number:currency-style style:name="N8117" number:language="fr" number:country="CA">
      <number:text>(</number:text>
      <number:number number:decimal-places="2" number:min-integer-digits="1" number:grouping="true"/>
      <number:text>   )</number:text>
      <style:map style:condition="value()&gt;=0" style:apply-style-name="N8117P0"/>
    </number:currency-style>
    <number:currency-style style:name="N8118P0" style:volatile="true" number:language="fr" number:country="CA">
      <number:number number:decimal-places="2" number:min-integer-digits="1" number:grouping="true"/>
      <number:text>    </number:text>
    </number:currency-style>
    <number:currency-style style:name="N8118" number:language="fr" number:country="CA">
      <style:text-properties fo:color="#ff0000"/>
      <number:text>(</number:text>
      <number:number number:decimal-places="2" number:min-integer-digits="1" number:grouping="true"/>
      <number:text>   )</number:text>
      <style:map style:condition="value()&gt;=0" style:apply-style-name="N8118P0"/>
    </number:currency-style>
    <number:currency-style style:name="N8119P0" style:volatile="true" number:language="fr" number:country="CA">
      <number:text> </number:text>
      <number:number number:decimal-places="0" number:min-integer-digits="1" number:grouping="true"/>
      <number:text>     </number:text>
    </number:currency-style>
    <number:currency-style style:name="N8119P1" style:volatile="true" number:language="fr" number:country="CA">
      <number:text> (</number:text>
      <number:number number:decimal-places="0" number:min-integer-digits="1" number:grouping="true"/>
      <number:text>)    </number:text>
    </number:currency-style>
    <number:currency-style style:name="N8119P2" style:volatile="true" number:language="fr" number:country="CA">
      <number:text> -     </number:text>
    </number:currency-style>
    <number:text-style style:name="N8119" number:language="fr" number:country="C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fr" number:country="CA">
      <number:text> </number:text>
      <number:number number:decimal-places="0" number:min-integer-digits="1" number:grouping="true"/>
      <number:text>  </number:text>
      <number:currency-symbol/>
      <number:text> </number:text>
    </number:currency-style>
    <number:currency-style style:name="N8120P1" style:volatile="true" number:language="fr" number:country="CA">
      <number:text> (</number:text>
      <number:number number:decimal-places="0" number:min-integer-digits="1" number:grouping="true"/>
      <number:text>) </number:text>
      <number:currency-symbol/>
      <number:text> </number:text>
    </number:currency-style>
    <number:currency-style style:name="N8120P2" style:volatile="true" number:language="fr" number:country="CA">
      <number:text> -  </number:text>
      <number:currency-symbol/>
      <number:text> </number:text>
    </number:currency-style>
    <number:text-style style:name="N8120" number:language="fr" number:country="C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fr" number:country="CA">
      <number:text> </number:text>
      <number:number number:decimal-places="2" number:min-integer-digits="1" number:grouping="true"/>
      <number:text>     </number:text>
    </number:currency-style>
    <number:currency-style style:name="N8121P1" style:volatile="true" number:language="fr" number:country="CA">
      <number:text> (</number:text>
      <number:number number:decimal-places="2" number:min-integer-digits="1" number:grouping="true"/>
      <number:text>)    </number:text>
    </number:currency-style>
    <number:currency-style style:name="N8121P2" style:volatile="true" number:language="fr" number:country="CA">
      <number:text> -</number:text>
      <number:number number:decimal-places="0" number:min-integer-digits="0"/>
      <number:text>     </number:text>
    </number:currency-style>
    <number:text-style style:name="N8121" number:language="fr" number:country="C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fr" number:country="CA">
      <number:text> </number:text>
      <number:number number:decimal-places="2" number:min-integer-digits="1" number:grouping="true"/>
      <number:text>  </number:text>
      <number:currency-symbol/>
      <number:text> </number:text>
    </number:currency-style>
    <number:currency-style style:name="N8122P1" style:volatile="true" number:language="fr" number:country="CA">
      <number:text> (</number:text>
      <number:number number:decimal-places="2" number:min-integer-digits="1" number:grouping="true"/>
      <number:text>) </number:text>
      <number:currency-symbol/>
      <number:text> </number:text>
    </number:currency-style>
    <number:currency-style style:name="N8122P2" style:volatile="true" number:language="fr" number:country="CA">
      <number:text> -</number:text>
      <number:number number:decimal-places="0" number:min-integer-digits="0"/>
      <number:text>  </number:text>
      <number:currency-symbol/>
      <number:text> </number:text>
    </number:currency-style>
    <number:text-style style:name="N8122" number:language="fr" number:country="CA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fr" number:country="CA">
      <number:minutes number:style="long"/>
      <number:text>:</number:text>
      <number:seconds number:style="long"/>
    </number:time-style>
    <number:time-style style:name="N8124" number:language="fr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fr" number:country="CA">
      <number:minutes number:style="long"/>
      <number:text>:</number:text>
      <number:seconds number:style="long" number:decimal-places="1"/>
    </number:time-style>
    <number:number-style style:name="N8126" number:language="fr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2018-07-28</text:date>, <text:time>19:5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8T19:57:00.39</dc:date>
    <dc:creator>Kevin Isabelle</dc:creator>
    <meta:generator>OpenOffice/4.0.1$Win32 OpenOffice.org_project/401m5$Build-9714</meta:generator>
    <meta:editing-duration>PT4H46M41S</meta:editing-duration>
    <meta:editing-cycles>1</meta:editing-cycles>
    <meta:document-statistic meta:table-count="1" meta:cell-count="12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0" number:min-integer-digits="1"/>
      <number:text>,</number:text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000000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280"/>
      <style:graphic-properties svg:stroke-width="0.026cm" svg:stroke-color="#d9d9d9"/>
      <style:text-properties fo:color="#000000" fo:font-family="Calibri" fo:font-size="9pt" style:font-size-asian="9pt" style:font-size-complex="9pt"/>
    </style:style>
    <style:style style:name="ch6" style:family="chart" style:data-style-name="N107">
      <style:chart-properties chart:display-label="true" chart:tick-marks-major-inner="false" chart:tick-marks-major-outer="false" chart:logarithmic="false" chart:reverse-direction="false" text:line-break="false" chart:axis-position="0" chart:tick-mark-position="at-axis" style:rotation-angle="280"/>
      <style:graphic-properties draw:stroke="none" svg:stroke-width="0.018cm" svg:stroke-color="#b3b3b3"/>
      <style:text-properties fo:color="#000000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07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fo:font-family="Calibri" fo:font-size="10pt" style:font-size-asian="10pt" style:font-size-complex="10pt"/>
    </style:style>
    <style:style style:name="ch9" style:family="chart" style:data-style-name="N107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fo:font-family="Calibri" fo:font-size="10pt" style:font-size-asian="10pt" style:font-size-complex="10pt"/>
    </style:style>
    <style:style style:name="ch10" style:family="chart" style:data-style-name="N107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fo:font-family="Calibri" fo:font-size="10pt" style:font-size-asian="10pt" style:font-size-complex="10pt"/>
    </style:style>
    <style:style style:name="ch11" style:family="chart" style:data-style-name="N107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0.291cm" svg:height="11.979cm" xlink:href=".." xlink:type="simple" chart:class="chart:line" chart:style-name="ch1">
        <chart:title svg:x="9.024cm" svg:y="0.375cm" chart:style-name="ch2">
          <text:p>Chart Title</text:p>
        </chart:title>
        <chart:legend chart:legend-position="bottom" svg:x="5.026cm" svg:y="11.223cm" style:legend-expansion="wide" chart:style-name="ch3"/>
        <chart:plot-area chart:style-name="ch4" table:cell-range-address="Feuil1.B3:Feuil1.E257" svg:x="0.855cm" svg:y="1.997cm" svg:width="18.626cm" svg:height="8.567cm">
          <chartooo:coordinate-region svg:x="1.418cm" svg:y="2.579cm" svg:width="18.063cm" svg:height="7.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1.B3:Feuil1.B257" chart:class="chart:line">
            <chart:data-point chart:repeated="255"/>
          </chart:series>
          <chart:series chart:style-name="ch9" chart:values-cell-range-address="Feuil1.C3:Feuil1.C257" chart:class="chart:line">
            <chart:data-point chart:repeated="255"/>
          </chart:series>
          <chart:series chart:style-name="ch10" chart:values-cell-range-address="Feuil1.D3:Feuil1.D257" chart:class="chart:line">
            <chart:data-point chart:repeated="255"/>
          </chart:series>
          <chart:series chart:style-name="ch11" chart:values-cell-range-address="Feuil1.E3:Feuil1.E257" chart:class="chart:line">
            <chart:data-point chart:repeated="2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596046447753906">
                <text:p>0.0000000596046447753906</text:p>
                <draw:g>
                  <svg:desc>Feuil1.B3:Feuil1.B257</svg:desc>
                </draw:g>
              </table:table-cell>
              <table:table-cell office:value-type="float" office:value="1">
                <text:p>1</text:p>
                <draw:g>
                  <svg:desc>Feuil1.C3:Feuil1.C257</svg:desc>
                </draw:g>
              </table:table-cell>
              <table:table-cell office:value-type="float" office:value="0">
                <text:p>0</text:p>
                <draw:g>
                  <svg:desc>Feuil1.D3:Feuil1.D257</svg:desc>
                </draw:g>
              </table:table-cell>
              <table:table-cell office:value-type="float" office:value="0.407294901687516">
                <text:p>0.407294901687516</text:p>
                <draw:g>
                  <svg:desc>Feuil1.E3:Feuil1.E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2">
                <text:p>2</text:p>
              </table:table-cell>
              <table:table-cell office:value-type="float" office:value="31.909179540382">
                <text:p>31.909179540382</text:p>
              </table:table-cell>
              <table:table-cell office:value-type="float" office:value="0.647328848624516">
                <text:p>0.6473288486245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482797622680664">
                <text:p>0.00000482797622680664</text:p>
              </table:table-cell>
              <table:table-cell office:value-type="float" office:value="3">
                <text:p>3</text:p>
              </table:table-cell>
              <table:table-cell office:value-type="float" office:value="50.5748530002842">
                <text:p>50.5748530002842</text:p>
              </table:table-cell>
              <table:table-cell office:value-type="float" office:value="0.771884705062548">
                <text:p>0.771884705062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52587890625">
                <text:p>0.0000152587890625</text:p>
              </table:table-cell>
              <table:table-cell office:value-type="float" office:value="4">
                <text:p>4</text:p>
              </table:table-cell>
              <table:table-cell office:value-type="float" office:value="63.818359080764">
                <text:p>63.818359080764</text:p>
              </table:table-cell>
              <table:table-cell office:value-type="float" office:value="0.858732180445816">
                <text:p>0.858732180445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372529029846191">
                <text:p>0.0000372529029846191</text:p>
              </table:table-cell>
              <table:table-cell office:value-type="float" office:value="5">
                <text:p>5</text:p>
              </table:table-cell>
              <table:table-cell office:value-type="float" office:value="74.090820459618">
                <text:p>74.090820459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772476196289062">
                <text:p>0.0000772476196289062</text:p>
              </table:table-cell>
              <table:table-cell office:value-type="float" office:value="6">
                <text:p>6</text:p>
              </table:table-cell>
              <table:table-cell office:value-type="float" office:value="82.4840325406662">
                <text:p>82.4840325406662</text:p>
              </table:table-cell>
              <table:table-cell office:value-type="float" office:value="1.28809827066872">
                <text:p>1.28809827066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43110752105713">
                <text:p>0.000143110752105713</text:p>
              </table:table-cell>
              <table:table-cell office:value-type="float" office:value="7">
                <text:p>7</text:p>
              </table:table-cell>
              <table:table-cell office:value-type="float" office:value="89.5803922415112">
                <text:p>89.5803922415112</text:p>
              </table:table-cell>
              <table:table-cell office:value-type="float" office:value="1.80106431181261">
                <text:p>1.80106431181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44140625">
                <text:p>0.000244140625</text:p>
              </table:table-cell>
              <table:table-cell office:value-type="float" office:value="8">
                <text:p>8</text:p>
              </table:table-cell>
              <table:table-cell office:value-type="float" office:value="95.727538621146">
                <text:p>95.727538621146</text:p>
              </table:table-cell>
              <table:table-cell office:value-type="float" office:value="2.58931539449806">
                <text:p>2.58931539449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91066074371338">
                <text:p>0.000391066074371338</text:p>
              </table:table-cell>
              <table:table-cell office:value-type="float" office:value="9">
                <text:p>9</text:p>
              </table:table-cell>
              <table:table-cell office:value-type="float" office:value="101.149706000568">
                <text:p>101.149706000568</text:p>
              </table:table-cell>
              <table:table-cell office:value-type="float" office:value="3.66565411518764">
                <text:p>3.66565411518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596046447753906">
                <text:p>0.000596046447753906</text:p>
              </table:table-cell>
              <table:table-cell office:value-type="float" office:value="10">
                <text:p>10</text:p>
              </table:table-cell>
              <table:table-cell office:value-type="float" office:value="106">
                <text:p>1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872671604156494">
                <text:p>0.000872671604156494</text:p>
              </table:table-cell>
              <table:table-cell office:value-type="float" office:value="11">
                <text:p>11</text:p>
              </table:table-cell>
              <table:table-cell office:value-type="float" office:value="110.387624626772">
                <text:p>110.387624626772</text:p>
              </table:table-cell>
              <table:table-cell office:value-type="float" office:value="6.51975608143733">
                <text:p>6.519756081437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2359619140625">
                <text:p>0.0012359619140625</text:p>
              </table:table-cell>
              <table:table-cell office:value-type="float" office:value="12">
                <text:p>12</text:p>
              </table:table-cell>
              <table:table-cell office:value-type="float" office:value="114.393212081048">
                <text:p>114.393212081048</text:p>
              </table:table-cell>
              <table:table-cell office:value-type="float" office:value="8.1160269082529">
                <text:p>8.11602690825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70236825942993">
                <text:p>0.00170236825942993</text:p>
              </table:table-cell>
              <table:table-cell office:value-type="float" office:value="13">
                <text:p>13</text:p>
              </table:table-cell>
              <table:table-cell office:value-type="float" office:value="118.077995344525">
                <text:p>118.077995344525</text:p>
              </table:table-cell>
              <table:table-cell office:value-type="float" office:value="9.65516627806229">
                <text:p>9.65516627806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28977203369141">
                <text:p>0.00228977203369141</text:p>
              </table:table-cell>
              <table:table-cell office:value-type="float" office:value="14">
                <text:p>14</text:p>
              </table:table-cell>
              <table:table-cell office:value-type="float" office:value="121.489571781893">
                <text:p>121.489571781893</text:p>
              </table:table-cell>
              <table:table-cell office:value-type="float" office:value="10.9944373684396">
                <text:p>10.9944373684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01748514175415">
                <text:p>0.00301748514175415</text:p>
              </table:table-cell>
              <table:table-cell office:value-type="float" office:value="15">
                <text:p>15</text:p>
              </table:table-cell>
              <table:table-cell office:value-type="float" office:value="124.665673459902">
                <text:p>124.6656734599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90625">
                <text:p>0.00390625</text:p>
              </table:table-cell>
              <table:table-cell office:value-type="float" office:value="16">
                <text:p>16</text:p>
              </table:table-cell>
              <table:table-cell office:value-type="float" office:value="127.636718161528">
                <text:p>127.636718161528</text:p>
              </table:table-cell>
              <table:table-cell office:value-type="float" office:value="12.5650712782167">
                <text:p>12.5650712782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9782395362854">
                <text:p>0.0049782395362854</text:p>
              </table:table-cell>
              <table:table-cell office:value-type="float" office:value="17">
                <text:p>17</text:p>
              </table:table-cell>
              <table:table-cell office:value-type="float" office:value="130.427585666097">
                <text:p>130.427585666097</text:p>
              </table:table-cell>
              <table:table-cell office:value-type="float" office:value="12.6259866713122">
                <text:p>12.62598667131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25705718994141">
                <text:p>0.00625705718994141</text:p>
              </table:table-cell>
              <table:table-cell office:value-type="float" office:value="18">
                <text:p>18</text:p>
              </table:table-cell>
              <table:table-cell office:value-type="float" office:value="133.05888554095">
                <text:p>133.05888554095</text:p>
              </table:table-cell>
              <table:table-cell office:value-type="float" office:value="12.1740403623794">
                <text:p>12.17404036237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776773691177368">
                <text:p>0.00776773691177368</text:p>
              </table:table-cell>
              <table:table-cell office:value-type="float" office:value="19">
                <text:p>19</text:p>
              </table:table-cell>
              <table:table-cell office:value-type="float" office:value="135.547881701">
                <text:p>135.547881701</text:p>
              </table:table-cell>
              <table:table-cell office:value-type="float" office:value="11.2613968679372">
                <text:p>11.2613968679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95367431640625">
                <text:p>0.0095367431640625</text:p>
              </table:table-cell>
              <table:table-cell office:value-type="float" office:value="20">
                <text:p>20</text:p>
              </table:table-cell>
              <table:table-cell office:value-type="float" office:value="137.909179540382">
                <text:p>137.909179540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15919709205627">
                <text:p>0.0115919709205627</text:p>
              </table:table-cell>
              <table:table-cell office:value-type="float" office:value="21">
                <text:p>21</text:p>
              </table:table-cell>
              <table:table-cell office:value-type="float" office:value="140.155245241795">
                <text:p>140.155245241795</text:p>
              </table:table-cell>
              <table:table-cell office:value-type="float" office:value="8.55319293543783">
                <text:p>8.553192935437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39627456665039">
                <text:p>0.0139627456665039</text:p>
              </table:table-cell>
              <table:table-cell office:value-type="float" office:value="22">
                <text:p>22</text:p>
              </table:table-cell>
              <table:table-cell office:value-type="float" office:value="142.296804167154">
                <text:p>142.296804167154</text:p>
              </table:table-cell>
              <table:table-cell office:value-type="float" office:value="7.12061733486968">
                <text:p>7.120617334869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66798233985901">
                <text:p>0.0166798233985901</text:p>
              </table:table-cell>
              <table:table-cell office:value-type="float" office:value="23">
                <text:p>23</text:p>
              </table:table-cell>
              <table:table-cell office:value-type="float" office:value="144.343150617865">
                <text:p>144.343150617865</text:p>
              </table:table-cell>
              <table:table-cell office:value-type="float" office:value="5.91778273881287">
                <text:p>5.917782738812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9775390625">
                <text:p>0.019775390625</text:p>
              </table:table-cell>
              <table:table-cell office:value-type="float" office:value="24">
                <text:p>24</text:p>
              </table:table-cell>
              <table:table-cell office:value-type="float" office:value="146.30239162143">
                <text:p>146.30239162143</text:p>
              </table:table-cell>
              <table:table-cell office:value-type="float" office:value="5.1523930826749">
                <text:p>5.15239308267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3283064365387">
                <text:p>0.023283064365387</text:p>
              </table:table-cell>
              <table:table-cell office:value-type="float" office:value="25">
                <text:p>25</text:p>
              </table:table-cell>
              <table:table-cell office:value-type="float" office:value="148.181640919236">
                <text:p>148.1816409192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72378921508789">
                <text:p>0.0272378921508789</text:p>
              </table:table-cell>
              <table:table-cell office:value-type="float" office:value="26">
                <text:p>26</text:p>
              </table:table-cell>
              <table:table-cell office:value-type="float" office:value="149.987174884907">
                <text:p>149.987174884907</text:p>
              </table:table-cell>
              <table:table-cell office:value-type="float" office:value="5.5817591728978">
                <text:p>5.5817591728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16763520240784">
                <text:p>0.0316763520240784</text:p>
              </table:table-cell>
              <table:table-cell office:value-type="float" office:value="27">
                <text:p>27</text:p>
              </table:table-cell>
              <table:table-cell office:value-type="float" office:value="151.724559000853">
                <text:p>151.724559000853</text:p>
              </table:table-cell>
              <table:table-cell office:value-type="float" office:value="6.94696234556292">
                <text:p>6.94696234556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66363525390625">
                <text:p>0.0366363525390625</text:p>
              </table:table-cell>
              <table:table-cell office:value-type="float" office:value="28">
                <text:p>28</text:p>
              </table:table-cell>
              <table:table-cell office:value-type="float" office:value="153.398751322275">
                <text:p>153.398751322275</text:p>
              </table:table-cell>
              <table:table-cell office:value-type="float" office:value="9.06260388074322">
                <text:p>9.062603880743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21572327613831">
                <text:p>0.0421572327613831</text:p>
              </table:table-cell>
              <table:table-cell office:value-type="float" office:value="29">
                <text:p>29</text:p>
              </table:table-cell>
              <table:table-cell office:value-type="float" office:value="155.014187777289">
                <text:p>155.014187777289</text:p>
              </table:table-cell>
              <table:table-cell office:value-type="float" office:value="11.811552148938">
                <text:p>11.8115521489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82797622680664">
                <text:p>0.0482797622680664</text:p>
              </table:table-cell>
              <table:table-cell office:value-type="float" office:value="30">
                <text:p>30</text:p>
              </table:table-cell>
              <table:table-cell office:value-type="float" office:value="156.574853000284">
                <text:p>156.5748530002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50461411476135">
                <text:p>0.0550461411476135</text:p>
              </table:table-cell>
              <table:table-cell office:value-type="float" office:value="31">
                <text:p>31</text:p>
              </table:table-cell>
              <table:table-cell office:value-type="float" office:value="158.084339546433">
                <text:p>158.084339546433</text:p>
              </table:table-cell>
              <table:table-cell office:value-type="float" office:value="18.373858047687">
                <text:p>18.373858047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25">
                <text:p>0.0625</text:p>
              </table:table-cell>
              <table:table-cell office:value-type="float" office:value="32">
                <text:p>32</text:p>
              </table:table-cell>
              <table:table-cell office:value-type="float" office:value="159.54589770191">
                <text:p>159.54589770191</text:p>
              </table:table-cell>
              <table:table-cell office:value-type="float" office:value="21.6427384220077">
                <text:p>21.64273842200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0686399936676">
                <text:p>0.070686399936676</text:p>
              </table:table-cell>
              <table:table-cell office:value-type="float" office:value="33">
                <text:p>33</text:p>
              </table:table-cell>
              <table:table-cell office:value-type="float" office:value="160.962477627056">
                <text:p>160.962477627056</text:p>
              </table:table-cell>
              <table:table-cell office:value-type="float" office:value="24.509268244312">
                <text:p>24.5092682443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96518325805664">
                <text:p>0.0796518325805664</text:p>
              </table:table-cell>
              <table:table-cell office:value-type="float" office:value="34">
                <text:p>34</text:p>
              </table:table-cell>
              <table:table-cell office:value-type="float" office:value="162.336765206479">
                <text:p>162.336765206479</text:p>
              </table:table-cell>
              <table:table-cell office:value-type="float" office:value="26.7007764662106">
                <text:p>26.70077646621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94442200660706">
                <text:p>0.0894442200660706</text:p>
              </table:table-cell>
              <table:table-cell office:value-type="float" office:value="35">
                <text:p>35</text:p>
              </table:table-cell>
              <table:table-cell office:value-type="float" office:value="163.671212701129">
                <text:p>163.6712127011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0112915039063">
                <text:p>0.100112915039063</text:p>
              </table:table-cell>
              <table:table-cell office:value-type="float" office:value="36">
                <text:p>36</text:p>
              </table:table-cell>
              <table:table-cell office:value-type="float" office:value="164.968065081332">
                <text:p>164.968065081332</text:p>
              </table:table-cell>
              <table:table-cell office:value-type="float" office:value="28.2714103759877">
                <text:p>28.27141037598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1708700656891">
                <text:p>0.111708700656891</text:p>
              </table:table-cell>
              <table:table-cell office:value-type="float" office:value="37">
                <text:p>37</text:p>
              </table:table-cell>
              <table:table-cell office:value-type="float" office:value="166.229382751101">
                <text:p>166.229382751101</text:p>
              </table:table-cell>
              <table:table-cell office:value-type="float" office:value="27.4800886375619">
                <text:p>27.48008863756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4283790588379">
                <text:p>0.124283790588379</text:p>
              </table:table-cell>
              <table:table-cell office:value-type="float" office:value="38">
                <text:p>38</text:p>
              </table:table-cell>
              <table:table-cell office:value-type="float" office:value="167.457061241382">
                <text:p>167.457061241382</text:p>
              </table:table-cell>
              <table:table-cell office:value-type="float" office:value="25.7007518761342">
                <text:p>25.70075187613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7891829013824">
                <text:p>0.137891829013824</text:p>
              </table:table-cell>
              <table:table-cell office:value-type="float" office:value="39">
                <text:p>39</text:p>
              </table:table-cell>
              <table:table-cell office:value-type="float" office:value="168.652848344809">
                <text:p>168.652848344809</text:p>
              </table:table-cell>
              <table:table-cell office:value-type="float" office:value="23.1154988341869">
                <text:p>23.1154988341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2587890625">
                <text:p>0.152587890625</text:p>
              </table:table-cell>
              <table:table-cell office:value-type="float" office:value="40">
                <text:p>40</text:p>
              </table:table-cell>
              <table:table-cell office:value-type="float" office:value="169.818359080764">
                <text:p>169.8183590807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8428480625153">
                <text:p>0.168428480625153</text:p>
              </table:table-cell>
              <table:table-cell office:value-type="float" office:value="41">
                <text:p>41</text:p>
              </table:table-cell>
              <table:table-cell office:value-type="float" office:value="170.955088812292">
                <text:p>170.955088812292</text:p>
              </table:table-cell>
              <table:table-cell office:value-type="float" office:value="16.6990909691882">
                <text:p>16.6990909691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5471534729004">
                <text:p>0.185471534729004</text:p>
              </table:table-cell>
              <table:table-cell office:value-type="float" office:value="42">
                <text:p>42</text:p>
              </table:table-cell>
              <table:table-cell office:value-type="float" office:value="172.064424782177">
                <text:p>172.064424782177</text:p>
              </table:table-cell>
              <table:table-cell office:value-type="float" office:value="13.5939058211148">
                <text:p>13.59390582111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377641916275">
                <text:p>0.20377641916275</text:p>
              </table:table-cell>
              <table:table-cell office:value-type="float" office:value="43">
                <text:p>43</text:p>
              </table:table-cell>
              <table:table-cell office:value-type="float" office:value="173.147656291436">
                <text:p>173.147656291436</text:p>
              </table:table-cell>
              <table:table-cell office:value-type="float" office:value="11.0636807725632">
                <text:p>11.06368077256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3403930664062">
                <text:p>0.223403930664062</text:p>
              </table:table-cell>
              <table:table-cell office:value-type="float" office:value="44">
                <text:p>44</text:p>
              </table:table-cell>
              <table:table-cell office:value-type="float" office:value="174.205983707536">
                <text:p>174.205983707536</text:p>
              </table:table-cell>
              <table:table-cell office:value-type="float" office:value="9.44605398490398">
                <text:p>9.446053984903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4416296482086">
                <text:p>0.244416296482086</text:p>
              </table:table-cell>
              <table:table-cell office:value-type="float" office:value="45">
                <text:p>45</text:p>
              </table:table-cell>
              <table:table-cell office:value-type="float" office:value="175.240526460186">
                <text:p>175.2405264601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6877174377441">
                <text:p>0.266877174377441</text:p>
              </table:table-cell>
              <table:table-cell office:value-type="float" office:value="46">
                <text:p>46</text:p>
              </table:table-cell>
              <table:table-cell office:value-type="float" office:value="176.252330158247">
                <text:p>176.252330158247</text:p>
              </table:table-cell>
              <table:table-cell office:value-type="float" office:value="9.87542007512688">
                <text:p>9.87542007512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90851652622223">
                <text:p>0.290851652622223</text:p>
              </table:table-cell>
              <table:table-cell office:value-type="float" office:value="47">
                <text:p>47</text:p>
              </table:table-cell>
              <table:table-cell office:value-type="float" office:value="177.242372941186">
                <text:p>177.242372941186</text:p>
              </table:table-cell>
              <table:table-cell office:value-type="float" office:value="12.0928603793132">
                <text:p>12.09286037931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1640625">
                <text:p>0.31640625</text:p>
              </table:table-cell>
              <table:table-cell office:value-type="float" office:value="48">
                <text:p>48</text:p>
              </table:table-cell>
              <table:table-cell office:value-type="float" office:value="178.211571161812">
                <text:p>178.211571161812</text:p>
              </table:table-cell>
              <table:table-cell office:value-type="float" office:value="15.5358923669884">
                <text:p>15.53589236698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43608915805817">
                <text:p>0.343608915805817</text:p>
              </table:table-cell>
              <table:table-cell office:value-type="float" office:value="49">
                <text:p>49</text:p>
              </table:table-cell>
              <table:table-cell office:value-type="float" office:value="179.160784483022">
                <text:p>179.160784483022</text:p>
              </table:table-cell>
              <table:table-cell office:value-type="float" office:value="19.9574501826882">
                <text:p>19.95745018268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2529029846191">
                <text:p>0.372529029846191</text:p>
              </table:table-cell>
              <table:table-cell office:value-type="float" office:value="50">
                <text:p>50</text:p>
              </table:table-cell>
              <table:table-cell office:value-type="float" office:value="180.090820459618">
                <text:p>180.0908204596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3237402439117">
                <text:p>0.403237402439117</text:p>
              </table:table-cell>
              <table:table-cell office:value-type="float" office:value="51">
                <text:p>51</text:p>
              </table:table-cell>
              <table:table-cell office:value-type="float" office:value="181.002438666381">
                <text:p>181.002438666381</text:p>
              </table:table-cell>
              <table:table-cell office:value-type="float" office:value="30.2279600139367">
                <text:p>30.22796001393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35806274414063">
                <text:p>0.435806274414063</text:p>
              </table:table-cell>
              <table:table-cell office:value-type="float" office:value="52">
                <text:p>52</text:p>
              </table:table-cell>
              <table:table-cell office:value-type="float" office:value="181.896354425289">
                <text:p>181.896354425289</text:p>
              </table:table-cell>
              <table:table-cell office:value-type="float" office:value="35.1694499357626">
                <text:p>35.16944993576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70309317111969">
                <text:p>0.470309317111969</text:p>
              </table:table-cell>
              <table:table-cell office:value-type="float" office:value="53">
                <text:p>53</text:p>
              </table:table-cell>
              <table:table-cell office:value-type="float" office:value="182.773242177684">
                <text:p>182.773242177684</text:p>
              </table:table-cell>
              <table:table-cell office:value-type="float" office:value="39.3633702105616">
                <text:p>39.36337021056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06821632385254">
                <text:p>0.506821632385254</text:p>
              </table:table-cell>
              <table:table-cell office:value-type="float" office:value="54">
                <text:p>54</text:p>
              </table:table-cell>
              <table:table-cell office:value-type="float" office:value="183.633738541235">
                <text:p>183.633738541235</text:p>
              </table:table-cell>
              <table:table-cell office:value-type="float" office:value="42.4071155639815">
                <text:p>42.4071155639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5419752597809">
                <text:p>0.545419752597809</text:p>
              </table:table-cell>
              <table:table-cell office:value-type="float" office:value="55">
                <text:p>55</text:p>
              </table:table-cell>
              <table:table-cell office:value-type="float" office:value="184.47844508639">
                <text:p>184.478445086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86181640625">
                <text:p>0.586181640625</text:p>
              </table:table-cell>
              <table:table-cell office:value-type="float" office:value="56">
                <text:p>56</text:p>
              </table:table-cell>
              <table:table-cell office:value-type="float" office:value="185.307930862657">
                <text:p>185.307930862657</text:p>
              </table:table-cell>
              <table:table-cell office:value-type="float" office:value="43.9777494737586">
                <text:p>43.97774947375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29186689853668">
                <text:p>0.629186689853668</text:p>
              </table:table-cell>
              <table:table-cell office:value-type="float" office:value="57">
                <text:p>57</text:p>
              </table:table-cell>
              <table:table-cell office:value-type="float" office:value="186.122734701284">
                <text:p>186.122734701284</text:p>
              </table:table-cell>
              <table:table-cell office:value-type="float" office:value="42.3341906038116">
                <text:p>42.33419060381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74515724182129">
                <text:p>0.674515724182129</text:p>
              </table:table-cell>
              <table:table-cell office:value-type="float" office:value="58">
                <text:p>58</text:p>
              </table:table-cell>
              <table:table-cell office:value-type="float" office:value="186.923367317671">
                <text:p>186.923367317671</text:p>
              </table:table-cell>
              <table:table-cell office:value-type="float" office:value="39.2274633898891">
                <text:p>39.22746338988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2250998020172">
                <text:p>0.722250998020172</text:p>
              </table:table-cell>
              <table:table-cell office:value-type="float" office:value="59">
                <text:p>59</text:p>
              </table:table-cell>
              <table:table-cell office:value-type="float" office:value="187.710313234067">
                <text:p>187.710313234067</text:p>
              </table:table-cell>
              <table:table-cell office:value-type="float" office:value="34.9696008004366">
                <text:p>34.96960080043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72476196289063">
                <text:p>0.772476196289063</text:p>
              </table:table-cell>
              <table:table-cell office:value-type="float" office:value="60">
                <text:p>60</text:p>
              </table:table-cell>
              <table:table-cell office:value-type="float" office:value="188.484032540666">
                <text:p>188.4840325406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25276434421539">
                <text:p>0.825276434421539</text:p>
              </table:table-cell>
              <table:table-cell office:value-type="float" office:value="61">
                <text:p>61</text:p>
              </table:table-cell>
              <table:table-cell office:value-type="float" office:value="189.244962511141">
                <text:p>189.244962511141</text:p>
              </table:table-cell>
              <table:table-cell office:value-type="float" office:value="24.8449890029385">
                <text:p>24.84498900293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80738258361816">
                <text:p>0.880738258361816</text:p>
              </table:table-cell>
              <table:table-cell office:value-type="float" office:value="62">
                <text:p>62</text:p>
              </table:table-cell>
              <table:table-cell office:value-type="float" office:value="189.993519086815">
                <text:p>189.993519086815</text:p>
              </table:table-cell>
              <table:table-cell office:value-type="float" office:value="20.06719430736">
                <text:p>20.067194307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8949644565582">
                <text:p>0.938949644565582</text:p>
              </table:table-cell>
              <table:table-cell office:value-type="float" office:value="63">
                <text:p>63</text:p>
              </table:table-cell>
              <table:table-cell office:value-type="float" office:value="190.73009824208">
                <text:p>190.73009824208</text:p>
              </table:table-cell>
              <table:table-cell office:value-type="float" office:value="16.2095788063135">
                <text:p>16.20957880631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  <table:table-cell office:value-type="float" office:value="191.455077242292">
                <text:p>191.455077242292</text:p>
              </table:table-cell>
              <table:table-cell office:value-type="float" office:value="13.7397148871331">
                <text:p>13.73971488713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398016214371">
                <text:p>1.06398016214371</text:p>
              </table:table-cell>
              <table:table-cell office:value-type="float" office:value="65">
                <text:p>65</text:p>
              </table:table-cell>
              <table:table-cell office:value-type="float" office:value="192.168815804143">
                <text:p>192.1688158041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3098239898682">
                <text:p>1.13098239898682</text:p>
              </table:table-cell>
              <table:table-cell office:value-type="float" office:value="66">
                <text:p>66</text:p>
              </table:table-cell>
              <table:table-cell office:value-type="float" office:value="192.871657167438">
                <text:p>192.871657167438</text:p>
              </table:table-cell>
              <table:table-cell office:value-type="float" office:value="14.169080977356">
                <text:p>14.1690809773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0110040903091">
                <text:p>1.20110040903091</text:p>
              </table:table-cell>
              <table:table-cell office:value-type="float" office:value="67">
                <text:p>67</text:p>
              </table:table-cell>
              <table:table-cell office:value-type="float" office:value="193.563929086288">
                <text:p>193.563929086288</text:p>
              </table:table-cell>
              <table:table-cell office:value-type="float" office:value="17.2387584130636">
                <text:p>17.23875841306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7442932128906">
                <text:p>1.27442932128906</text:p>
              </table:table-cell>
              <table:table-cell office:value-type="float" office:value="68">
                <text:p>68</text:p>
              </table:table-cell>
              <table:table-cell office:value-type="float" office:value="194.245944746861">
                <text:p>194.245944746861</text:p>
              </table:table-cell>
              <table:table-cell office:value-type="float" office:value="22.0091808532335">
                <text:p>22.00918085323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510656952858">
                <text:p>1.3510656952858</text:p>
              </table:table-cell>
              <table:table-cell office:value-type="float" office:value="69">
                <text:p>69</text:p>
              </table:table-cell>
              <table:table-cell office:value-type="float" office:value="194.918003618149">
                <text:p>194.918003618149</text:p>
              </table:table-cell>
              <table:table-cell office:value-type="float" office:value="28.1033482164385">
                <text:p>28.10334821643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3110752105713">
                <text:p>1.43110752105713</text:p>
              </table:table-cell>
              <table:table-cell office:value-type="float" office:value="70">
                <text:p>70</text:p>
              </table:table-cell>
              <table:table-cell office:value-type="float" office:value="195.580392241511">
                <text:p>195.5803922415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1465421915054">
                <text:p>1.51465421915054</text:p>
              </table:table-cell>
              <table:table-cell office:value-type="float" office:value="71">
                <text:p>71</text:p>
              </table:table-cell>
              <table:table-cell office:value-type="float" office:value="196.233384964222">
                <text:p>196.233384964222</text:p>
              </table:table-cell>
              <table:table-cell office:value-type="float" office:value="42.0820619801864">
                <text:p>42.08206198018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01806640625">
                <text:p>1.601806640625</text:p>
              </table:table-cell>
              <table:table-cell office:value-type="float" office:value="72">
                <text:p>72</text:p>
              </table:table-cell>
              <table:table-cell office:value-type="float" office:value="196.877244621714">
                <text:p>196.877244621714</text:p>
              </table:table-cell>
              <table:table-cell office:value-type="float" office:value="48.6961614495174">
                <text:p>48.69616144951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9266706705093">
                <text:p>1.69266706705093</text:p>
              </table:table-cell>
              <table:table-cell office:value-type="float" office:value="73">
                <text:p>73</text:p>
              </table:table-cell>
              <table:table-cell office:value-type="float" office:value="197.512223172768">
                <text:p>197.512223172768</text:p>
              </table:table-cell>
              <table:table-cell office:value-type="float" office:value="54.2174721768113">
                <text:p>54.21747217681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8733921051025">
                <text:p>1.78733921051025</text:p>
              </table:table-cell>
              <table:table-cell office:value-type="float" office:value="74">
                <text:p>74</text:p>
              </table:table-cell>
              <table:table-cell office:value-type="float" office:value="198.138562291483">
                <text:p>198.138562291483</text:p>
              </table:table-cell>
              <table:table-cell office:value-type="float" office:value="58.1134546617524">
                <text:p>58.11345466175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8592821359634">
                <text:p>1.88592821359634</text:p>
              </table:table-cell>
              <table:table-cell office:value-type="float" office:value="75">
                <text:p>75</text:p>
              </table:table-cell>
              <table:table-cell office:value-type="float" office:value="198.75649391952">
                <text:p>198.756493919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8854064941406">
                <text:p>1.98854064941406</text:p>
              </table:table-cell>
              <table:table-cell office:value-type="float" office:value="76">
                <text:p>76</text:p>
              </table:table-cell>
              <table:table-cell office:value-type="float" office:value="199.366240781764">
                <text:p>199.366240781764</text:p>
              </table:table-cell>
              <table:table-cell office:value-type="float" office:value="59.6840885715295">
                <text:p>59.68408857152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9528452157974">
                <text:p>2.09528452157974</text:p>
              </table:table-cell>
              <table:table-cell office:value-type="float" office:value="77">
                <text:p>77</text:p>
              </table:table-cell>
              <table:table-cell office:value-type="float" office:value="199.968016868283">
                <text:p>199.968016868283</text:p>
              </table:table-cell>
              <table:table-cell office:value-type="float" office:value="57.1882925700613">
                <text:p>57.18829257006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20626926422119">
                <text:p>2.20626926422119</text:p>
              </table:table-cell>
              <table:table-cell office:value-type="float" office:value="78">
                <text:p>78</text:p>
              </table:table-cell>
              <table:table-cell office:value-type="float" office:value="200.562027885191">
                <text:p>200.562027885191</text:p>
              </table:table-cell>
              <table:table-cell office:value-type="float" office:value="52.7541749036439">
                <text:p>52.75417490364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2160574197769">
                <text:p>2.32160574197769</text:p>
              </table:table-cell>
              <table:table-cell office:value-type="float" office:value="79">
                <text:p>79</text:p>
              </table:table-cell>
              <table:table-cell office:value-type="float" office:value="201.148471676787">
                <text:p>201.148471676787</text:p>
              </table:table-cell>
              <table:table-cell office:value-type="float" office:value="46.8237027666862">
                <text:p>46.82370276668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44140625">
                <text:p>2.44140625</text:p>
              </table:table-cell>
              <table:table-cell office:value-type="float" office:value="80">
                <text:p>80</text:p>
              </table:table-cell>
              <table:table-cell office:value-type="float" office:value="201.727538621146">
                <text:p>201.7275386211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56578451395035">
                <text:p>2.56578451395035</text:p>
              </table:table-cell>
              <table:table-cell office:value-type="float" office:value="81">
                <text:p>81</text:p>
              </table:table-cell>
              <table:table-cell office:value-type="float" office:value="202.299412001137">
                <text:p>202.299412001137</text:p>
              </table:table-cell>
              <table:table-cell office:value-type="float" office:value="32.9908870366888">
                <text:p>32.99088703668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69485569000244">
                <text:p>2.69485569000244</text:p>
              </table:table-cell>
              <table:table-cell office:value-type="float" office:value="82">
                <text:p>82</text:p>
              </table:table-cell>
              <table:table-cell office:value-type="float" office:value="202.864268352674">
                <text:p>202.864268352674</text:p>
              </table:table-cell>
              <table:table-cell office:value-type="float" office:value="26.5404827936052">
                <text:p>26.54048279360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82873636484146">
                <text:p>2.82873636484146</text:p>
              </table:table-cell>
              <table:table-cell office:value-type="float" office:value="83">
                <text:p>83</text:p>
              </table:table-cell>
              <table:table-cell office:value-type="float" office:value="203.422277791864">
                <text:p>203.422277791864</text:p>
              </table:table-cell>
              <table:table-cell office:value-type="float" office:value="21.3554768400638">
                <text:p>21.35547684006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6754455566406">
                <text:p>2.96754455566406</text:p>
              </table:table-cell>
              <table:table-cell office:value-type="float" office:value="84">
                <text:p>84</text:p>
              </table:table-cell>
              <table:table-cell office:value-type="float" office:value="203.973604322559">
                <text:p>203.973604322559</text:p>
              </table:table-cell>
              <table:table-cell office:value-type="float" office:value="18.0333757893621">
                <text:p>18.03337578936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11139971017838">
                <text:p>3.11139971017838</text:p>
              </table:table-cell>
              <table:table-cell office:value-type="float" office:value="85">
                <text:p>85</text:p>
              </table:table-cell>
              <table:table-cell office:value-type="float" office:value="204.518406125715">
                <text:p>204.5184061257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260422706604">
                <text:p>3.260422706604</text:p>
              </table:table-cell>
              <table:table-cell office:value-type="float" office:value="86">
                <text:p>86</text:p>
              </table:table-cell>
              <table:table-cell office:value-type="float" office:value="205.056835831818">
                <text:p>205.056835831818</text:p>
              </table:table-cell>
              <table:table-cell office:value-type="float" office:value="18.462741879585">
                <text:p>18.4627418795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1473585367203">
                <text:p>3.41473585367203</text:p>
              </table:table-cell>
              <table:table-cell office:value-type="float" office:value="87">
                <text:p>87</text:p>
              </table:table-cell>
              <table:table-cell office:value-type="float" office:value="205.589040777574">
                <text:p>205.589040777574</text:p>
              </table:table-cell>
              <table:table-cell office:value-type="float" office:value="22.3846564468139">
                <text:p>22.38465644681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74462890625">
                <text:p>3.574462890625</text:p>
              </table:table-cell>
              <table:table-cell office:value-type="float" office:value="88">
                <text:p>88</text:p>
              </table:table-cell>
              <table:table-cell office:value-type="float" office:value="206.115163247918">
                <text:p>206.115163247918</text:p>
              </table:table-cell>
              <table:table-cell office:value-type="float" office:value="28.4824693394787">
                <text:p>28.48246933947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3972898721695">
                <text:p>3.73972898721695</text:p>
              </table:table-cell>
              <table:table-cell office:value-type="float" office:value="89">
                <text:p>89</text:p>
              </table:table-cell>
              <table:table-cell office:value-type="float" office:value="206.635340704361">
                <text:p>206.635340704361</text:p>
              </table:table-cell>
              <table:table-cell office:value-type="float" office:value="36.2492462501888">
                <text:p>36.24924625018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1066074371338">
                <text:p>3.91066074371338</text:p>
              </table:table-cell>
              <table:table-cell office:value-type="float" office:value="90">
                <text:p>90</text:p>
              </table:table-cell>
              <table:table-cell office:value-type="float" office:value="207.149706000568">
                <text:p>207.1497060005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08738619089127">
                <text:p>4.08738619089127</text:p>
              </table:table-cell>
              <table:table-cell office:value-type="float" office:value="91">
                <text:p>91</text:p>
              </table:table-cell>
              <table:table-cell office:value-type="float" office:value="207.658387586036">
                <text:p>207.658387586036</text:p>
              </table:table-cell>
              <table:table-cell office:value-type="float" office:value="53.9361639464361">
                <text:p>53.93616394643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27003479003906">
                <text:p>4.27003479003906</text:p>
              </table:table-cell>
              <table:table-cell office:value-type="float" office:value="92">
                <text:p>92</text:p>
              </table:table-cell>
              <table:table-cell office:value-type="float" office:value="208.161509698629">
                <text:p>208.161509698629</text:p>
              </table:table-cell>
              <table:table-cell office:value-type="float" office:value="62.2228729632722">
                <text:p>62.22287296327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4587374329567">
                <text:p>4.4587374329567</text:p>
              </table:table-cell>
              <table:table-cell office:value-type="float" office:value="93">
                <text:p>93</text:p>
              </table:table-cell>
              <table:table-cell office:value-type="float" office:value="208.659192546717">
                <text:p>208.659192546717</text:p>
              </table:table-cell>
              <table:table-cell office:value-type="float" office:value="69.071574143061">
                <text:p>69.0715741430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5362644195557">
                <text:p>4.65362644195557</text:p>
              </table:table-cell>
              <table:table-cell office:value-type="float" office:value="94">
                <text:p>94</text:p>
              </table:table-cell>
              <table:table-cell office:value-type="float" office:value="209.151552481568">
                <text:p>209.151552481568</text:p>
              </table:table-cell>
              <table:table-cell office:value-type="float" office:value="73.8197937595233">
                <text:p>73.81979375952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85483556985855">
                <text:p>4.85483556985855</text:p>
              </table:table-cell>
              <table:table-cell office:value-type="float" office:value="95">
                <text:p>95</text:p>
              </table:table-cell>
              <table:table-cell office:value-type="float" office:value="209.638702160618">
                <text:p>209.6387021606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0625">
                <text:p>5.0625</text:p>
              </table:table-cell>
              <table:table-cell office:value-type="float" office:value="96">
                <text:p>96</text:p>
              </table:table-cell>
              <table:table-cell office:value-type="float" office:value="210.120750702194">
                <text:p>210.120750702194</text:p>
              </table:table-cell>
              <table:table-cell office:value-type="float" office:value="75.3904276693004">
                <text:p>75.3904276693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27675634622574">
                <text:p>5.27675634622574</text:p>
              </table:table-cell>
              <table:table-cell office:value-type="float" office:value="97">
                <text:p>97</text:p>
              </table:table-cell>
              <table:table-cell office:value-type="float" office:value="210.597803832222">
                <text:p>210.597803832222</text:p>
              </table:table-cell>
              <table:table-cell office:value-type="float" office:value="72.042394536311">
                <text:p>72.0423945363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49774265289307">
                <text:p>5.49774265289307</text:p>
              </table:table-cell>
              <table:table-cell office:value-type="float" office:value="98">
                <text:p>98</text:p>
              </table:table-cell>
              <table:table-cell office:value-type="float" office:value="211.069964023404">
                <text:p>211.069964023404</text:p>
              </table:table-cell>
              <table:table-cell office:value-type="float" office:value="66.2808864173987">
                <text:p>66.28088641739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72559839487076">
                <text:p>5.72559839487076</text:p>
              </table:table-cell>
              <table:table-cell office:value-type="float" office:value="99">
                <text:p>99</text:p>
              </table:table-cell>
              <table:table-cell office:value-type="float" office:value="211.53733062734">
                <text:p>211.53733062734</text:p>
              </table:table-cell>
              <table:table-cell office:value-type="float" office:value="58.6778047329359">
                <text:p>58.67780473293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96046447753906">
                <text:p>5.96046447753906</text:p>
              </table:table-cell>
              <table:table-cell office:value-type="float" office:value="100">
                <text:p>100</text:p>
              </table:table-cell>
              <table:table-cell office:value-type="float" office:value="212">
                <text:p>212</text:p>
              </table:table-cell>
              <table:table-cell office:value-type="float" office:value="50.0000000000002">
                <text:p>50.000000000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2024832367897">
                <text:p>6.2024832367897</text:p>
              </table:table-cell>
              <table:table-cell office:value-type="float" office:value="101">
                <text:p>101</text:p>
              </table:table-cell>
              <table:table-cell office:value-type="float" office:value="212.45806562096">
                <text:p>212.45806562096</text:p>
              </table:table-cell>
              <table:table-cell office:value-type="float" office:value="41.1367850704392">
                <text:p>41.13678507043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45179843902588">
                <text:p>6.45179843902588</text:p>
              </table:table-cell>
              <table:table-cell office:value-type="float" office:value="102">
                <text:p>102</text:p>
              </table:table-cell>
              <table:table-cell office:value-type="float" office:value="212.911618206763">
                <text:p>212.911618206763</text:p>
              </table:table-cell>
              <table:table-cell office:value-type="float" office:value="33.0137712798504">
                <text:p>33.01377127985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70855528116226">
                <text:p>6.70855528116226</text:p>
              </table:table-cell>
              <table:table-cell office:value-type="float" office:value="103">
                <text:p>103</text:p>
              </table:table-cell>
              <table:table-cell office:value-type="float" office:value="213.360745818748">
                <text:p>213.360745818748</text:p>
              </table:table-cell>
              <table:table-cell office:value-type="float" office:value="26.5013748738141">
                <text:p>26.50137487381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972900390625">
                <text:p>6.972900390625</text:p>
              </table:table-cell>
              <table:table-cell office:value-type="float" office:value="104">
                <text:p>104</text:p>
              </table:table-cell>
              <table:table-cell office:value-type="float" office:value="213.805533965671">
                <text:p>213.805533965671</text:p>
              </table:table-cell>
              <table:table-cell office:value-type="float" office:value="22.3270366915912">
                <text:p>22.32703669159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24498182535172">
                <text:p>7.24498182535172</text:p>
              </table:table-cell>
              <table:table-cell office:value-type="float" office:value="105">
                <text:p>105</text:p>
              </table:table-cell>
              <table:table-cell office:value-type="float" office:value="214.246065701413">
                <text:p>214.2460657014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5249490737915">
                <text:p>7.5249490737915</text:p>
              </table:table-cell>
              <table:table-cell office:value-type="float" office:value="106">
                <text:p>106</text:p>
              </table:table-cell>
              <table:table-cell office:value-type="float" office:value="214.682421718066">
                <text:p>214.682421718066</text:p>
              </table:table-cell>
              <table:table-cell office:value-type="float" office:value="22.7564027818141">
                <text:p>22.75640278181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81295305490494">
                <text:p>7.81295305490494</text:p>
              </table:table-cell>
              <table:table-cell office:value-type="float" office:value="107">
                <text:p>107</text:p>
              </table:table-cell>
              <table:table-cell office:value-type="float" office:value="215.114680434632">
                <text:p>215.114680434632</text:p>
              </table:table-cell>
              <table:table-cell office:value-type="float" office:value="27.5305544805642">
                <text:p>27.53055448056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10914611816406">
                <text:p>8.10914611816406</text:p>
              </table:table-cell>
              <table:table-cell office:value-type="float" office:value="108">
                <text:p>108</text:p>
              </table:table-cell>
              <table:table-cell office:value-type="float" office:value="215.542918081617">
                <text:p>215.542918081617</text:p>
              </table:table-cell>
              <table:table-cell office:value-type="float" office:value="34.9557578257237">
                <text:p>34.95575782572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.4136820435524">
                <text:p>8.4136820435524</text:p>
              </table:table-cell>
              <table:table-cell office:value-type="float" office:value="109">
                <text:p>109</text:p>
              </table:table-cell>
              <table:table-cell office:value-type="float" office:value="215.967208781706">
                <text:p>215.967208781706</text:p>
              </table:table-cell>
              <table:table-cell office:value-type="float" office:value="44.3951442839391">
                <text:p>44.39514428393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72671604156494">
                <text:p>8.72671604156494</text:p>
              </table:table-cell>
              <table:table-cell office:value-type="float" office:value="110">
                <text:p>110</text:p>
              </table:table-cell>
              <table:table-cell office:value-type="float" office:value="216.387624626772">
                <text:p>216.3876246267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04840475320816">
                <text:p>9.04840475320816</text:p>
              </table:table-cell>
              <table:table-cell office:value-type="float" office:value="111">
                <text:p>111</text:p>
              </table:table-cell>
              <table:table-cell office:value-type="float" office:value="216.804235751386">
                <text:p>216.804235751386</text:p>
              </table:table-cell>
              <table:table-cell office:value-type="float" office:value="65.7902659126858">
                <text:p>65.79026591268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37890625">
                <text:p>9.37890625</text:p>
              </table:table-cell>
              <table:table-cell office:value-type="float" office:value="112">
                <text:p>112</text:p>
              </table:table-cell>
              <table:table-cell office:value-type="float" office:value="217.217110403039">
                <text:p>217.217110403039</text:p>
              </table:table-cell>
              <table:table-cell office:value-type="float" office:value="75.7495844770272">
                <text:p>75.74958447702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71838003396988">
                <text:p>9.71838003396988</text:p>
              </table:table-cell>
              <table:table-cell office:value-type="float" office:value="113">
                <text:p>113</text:p>
              </table:table-cell>
              <table:table-cell office:value-type="float" office:value="217.626315009242">
                <text:p>217.626315009242</text:p>
              </table:table-cell>
              <table:table-cell office:value-type="float" office:value="83.9256761093107">
                <text:p>83.92567610931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0669870376587">
                <text:p>10.0669870376587</text:p>
              </table:table-cell>
              <table:table-cell office:value-type="float" office:value="114">
                <text:p>114</text:p>
              </table:table-cell>
              <table:table-cell office:value-type="float" office:value="218.031914241666">
                <text:p>218.031914241666</text:p>
              </table:table-cell>
              <table:table-cell office:value-type="float" office:value="89.5261328572942">
                <text:p>89.52613285729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4248896241188">
                <text:p>10.4248896241188</text:p>
              </table:table-cell>
              <table:table-cell office:value-type="float" office:value="115">
                <text:p>115</text:p>
              </table:table-cell>
              <table:table-cell office:value-type="float" office:value="218.433971077483">
                <text:p>218.43397107748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7922515869141">
                <text:p>10.7922515869141</text:p>
              </table:table-cell>
              <table:table-cell office:value-type="float" office:value="116">
                <text:p>116</text:p>
              </table:table-cell>
              <table:table-cell office:value-type="float" office:value="218.832546858053">
                <text:p>218.832546858053</text:p>
              </table:table-cell>
              <table:table-cell office:value-type="float" office:value="91.0967667670714">
                <text:p>91.09676676707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1692381501198">
                <text:p>11.1692381501198</text:p>
              </table:table-cell>
              <table:table-cell office:value-type="float" office:value="117">
                <text:p>117</text:p>
              </table:table-cell>
              <table:table-cell office:value-type="float" office:value="219.227701345093">
                <text:p>219.227701345093</text:p>
              </table:table-cell>
              <table:table-cell office:value-type="float" office:value="86.8964965025607">
                <text:p>86.89649650256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5560159683228">
                <text:p>11.5560159683228</text:p>
              </table:table-cell>
              <table:table-cell office:value-type="float" office:value="118">
                <text:p>118</text:p>
              </table:table-cell>
              <table:table-cell office:value-type="float" office:value="219.619492774449">
                <text:p>219.619492774449</text:p>
              </table:table-cell>
              <table:table-cell office:value-type="float" office:value="79.8075979311536">
                <text:p>79.80759793115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527531266212">
                <text:p>11.9527531266212</text:p>
              </table:table-cell>
              <table:table-cell office:value-type="float" office:value="119">
                <text:p>119</text:p>
              </table:table-cell>
              <table:table-cell office:value-type="float" office:value="220.007977907608">
                <text:p>220.007977907608</text:p>
              </table:table-cell>
              <table:table-cell office:value-type="float" office:value="70.5319066991856">
                <text:p>70.53190669918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359619140625">
                <text:p>12.359619140625</text:p>
              </table:table-cell>
              <table:table-cell office:value-type="float" office:value="120">
                <text:p>120</text:p>
              </table:table-cell>
              <table:table-cell office:value-type="float" office:value="220.393212081048">
                <text:p>220.393212081048</text:p>
              </table:table-cell>
              <table:table-cell office:value-type="float" office:value="59.9999999999999">
                <text:p>59.99999999999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7767849564552">
                <text:p>12.7767849564552</text:p>
              </table:table-cell>
              <table:table-cell office:value-type="float" office:value="121">
                <text:p>121</text:p>
              </table:table-cell>
              <table:table-cell office:value-type="float" office:value="220.775249253544">
                <text:p>220.775249253544</text:p>
              </table:table-cell>
              <table:table-cell office:value-type="float" office:value="49.2826831041895">
                <text:p>49.28268310418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2044229507446">
                <text:p>13.2044229507446</text:p>
              </table:table-cell>
              <table:table-cell office:value-type="float" office:value="122">
                <text:p>122</text:p>
              </table:table-cell>
              <table:table-cell office:value-type="float" office:value="221.154142051523">
                <text:p>221.154142051523</text:p>
              </table:table-cell>
              <table:table-cell office:value-type="float" office:value="39.4870597660955">
                <text:p>39.48705976609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6427069306374">
                <text:p>13.6427069306374</text:p>
              </table:table-cell>
              <table:table-cell office:value-type="float" office:value="123">
                <text:p>123</text:p>
              </table:table-cell>
              <table:table-cell office:value-type="float" office:value="221.529941812576">
                <text:p>221.529941812576</text:p>
              </table:table-cell>
              <table:table-cell office:value-type="float" office:value="31.6472729075644">
                <text:p>31.64727290756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0918121337891">
                <text:p>14.0918121337891</text:p>
              </table:table-cell>
              <table:table-cell office:value-type="float" office:value="124">
                <text:p>124</text:p>
              </table:table-cell>
              <table:table-cell office:value-type="float" office:value="221.902698627197">
                <text:p>221.902698627197</text:p>
              </table:table-cell>
              <table:table-cell office:value-type="float" office:value="26.6206975938203">
                <text:p>26.62069759382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5519152283669">
                <text:p>14.5519152283669</text:p>
              </table:table-cell>
              <table:table-cell office:value-type="float" office:value="125">
                <text:p>125</text:p>
              </table:table-cell>
              <table:table-cell office:value-type="float" office:value="222.272461378854">
                <text:p>222.2724613788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0231943130493">
                <text:p>15.0231943130493</text:p>
              </table:table-cell>
              <table:table-cell office:value-type="float" office:value="126">
                <text:p>126</text:p>
              </table:table-cell>
              <table:table-cell office:value-type="float" office:value="222.639277782462">
                <text:p>222.639277782462</text:p>
              </table:table-cell>
              <table:table-cell office:value-type="float" office:value="27.0500636840432">
                <text:p>27.05006368404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5058289170265">
                <text:p>15.5058289170265</text:p>
              </table:table-cell>
              <table:table-cell office:value-type="float" office:value="127">
                <text:p>127</text:p>
              </table:table-cell>
              <table:table-cell office:value-type="float" office:value="223.003194421331">
                <text:p>223.003194421331</text:p>
              </table:table-cell>
              <table:table-cell office:value-type="float" office:value="32.6764525143145">
                <text:p>32.67645251431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223.364256782674">
                <text:p>223.364256782674</text:p>
              </table:table-cell>
              <table:table-cell office:value-type="float" office:value="41.4290463119691">
                <text:p>41.42904631196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5058899521828">
                <text:p>16.5058899521828</text:p>
              </table:table-cell>
              <table:table-cell office:value-type="float" office:value="129">
                <text:p>129</text:p>
              </table:table-cell>
              <table:table-cell office:value-type="float" office:value="223.72250929172">
                <text:p>223.72250929172</text:p>
              </table:table-cell>
              <table:table-cell office:value-type="float" office:value="52.5410423176894">
                <text:p>52.54104231768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0236825942993">
                <text:p>17.0236825942993</text:p>
              </table:table-cell>
              <table:table-cell office:value-type="float" office:value="130">
                <text:p>130</text:p>
              </table:table-cell>
              <table:table-cell office:value-type="float" office:value="224.077995344525">
                <text:p>224.077995344525</text:p>
              </table:table-cell>
              <table:table-cell office:value-type="float" office:value="64.9999999999999">
                <text:p>64.99999999999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.5535631775856">
                <text:p>17.5535631775856</text:p>
              </table:table-cell>
              <table:table-cell office:value-type="float" office:value="131">
                <text:p>131</text:p>
              </table:table-cell>
              <table:table-cell office:value-type="float" office:value="224.430757339511">
                <text:p>224.430757339511</text:p>
              </table:table-cell>
              <table:table-cell office:value-type="float" office:value="77.6443678789354">
                <text:p>77.64436787893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.0957183837891">
                <text:p>18.0957183837891</text:p>
              </table:table-cell>
              <table:table-cell office:value-type="float" office:value="132">
                <text:p>132</text:p>
              </table:table-cell>
              <table:table-cell office:value-type="float" office:value="224.78083670782">
                <text:p>224.78083670782</text:p>
              </table:table-cell>
              <table:table-cell office:value-type="float" office:value="89.2762959907818">
                <text:p>89.27629599078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.6503363251686">
                <text:p>18.6503363251686</text:p>
              </table:table-cell>
              <table:table-cell office:value-type="float" office:value="133">
                <text:p>133</text:p>
              </table:table-cell>
              <table:table-cell office:value-type="float" office:value="225.128273942511">
                <text:p>225.128273942511</text:p>
              </table:table-cell>
              <table:table-cell office:value-type="float" office:value="98.7797780755603">
                <text:p>98.77977807556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.2176065444946">
                <text:p>19.2176065444946</text:p>
              </table:table-cell>
              <table:table-cell office:value-type="float" office:value="134">
                <text:p>134</text:p>
              </table:table-cell>
              <table:table-cell office:value-type="float" office:value="225.47310862667">
                <text:p>225.47310862667</text:p>
              </table:table-cell>
              <table:table-cell office:value-type="float" office:value="105.232471955065">
                <text:p>105.2324719550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.797720015049">
                <text:p>19.797720015049</text:p>
              </table:table-cell>
              <table:table-cell office:value-type="float" office:value="135">
                <text:p>135</text:p>
              </table:table-cell>
              <table:table-cell office:value-type="float" office:value="225.815379460471">
                <text:p>225.81537946047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.390869140625">
                <text:p>20.390869140625</text:p>
              </table:table-cell>
              <table:table-cell office:value-type="float" office:value="136">
                <text:p>136</text:p>
              </table:table-cell>
              <table:table-cell office:value-type="float" office:value="226.155124287243">
                <text:p>226.155124287243</text:p>
              </table:table-cell>
              <table:table-cell office:value-type="float" office:value="106.803105864842">
                <text:p>106.8031058648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.9972477555275">
                <text:p>20.9972477555275</text:p>
              </table:table-cell>
              <table:table-cell office:value-type="float" office:value="137">
                <text:p>137</text:p>
              </table:table-cell>
              <table:table-cell office:value-type="float" office:value="226.492380118579">
                <text:p>226.492380118579</text:p>
              </table:table-cell>
              <table:table-cell office:value-type="float" office:value="101.75059846881">
                <text:p>101.750598468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.6170511245728">
                <text:p>21.6170511245728</text:p>
              </table:table-cell>
              <table:table-cell office:value-type="float" office:value="138">
                <text:p>138</text:p>
              </table:table-cell>
              <table:table-cell office:value-type="float" office:value="226.827183158531">
                <text:p>226.827183158531</text:p>
              </table:table-cell>
              <table:table-cell office:value-type="float" office:value="93.3343094449085">
                <text:p>93.33430944490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.2504759430885">
                <text:p>22.2504759430885</text:p>
              </table:table-cell>
              <table:table-cell office:value-type="float" office:value="139">
                <text:p>139</text:p>
              </table:table-cell>
              <table:table-cell office:value-type="float" office:value="227.159568826934">
                <text:p>227.159568826934</text:p>
              </table:table-cell>
              <table:table-cell office:value-type="float" office:value="82.3860086654353">
                <text:p>82.38600866543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.8977203369141">
                <text:p>22.8977203369141</text:p>
              </table:table-cell>
              <table:table-cell office:value-type="float" office:value="140">
                <text:p>140</text:p>
              </table:table-cell>
              <table:table-cell office:value-type="float" office:value="227.489571781893">
                <text:p>227.489571781893</text:p>
              </table:table-cell>
              <table:table-cell office:value-type="float" office:value="70.0000000000002">
                <text:p>70.0000000000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.5589838624001">
                <text:p>23.5589838624001</text:p>
              </table:table-cell>
              <table:table-cell office:value-type="float" office:value="141">
                <text:p>141</text:p>
              </table:table-cell>
              <table:table-cell office:value-type="float" office:value="227.81722594147">
                <text:p>227.81722594147</text:p>
              </table:table-cell>
              <table:table-cell office:value-type="float" office:value="57.4285811379399">
                <text:p>57.42858113793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2344675064087">
                <text:p>24.2344675064087</text:p>
              </table:table-cell>
              <table:table-cell office:value-type="float" office:value="142">
                <text:p>142</text:p>
              </table:table-cell>
              <table:table-cell office:value-type="float" office:value="228.142564504604">
                <text:p>228.142564504604</text:p>
              </table:table-cell>
              <table:table-cell office:value-type="float" office:value="45.9603482523407">
                <text:p>45.96034825234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.9243736863136">
                <text:p>24.9243736863136</text:p>
              </table:table-cell>
              <table:table-cell office:value-type="float" office:value="143">
                <text:p>143</text:p>
              </table:table-cell>
              <table:table-cell office:value-type="float" office:value="228.465619971297">
                <text:p>228.465619971297</text:p>
              </table:table-cell>
              <table:table-cell office:value-type="float" office:value="36.7931709413148">
                <text:p>36.79317094131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2890625">
                <text:p>25.62890625</text:p>
              </table:table-cell>
              <table:table-cell office:value-type="float" office:value="144">
                <text:p>144</text:p>
              </table:table-cell>
              <table:table-cell office:value-type="float" office:value="228.786424162096">
                <text:p>228.786424162096</text:p>
              </table:table-cell>
              <table:table-cell office:value-type="float" office:value="30.9143584960493">
                <text:p>30.91435849604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.3482704758644">
                <text:p>26.3482704758644</text:p>
              </table:table-cell>
              <table:table-cell office:value-type="float" office:value="145">
                <text:p>145</text:p>
              </table:table-cell>
              <table:table-cell office:value-type="float" office:value="229.105008236907">
                <text:p>229.1050082369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.0826730728149">
                <text:p>27.0826730728149</text:p>
              </table:table-cell>
              <table:table-cell office:value-type="float" office:value="146">
                <text:p>146</text:p>
              </table:table-cell>
              <table:table-cell office:value-type="float" office:value="229.42140271315">
                <text:p>229.42140271315</text:p>
              </table:table-cell>
              <table:table-cell office:value-type="float" office:value="31.3437245862722">
                <text:p>31.34372458627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.8323221802711">
                <text:p>27.8323221802711</text:p>
              </table:table-cell>
              <table:table-cell office:value-type="float" office:value="147">
                <text:p>147</text:p>
              </table:table-cell>
              <table:table-cell office:value-type="float" office:value="229.735637483307">
                <text:p>229.735637483307</text:p>
              </table:table-cell>
              <table:table-cell office:value-type="float" office:value="37.8223505480648">
                <text:p>37.82235054806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.5974273681641">
                <text:p>28.5974273681641</text:p>
              </table:table-cell>
              <table:table-cell office:value-type="float" office:value="148">
                <text:p>148</text:p>
              </table:table-cell>
              <table:table-cell office:value-type="float" office:value="230.047741831866">
                <text:p>230.047741831866</text:p>
              </table:table-cell>
              <table:table-cell office:value-type="float" office:value="47.902334798214">
                <text:p>47.9023347982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3781996369362">
                <text:p>29.3781996369362</text:p>
              </table:table-cell>
              <table:table-cell office:value-type="float" office:value="149">
                <text:p>149</text:p>
              </table:table-cell>
              <table:table-cell office:value-type="float" office:value="230.357744451701">
                <text:p>230.357744451701</text:p>
              </table:table-cell>
              <table:table-cell office:value-type="float" office:value="60.6869403514397">
                <text:p>60.68694035143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1748514175415">
                <text:p>30.1748514175415</text:p>
              </table:table-cell>
              <table:table-cell office:value-type="float" office:value="150">
                <text:p>150</text:p>
              </table:table-cell>
              <table:table-cell office:value-type="float" office:value="230.665673459902">
                <text:p>230.665673459902</text:p>
              </table:table-cell>
              <table:table-cell office:value-type="float" office:value="74.9999999999999">
                <text:p>74.9999999999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9875965714455">
                <text:p>30.9875965714455</text:p>
              </table:table-cell>
              <table:table-cell office:value-type="float" office:value="151">
                <text:p>151</text:p>
              </table:table-cell>
              <table:table-cell office:value-type="float" office:value="230.971556413076">
                <text:p>230.971556413076</text:p>
              </table:table-cell>
              <table:table-cell office:value-type="float" office:value="89.4984698451851">
                <text:p>89.49846984518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816650390625">
                <text:p>31.816650390625</text:p>
              </table:table-cell>
              <table:table-cell office:value-type="float" office:value="152">
                <text:p>152</text:p>
              </table:table-cell>
              <table:table-cell office:value-type="float" office:value="231.275420322146">
                <text:p>231.275420322146</text:p>
              </table:table-cell>
              <table:table-cell office:value-type="float" office:value="102.803007504537">
                <text:p>102.8030075045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2.6622295975685">
                <text:p>32.6622295975685</text:p>
              </table:table-cell>
              <table:table-cell office:value-type="float" office:value="153">
                <text:p>153</text:p>
              </table:table-cell>
              <table:table-cell office:value-type="float" office:value="231.577291666665">
                <text:p>231.577291666665</text:p>
              </table:table-cell>
              <table:table-cell office:value-type="float" office:value="113.63388004181">
                <text:p>113.633880041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.5245523452759">
                <text:p>33.5245523452759</text:p>
              </table:table-cell>
              <table:table-cell office:value-type="float" office:value="154">
                <text:p>154</text:p>
              </table:table-cell>
              <table:table-cell office:value-type="float" office:value="231.877196408665">
                <text:p>231.877196408665</text:p>
              </table:table-cell>
              <table:table-cell office:value-type="float" office:value="120.938811052836">
                <text:p>120.9388110528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.4038382172585">
                <text:p>34.4038382172585</text:p>
              </table:table-cell>
              <table:table-cell office:value-type="float" office:value="155">
                <text:p>155</text:p>
              </table:table-cell>
              <table:table-cell office:value-type="float" office:value="232.175160006051">
                <text:p>232.17516000605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.3003082275391">
                <text:p>35.3003082275391</text:p>
              </table:table-cell>
              <table:table-cell office:value-type="float" office:value="156">
                <text:p>156</text:p>
              </table:table-cell>
              <table:table-cell office:value-type="float" office:value="232.471207425573">
                <text:p>232.471207425573</text:p>
              </table:table-cell>
              <table:table-cell office:value-type="float" office:value="122.509444962613">
                <text:p>122.5094449626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214184820652">
                <text:p>36.214184820652</text:p>
              </table:table-cell>
              <table:table-cell office:value-type="float" office:value="157">
                <text:p>157</text:p>
              </table:table-cell>
              <table:table-cell office:value-type="float" office:value="232.765363155379">
                <text:p>232.765363155379</text:p>
              </table:table-cell>
              <table:table-cell office:value-type="float" office:value="116.60470043506">
                <text:p>116.604700435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.1456918716431">
                <text:p>37.1456918716431</text:p>
              </table:table-cell>
              <table:table-cell office:value-type="float" office:value="158">
                <text:p>158</text:p>
              </table:table-cell>
              <table:table-cell office:value-type="float" office:value="233.057651217169">
                <text:p>233.057651217169</text:p>
              </table:table-cell>
              <table:table-cell office:value-type="float" office:value="106.861020958663">
                <text:p>106.8610209586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.0950546860695">
                <text:p>38.0950546860695</text:p>
              </table:table-cell>
              <table:table-cell office:value-type="float" office:value="159">
                <text:p>159</text:p>
              </table:table-cell>
              <table:table-cell office:value-type="float" office:value="233.348095177968">
                <text:p>233.348095177968</text:p>
              </table:table-cell>
              <table:table-cell office:value-type="float" office:value="94.240110631685">
                <text:p>94.2401106316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0625">
                <text:p>39.0625</text:p>
              </table:table-cell>
              <table:table-cell office:value-type="float" office:value="160">
                <text:p>160</text:p>
              </table:table-cell>
              <table:table-cell office:value-type="float" office:value="233.636718161528">
                <text:p>233.636718161528</text:p>
              </table:table-cell>
              <table:table-cell office:value-type="float" office:value="79.9999999999999">
                <text:p>79.99999999999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.0482559800148">
                <text:p>40.0482559800148</text:p>
              </table:table-cell>
              <table:table-cell office:value-type="float" office:value="161">
                <text:p>161</text:p>
              </table:table-cell>
              <table:table-cell office:value-type="float" office:value="233.923542859376">
                <text:p>233.923542859376</text:p>
              </table:table-cell>
              <table:table-cell office:value-type="float" office:value="65.5744791716902">
                <text:p>65.57447917169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.0525522232056">
                <text:p>41.0525522232056</text:p>
              </table:table-cell>
              <table:table-cell office:value-type="float" office:value="162">
                <text:p>162</text:p>
              </table:table-cell>
              <table:table-cell office:value-type="float" office:value="234.208591541519">
                <text:p>234.208591541519</text:p>
              </table:table-cell>
              <table:table-cell office:value-type="float" office:value="52.4336367385859">
                <text:p>52.43363673858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.0756197571754">
                <text:p>42.0756197571754</text:p>
              </table:table-cell>
              <table:table-cell office:value-type="float" office:value="163">
                <text:p>163</text:p>
              </table:table-cell>
              <table:table-cell office:value-type="float" office:value="234.49188606682">
                <text:p>234.49188606682</text:p>
              </table:table-cell>
              <table:table-cell office:value-type="float" office:value="41.9390689750651">
                <text:p>41.93906897506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3.1176910400391">
                <text:p>43.1176910400391</text:p>
              </table:table-cell>
              <table:table-cell office:value-type="float" office:value="164">
                <text:p>164</text:p>
              </table:table-cell>
              <table:table-cell office:value-type="float" office:value="234.773447893056">
                <text:p>234.773447893056</text:p>
              </table:table-cell>
              <table:table-cell office:value-type="float" office:value="35.2080193982785">
                <text:p>35.20801939827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.1789999604225">
                <text:p>44.1789999604225</text:p>
              </table:table-cell>
              <table:table-cell office:value-type="float" office:value="165">
                <text:p>165</text:p>
              </table:table-cell>
              <table:table-cell office:value-type="float" office:value="235.053298086674">
                <text:p>235.0532980866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5.2597818374634">
                <text:p>45.2597818374634</text:p>
              </table:table-cell>
              <table:table-cell office:value-type="float" office:value="166">
                <text:p>166</text:p>
              </table:table-cell>
              <table:table-cell office:value-type="float" office:value="235.331457332246">
                <text:p>235.331457332246</text:p>
              </table:table-cell>
              <table:table-cell office:value-type="float" office:value="35.6373854885013">
                <text:p>35.63738548850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.3602734208107">
                <text:p>46.3602734208107</text:p>
              </table:table-cell>
              <table:table-cell office:value-type="float" office:value="167">
                <text:p>167</text:p>
              </table:table-cell>
              <table:table-cell office:value-type="float" office:value="235.607945941644">
                <text:p>235.607945941644</text:p>
              </table:table-cell>
              <table:table-cell office:value-type="float" office:value="42.9682485818151">
                <text:p>42.96824858181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.480712890625">
                <text:p>47.480712890625</text:p>
              </table:table-cell>
              <table:table-cell office:value-type="float" office:value="168">
                <text:p>168</text:p>
              </table:table-cell>
              <table:table-cell office:value-type="float" office:value="235.882783862941">
                <text:p>235.882783862941</text:p>
              </table:table-cell>
              <table:table-cell office:value-type="float" office:value="54.3756232844594">
                <text:p>54.37562328445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8.6213398575783">
                <text:p>48.6213398575783</text:p>
              </table:table-cell>
              <table:table-cell office:value-type="float" office:value="169">
                <text:p>169</text:p>
              </table:table-cell>
              <table:table-cell office:value-type="float" office:value="236.155990689049">
                <text:p>236.155990689049</text:p>
              </table:table-cell>
              <table:table-cell office:value-type="float" office:value="68.83283838519">
                <text:p>68.832838385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9.782395362854">
                <text:p>49.782395362854</text:p>
              </table:table-cell>
              <table:table-cell office:value-type="float" office:value="170">
                <text:p>170</text:p>
              </table:table-cell>
              <table:table-cell office:value-type="float" office:value="236.427585666097">
                <text:p>236.427585666097</text:p>
              </table:table-cell>
              <table:table-cell office:value-type="float" office:value="84.9999999999999">
                <text:p>84.99999999999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.9641218781471">
                <text:p>50.9641218781471</text:p>
              </table:table-cell>
              <table:table-cell office:value-type="float" office:value="171">
                <text:p>171</text:p>
              </table:table-cell>
              <table:table-cell office:value-type="float" office:value="236.697587701568">
                <text:p>236.697587701568</text:p>
              </table:table-cell>
              <table:table-cell office:value-type="float" office:value="101.352571811435">
                <text:p>101.3525718114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.1667633056641">
                <text:p>52.1667633056641</text:p>
              </table:table-cell>
              <table:table-cell office:value-type="float" office:value="172">
                <text:p>172</text:p>
              </table:table-cell>
              <table:table-cell office:value-type="float" office:value="236.9660153722">
                <text:p>236.9660153722</text:p>
              </table:table-cell>
              <table:table-cell office:value-type="float" office:value="116.329719018291">
                <text:p>116.3297190182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.3905649781227">
                <text:p>53.3905649781227</text:p>
              </table:table-cell>
              <table:table-cell office:value-type="float" office:value="173">
                <text:p>173</text:p>
              </table:table-cell>
              <table:table-cell office:value-type="float" office:value="237.232886931652">
                <text:p>237.232886931652</text:p>
              </table:table-cell>
              <table:table-cell office:value-type="float" office:value="128.48798200806">
                <text:p>128.487982008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4.6357736587524">
                <text:p>54.6357736587524</text:p>
              </table:table-cell>
              <table:table-cell office:value-type="float" office:value="174">
                <text:p>174</text:p>
              </table:table-cell>
              <table:table-cell office:value-type="float" office:value="237.498220317956">
                <text:p>237.498220317956</text:p>
              </table:table-cell>
              <table:table-cell office:value-type="float" office:value="136.645150150607">
                <text:p>136.6451501506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.9026375412941">
                <text:p>55.9026375412941</text:p>
              </table:table-cell>
              <table:table-cell office:value-type="float" office:value="175">
                <text:p>175</text:p>
              </table:table-cell>
              <table:table-cell office:value-type="float" office:value="237.762033160747">
                <text:p>237.7620331607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7.19140625">
                <text:p>57.19140625</text:p>
              </table:table-cell>
              <table:table-cell office:value-type="float" office:value="176">
                <text:p>176</text:p>
              </table:table-cell>
              <table:table-cell office:value-type="float" office:value="238.0243427883">
                <text:p>238.0243427883</text:p>
              </table:table-cell>
              <table:table-cell office:value-type="float" office:value="138.215784060384">
                <text:p>138.2157840603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8.5023308396339">
                <text:p>58.5023308396339</text:p>
              </table:table-cell>
              <table:table-cell office:value-type="float" office:value="177">
                <text:p>177</text:p>
              </table:table-cell>
              <table:table-cell office:value-type="float" office:value="238.285166234352">
                <text:p>238.285166234352</text:p>
              </table:table-cell>
              <table:table-cell office:value-type="float" office:value="131.45880240131">
                <text:p>131.458802401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9.8356637954712">
                <text:p>59.8356637954712</text:p>
              </table:table-cell>
              <table:table-cell office:value-type="float" office:value="178">
                <text:p>178</text:p>
              </table:table-cell>
              <table:table-cell office:value-type="float" office:value="238.544520244743">
                <text:p>238.544520244743</text:p>
              </table:table-cell>
              <table:table-cell office:value-type="float" office:value="120.387732472418">
                <text:p>120.3877324724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.1916590332985">
                <text:p>61.1916590332985</text:p>
              </table:table-cell>
              <table:table-cell office:value-type="float" office:value="179">
                <text:p>179</text:p>
              </table:table-cell>
              <table:table-cell office:value-type="float" office:value="238.802421283869">
                <text:p>238.802421283869</text:p>
              </table:table-cell>
              <table:table-cell office:value-type="float" office:value="106.094212597935">
                <text:p>106.0942125979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2.5705718994141">
                <text:p>62.5705718994141</text:p>
              </table:table-cell>
              <table:table-cell office:value-type="float" office:value="180">
                <text:p>180</text:p>
              </table:table-cell>
              <table:table-cell office:value-type="float" office:value="239.05888554095">
                <text:p>239.05888554095</text:p>
              </table:table-cell>
              <table:table-cell office:value-type="float" office:value="90.0000000000003">
                <text:p>90.00000000000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3.9726591706276">
                <text:p>63.9726591706276</text:p>
              </table:table-cell>
              <table:table-cell office:value-type="float" office:value="181">
                <text:p>181</text:p>
              </table:table-cell>
              <table:table-cell office:value-type="float" office:value="239.313928936134">
                <text:p>239.313928936134</text:p>
              </table:table-cell>
              <table:table-cell office:value-type="float" office:value="73.7203772054406">
                <text:p>73.72037720544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5.3981790542603">
                <text:p>65.3981790542603</text:p>
              </table:table-cell>
              <table:table-cell office:value-type="float" office:value="182">
                <text:p>182</text:p>
              </table:table-cell>
              <table:table-cell office:value-type="float" office:value="239.567567126418">
                <text:p>239.567567126418</text:p>
              </table:table-cell>
              <table:table-cell office:value-type="float" office:value="58.9069252248311">
                <text:p>58.90692522483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6.8473911881447">
                <text:p>66.8473911881447</text:p>
              </table:table-cell>
              <table:table-cell office:value-type="float" office:value="183">
                <text:p>183</text:p>
              </table:table-cell>
              <table:table-cell office:value-type="float" office:value="239.819815511425">
                <text:p>239.819815511425</text:p>
              </table:table-cell>
              <table:table-cell office:value-type="float" office:value="47.0849670088154">
                <text:p>47.08496700881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8.320556640625">
                <text:p>68.320556640625</text:p>
              </table:table-cell>
              <table:table-cell office:value-type="float" office:value="184">
                <text:p>184</text:p>
              </table:table-cell>
              <table:table-cell office:value-type="float" office:value="240.070689239011">
                <text:p>240.070689239011</text:p>
              </table:table-cell>
              <table:table-cell office:value-type="float" office:value="39.5016803005075">
                <text:p>39.50168030050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9.8179379105568">
                <text:p>69.8179379105568</text:p>
              </table:table-cell>
              <table:table-cell office:value-type="float" office:value="185">
                <text:p>185</text:p>
              </table:table-cell>
              <table:table-cell office:value-type="float" office:value="240.320203210719">
                <text:p>240.3202032107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1.3397989273071">
                <text:p>71.3397989273071</text:p>
              </table:table-cell>
              <table:table-cell office:value-type="float" office:value="186">
                <text:p>186</text:p>
              </table:table-cell>
              <table:table-cell office:value-type="float" office:value="240.568372087099">
                <text:p>240.568372087099</text:p>
              </table:table-cell>
              <table:table-cell office:value-type="float" office:value="39.9310463907304">
                <text:p>39.93104639073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.8864050507545">
                <text:p>72.8864050507545</text:p>
              </table:table-cell>
              <table:table-cell office:value-type="float" office:value="187">
                <text:p>187</text:p>
              </table:table-cell>
              <table:table-cell office:value-type="float" office:value="240.815210292869">
                <text:p>240.815210292869</text:p>
              </table:table-cell>
              <table:table-cell office:value-type="float" office:value="48.1141466155654">
                <text:p>48.11414661556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4.4580230712891">
                <text:p>74.4580230712891</text:p>
              </table:table-cell>
              <table:table-cell office:value-type="float" office:value="188">
                <text:p>188</text:p>
              </table:table-cell>
              <table:table-cell office:value-type="float" office:value="241.06073202195">
                <text:p>241.06073202195</text:p>
              </table:table-cell>
              <table:table-cell office:value-type="float" office:value="60.8489117707043">
                <text:p>60.84891177070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.0549212098122">
                <text:p>76.0549212098122</text:p>
              </table:table-cell>
              <table:table-cell office:value-type="float" office:value="189">
                <text:p>189</text:p>
              </table:table-cell>
              <table:table-cell office:value-type="float" office:value="241.304951242364">
                <text:p>241.304951242364</text:p>
              </table:table-cell>
              <table:table-cell office:value-type="float" office:value="76.9787364189403">
                <text:p>76.97873641894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.6773691177368">
                <text:p>77.6773691177368</text:p>
              </table:table-cell>
              <table:table-cell office:value-type="float" office:value="190">
                <text:p>190</text:p>
              </table:table-cell>
              <table:table-cell office:value-type="float" office:value="241.547881701">
                <text:p>241.547881701</text:p>
              </table:table-cell>
              <table:table-cell office:value-type="float" office:value="94.9999999999999">
                <text:p>94.99999999999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9.3256378769875">
                <text:p>79.3256378769875</text:p>
              </table:table-cell>
              <table:table-cell office:value-type="float" office:value="191">
                <text:p>191</text:p>
              </table:table-cell>
              <table:table-cell office:value-type="float" office:value="241.789536928259">
                <text:p>241.789536928259</text:p>
              </table:table-cell>
              <table:table-cell office:value-type="float" office:value="113.206673777684">
                <text:p>113.2066737776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">
                <text:p>81</text:p>
              </table:table-cell>
              <table:table-cell office:value-type="float" office:value="192">
                <text:p>192</text:p>
              </table:table-cell>
              <table:table-cell office:value-type="float" office:value="242.029930242576">
                <text:p>242.029930242576</text:p>
              </table:table-cell>
              <table:table-cell office:value-type="float" office:value="129.856430532047">
                <text:p>129.8564305320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2.7007294297218">
                <text:p>82.7007294297218</text:p>
              </table:table-cell>
              <table:table-cell office:value-type="float" office:value="193">
                <text:p>193</text:p>
              </table:table-cell>
              <table:table-cell office:value-type="float" office:value="242.269074754824">
                <text:p>242.269074754824</text:p>
              </table:table-cell>
              <table:table-cell office:value-type="float" office:value="143.342083974309">
                <text:p>143.3420839743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4.4281015396118">
                <text:p>84.4281015396118</text:p>
              </table:table-cell>
              <table:table-cell office:value-type="float" office:value="194">
                <text:p>194</text:p>
              </table:table-cell>
              <table:table-cell office:value-type="float" office:value="242.506983372604">
                <text:p>242.506983372604</text:p>
              </table:table-cell>
              <table:table-cell office:value-type="float" office:value="152.351489248378">
                <text:p>152.3514892483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6.1823931336403">
                <text:p>86.1823931336403</text:p>
              </table:table-cell>
              <table:table-cell office:value-type="float" office:value="195">
                <text:p>195</text:p>
              </table:table-cell>
              <table:table-cell office:value-type="float" office:value="242.743668804427">
                <text:p>242.74366880442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7.9638824462891">
                <text:p>87.9638824462891</text:p>
              </table:table-cell>
              <table:table-cell office:value-type="float" office:value="196">
                <text:p>196</text:p>
              </table:table-cell>
              <table:table-cell office:value-type="float" office:value="242.979143563786">
                <text:p>242.979143563786</text:p>
              </table:table-cell>
              <table:table-cell office:value-type="float" office:value="153.922123158155">
                <text:p>153.9221231581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9.7728491425514">
                <text:p>89.7728491425514</text:p>
              </table:table-cell>
              <table:table-cell office:value-type="float" office:value="197">
                <text:p>197</text:p>
              </table:table-cell>
              <table:table-cell office:value-type="float" office:value="243.213419973129">
                <text:p>243.213419973129</text:p>
              </table:table-cell>
              <table:table-cell office:value-type="float" office:value="146.31290436756">
                <text:p>146.312904367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1.6095743179321">
                <text:p>91.6095743179321</text:p>
              </table:table-cell>
              <table:table-cell office:value-type="float" office:value="198">
                <text:p>198</text:p>
              </table:table-cell>
              <table:table-cell office:value-type="float" office:value="243.446510167722">
                <text:p>243.446510167722</text:p>
              </table:table-cell>
              <table:table-cell office:value-type="float" office:value="133.914443986173">
                <text:p>133.9144439861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3.4743404984474">
                <text:p>93.4743404984474</text:p>
              </table:table-cell>
              <table:table-cell office:value-type="float" office:value="199">
                <text:p>199</text:p>
              </table:table-cell>
              <table:table-cell office:value-type="float" office:value="243.678426099429">
                <text:p>243.678426099429</text:p>
              </table:table-cell>
              <table:table-cell office:value-type="float" office:value="117.948314564184">
                <text:p>117.9483145641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5.367431640625">
                <text:p>95.367431640625</text:p>
              </table:table-cell>
              <table:table-cell office:value-type="float" office:value="200">
                <text:p>200</text:p>
              </table:table-cell>
              <table:table-cell office:value-type="float" office:value="243.909179540382">
                <text:p>243.9091795403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7.2891331315041">
                <text:p>97.2891331315041</text:p>
              </table:table-cell>
              <table:table-cell office:value-type="float" office:value="201">
                <text:p>201</text:p>
              </table:table-cell>
              <table:table-cell office:value-type="float" office:value="244.138782086572">
                <text:p>244.138782086572</text:p>
              </table:table-cell>
              <table:table-cell office:value-type="float" office:value="81.8662752391905">
                <text:p>81.86627523919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9.2397317886353">
                <text:p>99.2397317886353</text:p>
              </table:table-cell>
              <table:table-cell office:value-type="float" office:value="202">
                <text:p>202</text:p>
              </table:table-cell>
              <table:table-cell office:value-type="float" office:value="244.367245161342">
                <text:p>244.367245161342</text:p>
              </table:table-cell>
              <table:table-cell office:value-type="float" office:value="65.3802137110759">
                <text:p>65.38021371107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.219515860081">
                <text:p>101.219515860081</text:p>
              </table:table-cell>
              <table:table-cell office:value-type="float" office:value="203">
                <text:p>203</text:p>
              </table:table-cell>
              <table:table-cell office:value-type="float" office:value="244.594580018801">
                <text:p>244.594580018801</text:p>
              </table:table-cell>
              <table:table-cell office:value-type="float" office:value="52.230865042566">
                <text:p>52.2308650425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3.228775024414">
                <text:p>103.228775024414</text:p>
              </table:table-cell>
              <table:table-cell office:value-type="float" office:value="204">
                <text:p>204</text:p>
              </table:table-cell>
              <table:table-cell office:value-type="float" office:value="244.820797747145">
                <text:p>244.820797747145</text:p>
              </table:table-cell>
              <table:table-cell office:value-type="float" office:value="43.7953412027367">
                <text:p>43.79534120273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5.26780039072">
                <text:p>105.26780039072</text:p>
              </table:table-cell>
              <table:table-cell office:value-type="float" office:value="205">
                <text:p>205</text:p>
              </table:table-cell>
              <table:table-cell office:value-type="float" office:value="245.04590927191">
                <text:p>245.045909271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7.336884498596">
                <text:p>107.336884498596</text:p>
              </table:table-cell>
              <table:table-cell office:value-type="float" office:value="206">
                <text:p>206</text:p>
              </table:table-cell>
              <table:table-cell office:value-type="float" office:value="245.26992535913">
                <text:p>245.26992535913</text:p>
              </table:table-cell>
              <table:table-cell office:value-type="float" office:value="44.2247072929595">
                <text:p>44.22470729295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9.43632131815">
                <text:p>109.43632131815</text:p>
              </table:table-cell>
              <table:table-cell office:value-type="float" office:value="207">
                <text:p>207</text:p>
              </table:table-cell>
              <table:table-cell office:value-type="float" office:value="245.492856618433">
                <text:p>245.492856618433</text:p>
              </table:table-cell>
              <table:table-cell office:value-type="float" office:value="53.2600446493157">
                <text:p>53.26004464931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1.56640625">
                <text:p>111.56640625</text:p>
              </table:table-cell>
              <table:table-cell office:value-type="float" office:value="208">
                <text:p>208</text:p>
              </table:table-cell>
              <table:table-cell office:value-type="float" office:value="245.714713506053">
                <text:p>245.714713506053</text:p>
              </table:table-cell>
              <table:table-cell office:value-type="float" office:value="67.3222002569497">
                <text:p>67.32220025694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3.727436125278">
                <text:p>113.727436125278</text:p>
              </table:table-cell>
              <table:table-cell office:value-type="float" office:value="209">
                <text:p>209</text:p>
              </table:table-cell>
              <table:table-cell office:value-type="float" office:value="245.935506327772">
                <text:p>245.935506327772</text:p>
              </table:table-cell>
              <table:table-cell office:value-type="float" office:value="85.124634452691">
                <text:p>85.1246344526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5.919709205627">
                <text:p>115.919709205627</text:p>
              </table:table-cell>
              <table:table-cell office:value-type="float" office:value="210">
                <text:p>210</text:p>
              </table:table-cell>
              <table:table-cell office:value-type="float" office:value="246.155245241795">
                <text:p>246.155245241795</text:p>
              </table:table-cell>
              <table:table-cell office:value-type="float" office:value="104.999999999999">
                <text:p>104.9999999999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8.143525183201">
                <text:p>118.143525183201</text:p>
              </table:table-cell>
              <table:table-cell office:value-type="float" office:value="211">
                <text:p>211</text:p>
              </table:table-cell>
              <table:table-cell office:value-type="float" office:value="246.373940261555">
                <text:p>246.373940261555</text:p>
              </table:table-cell>
              <table:table-cell office:value-type="float" office:value="125.060775743934">
                <text:p>125.0607757439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399185180664">
                <text:p>120.399185180664</text:p>
              </table:table-cell>
              <table:table-cell office:value-type="float" office:value="212">
                <text:p>212</text:p>
              </table:table-cell>
              <table:table-cell office:value-type="float" office:value="246.591601258448">
                <text:p>246.591601258448</text:p>
              </table:table-cell>
              <table:table-cell office:value-type="float" office:value="143.383142045801">
                <text:p>143.3831420458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2.686991751194">
                <text:p>122.686991751194</text:p>
              </table:table-cell>
              <table:table-cell office:value-type="float" office:value="213">
                <text:p>213</text:p>
              </table:table-cell>
              <table:table-cell office:value-type="float" office:value="246.808237964506">
                <text:p>246.808237964506</text:p>
              </table:table-cell>
              <table:table-cell office:value-type="float" office:value="158.196185940559">
                <text:p>158.1961859405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5.007248878479">
                <text:p>125.007248878479</text:p>
              </table:table-cell>
              <table:table-cell office:value-type="float" office:value="214">
                <text:p>214</text:p>
              </table:table-cell>
              <table:table-cell office:value-type="float" office:value="247.023859975014">
                <text:p>247.023859975014</text:p>
              </table:table-cell>
              <table:table-cell office:value-type="float" office:value="168.057828346149">
                <text:p>168.0578283461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7.360261976719">
                <text:p>127.360261976719</text:p>
              </table:table-cell>
              <table:table-cell office:value-type="float" office:value="215">
                <text:p>215</text:p>
              </table:table-cell>
              <table:table-cell office:value-type="float" office:value="247.238476751054">
                <text:p>247.23847675105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9.746337890625">
                <text:p>129.746337890625</text:p>
              </table:table-cell>
              <table:table-cell office:value-type="float" office:value="216">
                <text:p>216</text:p>
              </table:table-cell>
              <table:table-cell office:value-type="float" office:value="247.452097621999">
                <text:p>247.452097621999</text:p>
              </table:table-cell>
              <table:table-cell office:value-type="float" office:value="169.628462255926">
                <text:p>169.6284622559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2.16578489542">
                <text:p>132.16578489542</text:p>
              </table:table-cell>
              <table:table-cell office:value-type="float" office:value="217">
                <text:p>217</text:p>
              </table:table-cell>
              <table:table-cell office:value-type="float" office:value="247.664731787944">
                <text:p>247.664731787944</text:p>
              </table:table-cell>
              <table:table-cell office:value-type="float" office:value="161.167006333809">
                <text:p>161.1670063338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4.618912696838">
                <text:p>134.618912696838</text:p>
              </table:table-cell>
              <table:table-cell office:value-type="float" office:value="218">
                <text:p>218</text:p>
              </table:table-cell>
              <table:table-cell office:value-type="float" office:value="247.876388322088">
                <text:p>247.876388322088</text:p>
              </table:table-cell>
              <table:table-cell office:value-type="float" office:value="147.441155499928">
                <text:p>147.4411554999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7.106032431126">
                <text:p>137.106032431126</text:p>
              </table:table-cell>
              <table:table-cell office:value-type="float" office:value="219">
                <text:p>219</text:p>
              </table:table-cell>
              <table:table-cell office:value-type="float" office:value="248.087076173053">
                <text:p>248.087076173053</text:p>
              </table:table-cell>
              <table:table-cell office:value-type="float" office:value="129.802416530435">
                <text:p>129.8024165304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9.627456665039">
                <text:p>139.627456665039</text:p>
              </table:table-cell>
              <table:table-cell office:value-type="float" office:value="220">
                <text:p>220</text:p>
              </table:table-cell>
              <table:table-cell office:value-type="float" office:value="248.296804167154">
                <text:p>248.2968041671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2.183499395847">
                <text:p>142.183499395847</text:p>
              </table:table-cell>
              <table:table-cell office:value-type="float" office:value="221">
                <text:p>221</text:p>
              </table:table-cell>
              <table:table-cell office:value-type="float" office:value="248.505581010622">
                <text:p>248.505581010622</text:p>
              </table:table-cell>
              <table:table-cell office:value-type="float" office:value="90.0121732729413">
                <text:p>90.01217327294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4.774476051331">
                <text:p>144.774476051331</text:p>
              </table:table-cell>
              <table:table-cell office:value-type="float" office:value="222">
                <text:p>222</text:p>
              </table:table-cell>
              <table:table-cell office:value-type="float" office:value="248.713415291768">
                <text:p>248.713415291768</text:p>
              </table:table-cell>
              <table:table-cell office:value-type="float" office:value="71.8535021973215">
                <text:p>71.85350219732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7.40070348978">
                <text:p>147.40070348978</text:p>
              </table:table-cell>
              <table:table-cell office:value-type="float" office:value="223">
                <text:p>223</text:p>
              </table:table-cell>
              <table:table-cell office:value-type="float" office:value="248.920315483105">
                <text:p>248.920315483105</text:p>
              </table:table-cell>
              <table:table-cell office:value-type="float" office:value="57.3767630763161">
                <text:p>57.37676307631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0.0625">
                <text:p>150.0625</text:p>
              </table:table-cell>
              <table:table-cell office:value-type="float" office:value="224">
                <text:p>224</text:p>
              </table:table-cell>
              <table:table-cell office:value-type="float" office:value="249.126289943421">
                <text:p>249.126289943421</text:p>
              </table:table-cell>
              <table:table-cell office:value-type="float" office:value="48.0890021049657">
                <text:p>48.08900210496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2.760185301304">
                <text:p>152.760185301304</text:p>
              </table:table-cell>
              <table:table-cell office:value-type="float" office:value="225">
                <text:p>225</text:p>
              </table:table-cell>
              <table:table-cell office:value-type="float" office:value="249.331346919804">
                <text:p>249.3313469198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5.494080543518">
                <text:p>155.494080543518</text:p>
              </table:table-cell>
              <table:table-cell office:value-type="float" office:value="226">
                <text:p>226</text:p>
              </table:table-cell>
              <table:table-cell office:value-type="float" office:value="249.535494549624">
                <text:p>249.535494549624</text:p>
              </table:table-cell>
              <table:table-cell office:value-type="float" office:value="48.5183681951884">
                <text:p>48.51836819518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8.26450830698">
                <text:p>158.26450830698</text:p>
              </table:table-cell>
              <table:table-cell office:value-type="float" office:value="227">
                <text:p>227</text:p>
              </table:table-cell>
              <table:table-cell office:value-type="float" office:value="249.738740862471">
                <text:p>249.738740862471</text:p>
              </table:table-cell>
              <table:table-cell office:value-type="float" office:value="58.4059426830658">
                <text:p>58.40594268306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1.071792602539">
                <text:p>161.071792602539</text:p>
              </table:table-cell>
              <table:table-cell office:value-type="float" office:value="228">
                <text:p>228</text:p>
              </table:table-cell>
              <table:table-cell office:value-type="float" office:value="249.941093782048">
                <text:p>249.941093782048</text:p>
              </table:table-cell>
              <table:table-cell office:value-type="float" office:value="73.7954887431945">
                <text:p>73.79548874319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3.916258871555">
                <text:p>163.916258871555</text:p>
              </table:table-cell>
              <table:table-cell office:value-type="float" office:value="229">
                <text:p>229</text:p>
              </table:table-cell>
              <table:table-cell office:value-type="float" office:value="250.142561128028">
                <text:p>250.142561128028</text:p>
              </table:table-cell>
              <table:table-cell office:value-type="float" office:value="93.2705324864408">
                <text:p>93.27053248644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6.798233985901">
                <text:p>166.798233985901</text:p>
              </table:table-cell>
              <table:table-cell office:value-type="float" office:value="230">
                <text:p>230</text:p>
              </table:table-cell>
              <table:table-cell office:value-type="float" office:value="250.343150617865">
                <text:p>250.3431506178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9.718046247959">
                <text:p>169.718046247959</text:p>
              </table:table-cell>
              <table:table-cell office:value-type="float" office:value="231">
                <text:p>231</text:p>
              </table:table-cell>
              <table:table-cell office:value-type="float" office:value="250.542869868567">
                <text:p>250.542869868567</text:p>
              </table:table-cell>
              <table:table-cell office:value-type="float" office:value="136.914877710184">
                <text:p>136.9148777101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2.676025390625">
                <text:p>172.676025390625</text:p>
              </table:table-cell>
              <table:table-cell office:value-type="float" office:value="232">
                <text:p>232</text:p>
              </table:table-cell>
              <table:table-cell office:value-type="float" office:value="250.741726398435">
                <text:p>250.741726398435</text:p>
              </table:table-cell>
              <table:table-cell office:value-type="float" office:value="156.909853559556">
                <text:p>156.9098535595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5.672502577305">
                <text:p>175.672502577305</text:p>
              </table:table-cell>
              <table:table-cell office:value-type="float" office:value="233">
                <text:p>233</text:p>
              </table:table-cell>
              <table:table-cell office:value-type="float" office:value="250.939727628758">
                <text:p>250.939727628758</text:p>
              </table:table-cell>
              <table:table-cell office:value-type="float" office:value="173.050287906809">
                <text:p>173.0502879068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8.707810401917">
                <text:p>178.707810401917</text:p>
              </table:table-cell>
              <table:table-cell office:value-type="float" office:value="234">
                <text:p>234</text:p>
              </table:table-cell>
              <table:table-cell office:value-type="float" office:value="251.136880885475">
                <text:p>251.136880885475</text:p>
              </table:table-cell>
              <table:table-cell office:value-type="float" office:value="183.76416744392">
                <text:p>183.764167443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1.782282888889">
                <text:p>181.782282888889</text:p>
              </table:table-cell>
              <table:table-cell office:value-type="float" office:value="235">
                <text:p>235</text:p>
              </table:table-cell>
              <table:table-cell office:value-type="float" office:value="251.333193400804">
                <text:p>251.33319340080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4.896255493164">
                <text:p>184.896255493164</text:p>
              </table:table-cell>
              <table:table-cell office:value-type="float" office:value="236">
                <text:p>236</text:p>
              </table:table-cell>
              <table:table-cell office:value-type="float" office:value="251.528672314831">
                <text:p>251.528672314831</text:p>
              </table:table-cell>
              <table:table-cell office:value-type="float" office:value="185.334801353697">
                <text:p>185.3348013536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8.050065100193">
                <text:p>188.050065100193</text:p>
              </table:table-cell>
              <table:table-cell office:value-type="float" office:value="237">
                <text:p>237</text:p>
              </table:table-cell>
              <table:table-cell office:value-type="float" office:value="251.723324677071">
                <text:p>251.723324677071</text:p>
              </table:table-cell>
              <table:table-cell office:value-type="float" office:value="176.021108300059">
                <text:p>176.0211083000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1.24405002594">
                <text:p>191.24405002594</text:p>
              </table:table-cell>
              <table:table-cell office:value-type="float" office:value="238">
                <text:p>238</text:p>
              </table:table-cell>
              <table:table-cell office:value-type="float" office:value="251.91715744799">
                <text:p>251.91715744799</text:p>
              </table:table-cell>
              <table:table-cell office:value-type="float" office:value="160.967867013683">
                <text:p>160.9678670136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4.47855001688">
                <text:p>194.47855001688</text:p>
              </table:table-cell>
              <table:table-cell office:value-type="float" office:value="239">
                <text:p>239</text:p>
              </table:table-cell>
              <table:table-cell office:value-type="float" office:value="252.110177500503">
                <text:p>252.110177500503</text:p>
              </table:table-cell>
              <table:table-cell office:value-type="float" office:value="141.656518496684">
                <text:p>141.6565184966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7.75390625">
                <text:p>197.75390625</text:p>
              </table:table-cell>
              <table:table-cell office:value-type="float" office:value="240">
                <text:p>240</text:p>
              </table:table-cell>
              <table:table-cell office:value-type="float" office:value="252.30239162143">
                <text:p>252.302391621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1.070461332798">
                <text:p>201.070461332798</text:p>
              </table:table-cell>
              <table:table-cell office:value-type="float" office:value="241">
                <text:p>241</text:p>
              </table:table-cell>
              <table:table-cell office:value-type="float" office:value="252.493806512936">
                <text:p>252.493806512936</text:p>
              </table:table-cell>
              <table:table-cell office:value-type="float" office:value="98.1580713066912">
                <text:p>98.15807130669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4.428559303284">
                <text:p>204.428559303284</text:p>
              </table:table-cell>
              <table:table-cell office:value-type="float" office:value="242">
                <text:p>242</text:p>
              </table:table-cell>
              <table:table-cell office:value-type="float" office:value="252.684428793926">
                <text:p>252.684428793926</text:p>
              </table:table-cell>
              <table:table-cell office:value-type="float" office:value="78.3267906835671">
                <text:p>78.32679068356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7.828545629978">
                <text:p>207.828545629978</text:p>
              </table:table-cell>
              <table:table-cell office:value-type="float" office:value="243">
                <text:p>243</text:p>
              </table:table-cell>
              <table:table-cell office:value-type="float" office:value="252.874265001421">
                <text:p>252.874265001421</text:p>
              </table:table-cell>
              <table:table-cell office:value-type="float" office:value="62.5226611100667">
                <text:p>62.5226611100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1.270767211914">
                <text:p>211.270767211914</text:p>
              </table:table-cell>
              <table:table-cell office:value-type="float" office:value="244">
                <text:p>244</text:p>
              </table:table-cell>
              <table:table-cell office:value-type="float" office:value="253.063321591905">
                <text:p>253.063321591905</text:p>
              </table:table-cell>
              <table:table-cell office:value-type="float" office:value="52.3826630071949">
                <text:p>52.38266300719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4.755572378635">
                <text:p>214.755572378635</text:p>
              </table:table-cell>
              <table:table-cell office:value-type="float" office:value="245">
                <text:p>245</text:p>
              </table:table-cell>
              <table:table-cell office:value-type="float" office:value="253.25160494264">
                <text:p>253.251604942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8.283310890198">
                <text:p>218.283310890198</text:p>
              </table:table-cell>
              <table:table-cell office:value-type="float" office:value="246">
                <text:p>246</text:p>
              </table:table-cell>
              <table:table-cell office:value-type="float" office:value="253.439121352958">
                <text:p>253.439121352958</text:p>
              </table:table-cell>
              <table:table-cell office:value-type="float" office:value="52.8120290974176">
                <text:p>52.812029097417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1.854333937168">
                <text:p>221.854333937168</text:p>
              </table:table-cell>
              <table:table-cell office:value-type="float" office:value="247">
                <text:p>247</text:p>
              </table:table-cell>
              <table:table-cell office:value-type="float" office:value="253.625877045525">
                <text:p>253.625877045525</text:p>
              </table:table-cell>
              <table:table-cell office:value-type="float" office:value="63.5518407168163">
                <text:p>63.55184071681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5.468994140625">
                <text:p>225.468994140625</text:p>
              </table:table-cell>
              <table:table-cell office:value-type="float" office:value="248">
                <text:p>248</text:p>
              </table:table-cell>
              <table:table-cell office:value-type="float" office:value="253.811878167579">
                <text:p>253.811878167579</text:p>
              </table:table-cell>
              <table:table-cell office:value-type="float" office:value="80.26877722944">
                <text:p>80.268777229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9.127645552158">
                <text:p>229.127645552158</text:p>
              </table:table-cell>
              <table:table-cell office:value-type="float" office:value="249">
                <text:p>249</text:p>
              </table:table-cell>
              <table:table-cell office:value-type="float" office:value="253.997130792148">
                <text:p>253.997130792148</text:p>
              </table:table-cell>
              <table:table-cell office:value-type="float" office:value="101.416430520192">
                <text:p>101.4164305201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2.83064365387">
                <text:p>232.83064365387</text:p>
              </table:table-cell>
              <table:table-cell office:value-type="float" office:value="250">
                <text:p>250</text:p>
              </table:table-cell>
              <table:table-cell office:value-type="float" office:value="254.181640919236">
                <text:p>254.18164091923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6.578345358372">
                <text:p>236.578345358372</text:p>
              </table:table-cell>
              <table:table-cell office:value-type="float" office:value="251">
                <text:p>251</text:p>
              </table:table-cell>
              <table:table-cell office:value-type="float" office:value="254.36541447699">
                <text:p>254.36541447699</text:p>
              </table:table-cell>
              <table:table-cell office:value-type="float" office:value="148.768979676433">
                <text:p>148.7689796764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5">
                <text:p>245</text:p>
              </table:table-cell>
              <table:table-cell office:value-type="float" office:value="252">
                <text:p>252</text:p>
              </table:table-cell>
              <table:table-cell office:value-type="float" office:value="254.548457322844">
                <text:p>254.5484573228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9">
                <text:p>249</text:p>
              </table:table-cell>
              <table:table-cell office:value-type="float" office:value="253">
                <text:p>253</text:p>
              </table:table-cell>
              <table:table-cell office:value-type="float" office:value="254.730775244637">
                <text:p>254.7307752446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4.912373961713">
                <text:p>254.91237396171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.093259125999">
                <text:p>255.093259125999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